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Envy Code R VS"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P2" style:family="paragraph" style:parent-style-name="Standard">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3" style:family="paragraph" style:parent-style-name="Standard">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4" style:family="paragraph" style:parent-style-name="Standard">
      <style:text-properties style:font-name="Envy Code R VS" fo:font-size="10pt" fo:language="zxx" fo:country="none"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P5" style:family="paragraph" style:parent-style-name="Standard">
      <style:text-properties style:font-name="Envy Code R VS" fo:font-size="10pt" fo:language="zxx" fo:country="none" style:font-size-asian="10pt" style:language-asian="zxx" style:country-asian="none" style:font-size-complex="10pt" style:language-complex="zxx" style:country-complex="none"/>
    </style:style>
    <style:style style:name="P6" style:family="paragraph" style:parent-style-name="Standard">
      <style:text-properties style:font-name="Envy Code R VS" fo:font-size="10pt" fo:font-style="normal" style:font-size-asian="10pt" style:font-style-asian="normal" style:font-size-complex="10pt" style:font-style-complex="normal"/>
    </style:style>
    <style:style style:name="P7" style:family="paragraph" style:parent-style-name="Standard">
      <style:text-properties fo:language="zxx" fo:country="none" style:language-asian="zxx" style:country-asian="none" style:language-complex="zxx" style:country-complex="none"/>
    </style:style>
    <style:style style:name="P8" style:family="paragraph" style:parent-style-name="Standard">
      <style:paragraph-properties style:text-autospace="none"/>
      <style:text-properties fo:color="#8ac6f2" style:font-name="Consolas" fo:font-size="9.5pt" fo:language="zxx" fo:country="none" style:font-name-asian="Consolas" style:font-size-asian="9.5pt" style:language-asian="zxx" style:country-asian="none" style:font-name-complex="Consolas" style:font-size-complex="9.5pt" style:language-complex="zxx" style:country-complex="none"/>
    </style:style>
    <style:style style:name="P9" style:family="paragraph" style:parent-style-name="Standard">
      <style:paragraph-properties fo:background-color="#000000">
        <style:background-image/>
      </style:paragraph-properties>
      <style:text-properties fo:font-size="10pt" fo:language="zxx" fo:country="none" style:font-size-asian="10pt" style:language-asian="zxx" style:country-asian="none" style:font-size-complex="10pt" style:language-complex="zxx" style:country-complex="none"/>
    </style:style>
    <style:style style:name="P10" style:family="paragraph" style:parent-style-name="Standard">
      <style:paragraph-properties fo:background-color="#000000" style:text-autospace="none">
        <style:background-image/>
      </style:paragraph-properties>
      <style:text-properties fo:font-size="10pt" fo:language="zxx" fo:country="none" style:font-size-asian="10pt" style:language-asian="zxx" style:country-asian="none" style:font-size-complex="10pt" style:language-complex="zxx" style:country-complex="none"/>
    </style:style>
    <style:style style:name="P11" style:family="paragraph" style:parent-style-name="Standard">
      <style:paragraph-properties fo:background-color="#000000">
        <style:background-image/>
      </style:paragraph-properties>
      <style:text-properties fo:color="#e8f3f6"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2" style:family="paragraph" style:parent-style-name="Standard">
      <style:paragraph-properties fo:background-color="#000000" style:text-autospace="none">
        <style:background-image/>
      </style:paragraph-properties>
      <style:text-properties fo:color="#e8f3f6"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3" style:family="paragraph" style:parent-style-name="Standard">
      <style:paragraph-properties fo:background-color="#000000" style:text-autospace="none">
        <style:background-image/>
      </style:paragraph-properties>
      <style:text-properties fo:color="#e8f3f6" style:font-name="Consolas"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14" style:family="paragraph" style:parent-style-name="Standard">
      <style:paragraph-properties fo:background-color="#000000" style:text-autospace="none">
        <style:background-image/>
      </style:paragraph-properties>
      <style:text-properties fo:color="#e8f3f6" style:font-name="Consolas" fo:font-size="10pt" fo:language="zxx" fo:country="none" fo:font-weight="normal" style:font-name-asian="Consolas" style:font-size-asian="10pt" style:language-asian="zxx" style:country-asian="none" style:font-weight-asian="normal" style:font-name-complex="Consolas" style:font-size-complex="10pt" style:language-complex="zxx" style:country-complex="none" style:font-weight-complex="normal"/>
    </style:style>
    <style:style style:name="P15" style:family="paragraph" style:parent-style-name="Standard">
      <style:paragraph-properties fo:background-color="#000000" style:text-autospace="none">
        <style:background-image/>
      </style:paragraph-properties>
      <style:text-properties fo:color="#e8f3f6" style:font-name="Consolas1" fo:font-size="10pt" fo:language="zxx" fo:country="none" style:font-name-asian="Consolas" style:font-size-asian="10pt" style:language-asian="zxx" style:country-asian="none" style:font-name-complex="Consolas" style:font-size-complex="10pt" style:language-complex="zxx" style:country-complex="none"/>
    </style:style>
    <style:style style:name="P16" style:family="paragraph" style:parent-style-name="Standard">
      <style:paragraph-properties fo:background-color="#000000">
        <style:background-image/>
      </style:paragraph-properties>
      <style:text-properties fo:color="#e8f3f6" style:font-name="Consolas1"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17" style:family="paragraph" style:parent-style-name="Standard">
      <style:paragraph-properties fo:background-color="#000000" style:text-autospace="none">
        <style:background-image/>
      </style:paragraph-properties>
      <style:text-properties fo:color="#e8f3f6" style:font-name="Consolas1"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18" style:family="paragraph" style:parent-style-name="Standard">
      <style:paragraph-properties fo:background-color="#000000" style:text-autospace="none">
        <style:background-image/>
      </style:paragraph-properties>
      <style:text-properties fo:color="#cae682" style:font-name="Consolas"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19" style:family="paragraph" style:parent-style-name="Standard">
      <style:paragraph-properties fo:background-color="#000000">
        <style:background-image/>
      </style:paragraph-properties>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20" style:family="paragraph" style:parent-style-name="Standard">
      <style:paragraph-properties fo:background-color="#000000" style:text-autospace="none">
        <style:background-image/>
      </style:paragraph-properties>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21" style:family="paragraph" style:parent-style-name="Standard">
      <style:paragraph-properties fo:background-color="#000000">
        <style:background-image/>
      </style:paragraph-properties>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22" style:family="paragraph" style:parent-style-name="Standard">
      <style:paragraph-properties fo:background-color="#000000">
        <style:background-image/>
      </style:paragraph-properties>
      <style:text-properties style:font-name="Consolas1"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23" style:family="paragraph" style:parent-style-name="Standard">
      <style:paragraph-properties fo:background-color="#000000" style:text-autospace="none">
        <style:background-image/>
      </style:paragraph-properties>
      <style:text-properties style:font-name="Consolas1" fo:font-size="10pt" fo:language="zxx" fo:country="none" style:font-size-asian="10pt" style:language-asian="zxx" style:country-asian="none" style:font-size-complex="10pt" style:language-complex="zxx" style:country-complex="none"/>
    </style:style>
    <style:style style:name="P24" style:family="paragraph" style:parent-style-name="Standard">
      <style:paragraph-properties fo:background-color="#000000">
        <style:background-image/>
      </style:paragraph-properties>
      <style:text-properties fo:color="#8ac6f2" style:font-name="Consolas" fo:font-size="9.5pt" fo:language="zxx" fo:country="none" style:font-name-asian="Consolas" style:font-size-asian="9.5pt" style:language-asian="zxx" style:country-asian="none" style:font-name-complex="Consolas" style:font-size-complex="9.5pt" style:language-complex="zxx" style:country-complex="none"/>
    </style:style>
    <style:style style:name="P25" style:family="paragraph" style:parent-style-name="Standard">
      <style:paragraph-properties fo:background-color="#000000" style:text-autospace="none">
        <style:background-image/>
      </style:paragraph-properties>
      <style:text-properties fo:color="#8ac6f2" style:font-name="Consolas" fo:font-size="9.5pt" fo:language="zxx" fo:country="none" style:font-name-asian="Consolas" style:font-size-asian="9.5pt" style:language-asian="zxx" style:country-asian="none" style:font-name-complex="Consolas" style:font-size-complex="9.5pt" style:language-complex="zxx" style:country-complex="none"/>
    </style:style>
    <style:style style:name="P26" style:family="paragraph" style:parent-style-name="Standard">
      <style:paragraph-properties fo:background-color="#000000">
        <style:background-image/>
      </style:paragraph-properties>
      <style:text-properties fo:color="#8ac6f2" style:font-name="Consolas" fo:font-size="9.5pt" fo:language="zxx" fo:country="none" fo:font-style="normal"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27" style:family="paragraph" style:parent-style-name="Standard">
      <style:paragraph-properties fo:background-color="#000000" style:text-autospace="none">
        <style:background-image/>
      </style:paragraph-properties>
      <style:text-properties fo:color="#8ac6f2" style:font-name="Consolas" fo:font-size="9.5pt" fo:language="zxx" fo:country="none" fo:font-style="normal"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28" style:family="paragraph" style:parent-style-name="Standard">
      <style:paragraph-properties fo:background-color="#000000">
        <style:background-image/>
      </style:paragraph-properties>
      <style:text-properties fo:color="#8ac6f2"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29" style:family="paragraph" style:parent-style-name="Standard">
      <style:paragraph-properties fo:background-color="#000000" style:text-autospace="none">
        <style:background-image/>
      </style:paragraph-properties>
      <style:text-properties fo:color="#8ac6f2"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30" style:family="paragraph" style:parent-style-name="Standard">
      <style:paragraph-properties fo:background-color="#000000" style:text-autospace="none">
        <style:background-image/>
      </style:paragraph-properties>
      <style:text-properties fo:color="#e5786d"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31" style:family="paragraph" style:parent-style-name="Standard">
      <style:paragraph-properties fo:background-color="#000000" style:text-autospace="none">
        <style:background-image/>
      </style:paragraph-properties>
      <style:text-properties fo:color="#e5786d" style:font-name="Consolas"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32" style:family="paragraph" style:parent-style-name="Standard">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33" style:family="paragraph" style:parent-style-name="Standard" style:list-style-name="L1">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34" style:family="paragraph" style:parent-style-name="Standard" style:list-style-name="L2">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35" style:family="paragraph" style:parent-style-name="Standard" style:list-style-name="L3">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36" style:family="paragraph" style:parent-style-name="Standard" style:list-style-name="L4">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37" style:family="paragraph" style:parent-style-name="Standard" style:list-style-name="L5">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38" style:family="paragraph" style:parent-style-name="Standard" style:list-style-name="L6">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39" style:family="paragraph" style:parent-style-name="Standard" style:list-style-name="L7">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40" style:family="paragraph" style:parent-style-name="Standard" style:list-style-name="L8">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41" style:family="paragraph" style:parent-style-name="Standard" style:list-style-name="L9"/>
    <style:style style:name="P42" style:family="paragraph" style:parent-style-name="Standard" style:list-style-name="L8">
      <style:paragraph-properties fo:background-color="#000000" style:text-autospace="none">
        <style:background-image/>
      </style:paragraph-properties>
      <style:text-properties fo:font-size="10pt" fo:language="zxx" fo:country="none" style:font-size-asian="10pt" style:language-asian="zxx" style:country-asian="none" style:font-size-complex="10pt" style:language-complex="zxx" style:country-complex="none"/>
    </style:style>
    <style:style style:name="P43" style:family="paragraph" style:parent-style-name="Standard" style:list-style-name="L7">
      <style:paragraph-properties fo:background-color="#000000" style:text-autospace="none">
        <style:background-image/>
      </style:paragraph-properties>
      <style:text-properties fo:font-size="10pt" fo:language="zxx" fo:country="none" style:font-size-asian="10pt" style:language-asian="zxx" style:country-asian="none" style:font-size-complex="10pt" style:language-complex="zxx" style:country-complex="none"/>
    </style:style>
    <style:style style:name="P44" style:family="paragraph" style:parent-style-name="Standard">
      <style:paragraph-properties fo:background-color="#000000">
        <style:background-image/>
      </style:paragraph-properties>
      <style:text-properties fo:font-size="10pt" style:font-size-asian="10pt" style:font-size-complex="10pt"/>
    </style:style>
    <style:style style:name="P45" style:family="paragraph" style:parent-style-name="Standard" style:list-style-name="">
      <style:paragraph-properties fo:background-color="#000000" style:text-autospace="none">
        <style:background-image/>
      </style:paragraph-properties>
      <style:text-properties fo:font-size="10pt" style:font-size-asian="10pt" style:font-size-complex="10pt"/>
    </style:style>
    <style:style style:name="P46" style:family="paragraph" style:parent-style-name="Standard">
      <style:paragraph-properties fo:background-color="#000000">
        <style:background-image/>
      </style:paragraph-properties>
      <style:text-properties fo:color="#8ac6f2" style:font-name="Consolas" fo:font-size="9.5pt" fo:language="zxx" fo:country="none" fo:font-style="normal"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47" style:family="paragraph" style:parent-style-name="Standard">
      <style:paragraph-properties fo:background-color="#000000" style:text-autospace="none">
        <style:background-image/>
      </style:paragraph-properties>
      <style:text-properties fo:color="#8ac6f2" style:font-name="Consolas" fo:font-size="9.5pt" fo:language="zxx" fo:country="none" fo:font-style="normal"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48" style:family="paragraph" style:parent-style-name="Standard" style:list-style-name="">
      <style:paragraph-properties fo:background-color="#000000" style:text-autospace="none">
        <style:background-image/>
      </style:paragraph-properties>
      <style:text-properties fo:color="#8ac6f2" style:font-name="Consolas" fo:font-size="9.5pt" style:font-name-asian="Consolas" style:font-size-asian="9.5pt" style:font-name-complex="Consolas" style:font-size-complex="9.5pt"/>
    </style:style>
    <style:style style:name="P49" style:family="paragraph" style:parent-style-name="Standard">
      <style:paragraph-properties fo:background-color="#000000">
        <style:background-image/>
      </style:paragraph-properties>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50" style:family="paragraph" style:parent-style-name="Standard" style:list-style-name="">
      <style:paragraph-properties fo:background-color="#000000" style:text-autospace="none">
        <style:background-image/>
      </style:paragraph-properties>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51" style:family="paragraph" style:parent-style-name="Standard">
      <style:paragraph-properties fo:background-color="#000000" style:text-autospace="none">
        <style:background-image/>
      </style:paragraph-properties>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52" style:family="paragraph" style:parent-style-name="Standard" style:list-style-name="">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53" style:family="paragraph" style:parent-style-name="Standard" style:list-style-name="">
      <style:paragraph-properties fo:background-color="#000000" style:text-autospace="none">
        <style:background-image/>
      </style:paragraph-properties>
      <style:text-properties fo:color="#e8f3f6" style:font-name="Consolas" fo:font-size="10pt" fo:font-weight="normal" style:font-name-asian="Consolas" style:font-size-asian="10pt" style:font-weight-asian="normal" style:font-name-complex="Consolas" style:font-size-complex="10pt" style:font-weight-complex="normal"/>
    </style:style>
    <style:style style:name="P54" style:family="paragraph" style:parent-style-name="Standard" style:list-style-name="">
      <style:paragraph-properties fo:background-color="#000000" style:text-autospace="none">
        <style:background-image/>
      </style:paragraph-properties>
      <style:text-properties fo:color="#e8f3f6" style:font-name="Consolas"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fo:language="zxx" fo:country="none" style:language-asian="zxx" style:country-asian="none" style:language-complex="zxx" style:country-complex="none"/>
    </style:style>
    <style:style style:name="T5" style:family="text">
      <style:text-properties fo:color="#8ac6f2"/>
    </style:style>
    <style:style style:name="T6" style:family="text">
      <style:text-properties fo:color="#8ac6f2" style:font-name="Consolas"/>
    </style:style>
    <style:style style:name="T7" style:family="text">
      <style:text-properties fo:color="#8ac6f2" style:font-name="Consolas" fo:font-style="normal" style:font-name-asian="Consolas" style:font-style-asian="normal" style:font-name-complex="Consolas" style:font-style-complex="normal"/>
    </style:style>
    <style:style style:name="T8" style:family="text">
      <style:text-properties fo:color="#8ac6f2" style:font-name="Consolas" fo:font-style="normal" style:text-underline-style="none" style:font-name-asian="Consolas" style:font-style-asian="normal" style:font-name-complex="Consolas" style:font-style-complex="normal"/>
    </style:style>
    <style:style style:name="T9" style:family="text">
      <style:text-properties fo:color="#8ac6f2" style:font-name="Consolas" style:font-name-asian="Consolas" style:font-name-complex="Consolas"/>
    </style:style>
    <style:style style:name="T10" style:family="text">
      <style:text-properties fo:color="#8ac6f2" style:font-name="Consolas" style:text-underline-style="none" style:font-name-asian="Consolas" style:font-name-complex="Consolas"/>
    </style:style>
    <style:style style:name="T11" style:family="text">
      <style:text-properties fo:color="#8ac6f2" style:font-name="Consolas" fo:font-size="11pt" style:font-name-asian="Consolas" style:font-size-asian="11pt" style:font-name-complex="Consolas" style:font-size-complex="11pt"/>
    </style:style>
    <style:style style:name="T12" style:family="text">
      <style:text-properties fo:color="#8ac6f2" style:font-name="Consolas" fo:font-size="11pt" fo:language="zxx" fo:country="none" fo:font-style="normal" style:font-name-asian="Consolas" style:font-size-asian="11pt" style:language-asian="zxx" style:country-asian="none" style:font-style-asian="normal" style:font-name-complex="Consolas" style:font-size-complex="11pt" style:language-complex="zxx" style:country-complex="none" style:font-style-complex="normal"/>
    </style:style>
    <style:style style:name="T13" style:family="text">
      <style:text-properties fo:color="#8ac6f2" style:font-name="Consolas" fo:font-size="11pt" fo:font-weight="normal" style:font-name-asian="Consolas" style:font-size-asian="11pt" style:font-weight-asian="normal" style:font-name-complex="Consolas" style:font-size-complex="11pt" style:font-weight-complex="normal"/>
    </style:style>
    <style:style style:name="T14" style:family="text">
      <style:text-properties fo:color="#8ac6f2" style:font-name="Consolas" fo:font-size="11pt" style:text-underline-style="none" style:font-name-asian="Consolas" style:font-size-asian="11pt" style:font-name-complex="Consolas" style:font-size-complex="11pt"/>
    </style:style>
    <style:style style:name="T15" style:family="text">
      <style:text-properties fo:color="#8ac6f2" style:font-name="Consolas" fo:language="zxx" fo:country="none" fo:font-style="normal" style:font-name-asian="Consolas" style:language-asian="zxx" style:country-asian="none" style:font-style-asian="normal" style:font-name-complex="Consolas" style:language-complex="zxx" style:country-complex="none" style:font-style-complex="normal"/>
    </style:style>
    <style:style style:name="T16" style:family="text">
      <style:text-properties fo:color="#8ac6f2" style:font-name="Consolas" fo:font-weight="normal" style:font-name-asian="Consolas" style:font-weight-asian="normal" style:font-name-complex="Consolas" style:font-weight-complex="normal"/>
    </style:style>
    <style:style style:name="T17" style:family="text">
      <style:text-properties fo:color="#8ac6f2" style:font-name-asian="Consolas" style:font-name-complex="Consolas"/>
    </style:style>
    <style:style style:name="T18" style:family="text">
      <style:text-properties fo:color="#8ac6f2" style:text-underline-style="none"/>
    </style:style>
    <style:style style:name="T19" style:family="text">
      <style:text-properties fo:color="#e8f3f6" style:font-name="Consolas" fo:font-style="normal" style:font-name-asian="Consolas" style:font-style-asian="normal" style:font-name-complex="Consolas" style:font-style-complex="normal"/>
    </style:style>
    <style:style style:name="T20" style:family="text">
      <style:text-properties fo:color="#e8f3f6" style:font-name="Consolas" fo:font-style="normal" style:text-underline-style="none" style:font-name-asian="Consolas" style:font-style-asian="normal" style:font-name-complex="Consolas" style:font-style-complex="normal"/>
    </style:style>
    <style:style style:name="T21" style:family="text">
      <style:text-properties fo:color="#e8f3f6" style:font-name="Consolas" style:font-name-asian="Consolas" style:font-name-complex="Consolas"/>
    </style:style>
    <style:style style:name="T22" style:family="text">
      <style:text-properties fo:color="#e8f3f6" style:font-name="Consolas" fo:font-weight="normal" style:font-name-asian="Consolas" style:font-weight-asian="normal" style:font-name-complex="Consolas" style:font-weight-complex="normal"/>
    </style:style>
    <style:style style:name="T23" style:family="text">
      <style:text-properties fo:color="#e8f3f6" style:font-name="Consolas" style:text-underline-style="none" style:font-name-asian="Consolas" style:font-name-complex="Consolas"/>
    </style:style>
    <style:style style:name="T24" style:family="text">
      <style:text-properties fo:color="#e8f3f6" style:font-name="Consolas" fo:font-size="11pt" style:font-name-asian="Consolas" style:font-size-asian="11pt" style:font-name-complex="Consolas" style:font-size-complex="11pt"/>
    </style:style>
    <style:style style:name="T25" style:family="text">
      <style:text-properties fo:color="#e8f3f6" style:font-name="Consolas" fo:font-size="11pt" fo:language="zxx" fo:country="none" fo:font-style="normal" style:font-name-asian="Consolas" style:font-size-asian="11pt" style:language-asian="zxx" style:country-asian="none" style:font-style-asian="normal" style:font-name-complex="Consolas" style:font-size-complex="11pt" style:language-complex="zxx" style:country-complex="none" style:font-style-complex="normal"/>
    </style:style>
    <style:style style:name="T26" style:family="text">
      <style:text-properties fo:color="#e8f3f6" style:font-name="Consolas" fo:font-size="11pt" fo:font-weight="normal" style:font-name-asian="Consolas" style:font-size-asian="11pt" style:font-weight-asian="normal" style:font-name-complex="Consolas" style:font-size-complex="11pt" style:font-weight-complex="normal"/>
    </style:style>
    <style:style style:name="T27" style:family="text">
      <style:text-properties fo:color="#e8f3f6" style:font-name="Consolas" fo:font-size="11pt" style:text-underline-style="none" style:font-name-asian="Consolas" style:font-size-asian="11pt" style:font-name-complex="Consolas" style:font-size-complex="11pt"/>
    </style:style>
    <style:style style:name="T28" style:family="text">
      <style:text-properties fo:color="#e8f3f6" style:font-name="Consolas" fo:language="zxx" fo:country="none" fo:font-style="normal" style:font-name-asian="Consolas" style:language-asian="zxx" style:country-asian="none" style:font-style-asian="normal" style:font-name-complex="Consolas" style:language-complex="zxx" style:country-complex="none" style:font-style-complex="normal"/>
    </style:style>
    <style:style style:name="T29" style:family="text">
      <style:text-properties fo:color="#e8f3f6" style:font-name="Consolas" fo:font-style="italic" style:font-name-asian="Consolas" style:font-style-asian="italic" style:font-name-complex="Consolas" style:font-style-complex="italic"/>
    </style:style>
    <style:style style:name="T30" style:family="text">
      <style:text-properties fo:color="#e8f3f6" style:font-name-asian="Consolas" style:font-name-complex="Consolas"/>
    </style:style>
    <style:style style:name="T31" style:family="text">
      <style:text-properties fo:color="#e5786d"/>
    </style:style>
    <style:style style:name="T32" style:family="text">
      <style:text-properties fo:color="#e5786d" style:font-name="Consolas"/>
    </style:style>
    <style:style style:name="T33" style:family="text">
      <style:text-properties fo:color="#e5786d" style:font-name="Consolas" style:font-name-asian="Consolas" style:font-name-complex="Consolas"/>
    </style:style>
    <style:style style:name="T34" style:family="text">
      <style:text-properties fo:color="#e5786d" style:font-name="Consolas" fo:font-style="normal" style:font-name-asian="Consolas" style:font-style-asian="normal" style:font-name-complex="Consolas" style:font-style-complex="normal"/>
    </style:style>
    <style:style style:name="T35" style:family="text">
      <style:text-properties fo:color="#e5786d" style:font-name="Consolas" fo:font-style="normal" style:text-underline-style="none" style:font-name-asian="Consolas" style:font-style-asian="normal" style:font-name-complex="Consolas" style:font-style-complex="normal"/>
    </style:style>
    <style:style style:name="T36" style:family="text">
      <style:text-properties fo:color="#e5786d" style:font-name="Consolas" style:text-underline-style="none" style:font-name-asian="Consolas" style:font-name-complex="Consolas"/>
    </style:style>
    <style:style style:name="T37" style:family="text">
      <style:text-properties fo:color="#e5786d" style:font-name="Consolas" fo:font-size="11pt" style:font-name-asian="Consolas" style:font-size-asian="11pt" style:font-name-complex="Consolas" style:font-size-complex="11pt"/>
    </style:style>
    <style:style style:name="T38" style:family="text">
      <style:text-properties fo:color="#e5786d" style:font-name="Consolas" fo:font-size="11pt" fo:language="zxx" fo:country="none" fo:font-style="normal" style:font-name-asian="Consolas" style:font-size-asian="11pt" style:language-asian="zxx" style:country-asian="none" style:font-style-asian="normal" style:font-name-complex="Consolas" style:font-size-complex="11pt" style:language-complex="zxx" style:country-complex="none" style:font-style-complex="normal"/>
    </style:style>
    <style:style style:name="T39" style:family="text">
      <style:text-properties fo:color="#e5786d" style:font-name="Consolas" fo:language="zxx" fo:country="none" fo:font-style="normal" style:font-name-asian="Consolas" style:language-asian="zxx" style:country-asian="none" style:font-style-asian="normal" style:font-name-complex="Consolas" style:language-complex="zxx" style:country-complex="none" style:font-style-complex="normal"/>
    </style:style>
    <style:style style:name="T40" style:family="text">
      <style:text-properties fo:color="#e5786d" style:font-name-asian="Consolas" style:font-name-complex="Consolas"/>
    </style:style>
    <style:style style:name="T41" style:family="text">
      <style:text-properties fo:color="#8b9699" style:font-name="Consolas" style:font-name-asian="Consolas" style:font-name-complex="Consolas"/>
    </style:style>
    <style:style style:name="T42" style:family="text">
      <style:text-properties style:font-name="Envy Code R VS" fo:font-size="10pt" fo:font-style="normal" style:font-size-asian="10pt" style:font-style-asian="normal" style:font-size-complex="10pt" style:font-style-complex="normal"/>
    </style:style>
    <style:style style:name="T43" style:family="text">
      <style:text-properties style:font-name="Envy Code R VS" fo:font-size="10pt" fo:font-style="normal" style:text-underline-style="solid" style:text-underline-width="auto" style:text-underline-color="font-color" style:font-size-asian="10pt" style:font-style-asian="normal" style:font-size-complex="10pt" style:font-style-complex="normal"/>
    </style:style>
    <style:style style:name="T44" style:family="text">
      <style:text-properties style:font-name="Envy Code R VS" fo:font-size="10pt" fo:font-style="normal" style:text-underline-style="none" style:font-size-asian="10pt" style:font-style-asian="normal" style:font-size-complex="10pt" style:font-style-complex="normal"/>
    </style:style>
    <style:style style:name="T45" style:family="text">
      <style:text-properties style:font-name="Envy Code R VS" fo:font-size="10pt" fo:font-style="italic" style:font-size-asian="10pt" style:font-style-asian="italic" style:font-size-complex="10pt" style:font-style-complex="italic"/>
    </style:style>
    <style:style style:name="T46" style:family="text">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T47" style:family="text">
      <style:text-properties style:font-name="Envy Code R VS" fo:language="zxx" fo:country="none" fo:font-style="normal" style:language-asian="zxx" style:country-asian="none" style:font-style-asian="normal" style:language-complex="zxx" style:country-complex="none" style:font-style-complex="normal"/>
    </style:style>
    <style:style style:name="T48" style:family="text">
      <style:text-properties fo:color="#cae682"/>
    </style:style>
    <style:style style:name="T49" style:family="text">
      <style:text-properties fo:color="#cae682" style:font-name="Consolas"/>
    </style:style>
    <style:style style:name="T50" style:family="text">
      <style:text-properties fo:color="#cae682" style:font-name="Consolas" style:font-name-asian="Consolas" style:font-name-complex="Consolas"/>
    </style:style>
    <style:style style:name="T51" style:family="text">
      <style:text-properties fo:color="#cae682" style:font-name="Consolas" style:text-underline-style="none" style:font-name-asian="Consolas" style:font-name-complex="Consolas"/>
    </style:style>
    <style:style style:name="T52" style:family="text">
      <style:text-properties fo:color="#cae682" style:font-name="Consolas" fo:font-style="normal" style:text-underline-style="none" style:font-name-asian="Consolas" style:font-style-asian="normal" style:font-name-complex="Consolas" style:font-style-complex="normal"/>
    </style:style>
    <style:style style:name="T53" style:family="text">
      <style:text-properties fo:color="#cae682" style:font-name="Consolas" fo:font-size="11pt" style:font-name-asian="Consolas" style:font-size-asian="11pt" style:font-name-complex="Consolas" style:font-size-complex="11pt"/>
    </style:style>
    <style:style style:name="T54" style:family="text">
      <style:text-properties fo:color="#cae682" style:font-name="Consolas" fo:font-size="11pt" fo:language="zxx" fo:country="none" fo:font-style="normal" style:font-name-asian="Consolas" style:font-size-asian="11pt" style:language-asian="zxx" style:country-asian="none" style:font-style-asian="normal" style:font-name-complex="Consolas" style:font-size-complex="11pt" style:language-complex="zxx" style:country-complex="none" style:font-style-complex="normal"/>
    </style:style>
    <style:style style:name="T55" style:family="text">
      <style:text-properties fo:color="#cae682" style:font-name="Consolas" fo:font-size="11pt" fo:font-weight="normal" style:font-name-asian="Consolas" style:font-size-asian="11pt" style:font-weight-asian="normal" style:font-name-complex="Consolas" style:font-size-complex="11pt" style:font-weight-complex="normal"/>
    </style:style>
    <style:style style:name="T56" style:family="text">
      <style:text-properties fo:color="#cae682" style:font-name="Consolas" fo:font-size="11pt" style:text-underline-style="none" style:font-name-asian="Consolas" style:font-size-asian="11pt" style:font-name-complex="Consolas" style:font-size-complex="11pt"/>
    </style:style>
    <style:style style:name="T57" style:family="text">
      <style:text-properties fo:color="#cae682" style:font-name="Consolas" fo:language="zxx" fo:country="none" fo:font-style="normal" style:font-name-asian="Consolas" style:language-asian="zxx" style:country-asian="none" style:font-style-asian="normal" style:font-name-complex="Consolas" style:language-complex="zxx" style:country-complex="none" style:font-style-complex="normal"/>
    </style:style>
    <style:style style:name="T58" style:family="text">
      <style:text-properties fo:color="#cae682" style:font-name="Consolas" fo:font-weight="normal" style:font-name-asian="Consolas" style:font-weight-asian="normal" style:font-name-complex="Consolas" style:font-weight-complex="normal"/>
    </style:style>
    <style:style style:name="T59" style:family="text">
      <style:text-properties fo:color="#cae682" style:font-name="Consolas" fo:font-style="italic" style:font-name-asian="Consolas" style:font-style-asian="italic" style:font-name-complex="Consolas" style:font-style-complex="italic"/>
    </style:style>
    <style:style style:name="T60" style:family="text">
      <style:text-properties fo:color="#cae682" style:text-underline-style="none"/>
    </style:style>
    <style:style style:name="T61" style:family="text">
      <style:text-properties style:text-underline-style="none"/>
    </style:style>
    <style:style style:name="T62" style:family="text">
      <style:text-properties fo:color="#00008b" style:font-name="Consolas" fo:font-weight="bold" style:font-name-asian="Consolas" style:font-weight-asian="bold" style:font-name-complex="Consolas" style:font-weight-complex="bold"/>
    </style:style>
    <style:style style:name="T63" style:family="text">
      <style:text-properties fo:color="#00008b" style:font-name="Consolas" fo:font-size="11pt" fo:font-weight="bold" style:font-name-asian="Consolas" style:font-size-asian="11pt" style:font-weight-asian="bold" style:font-name-complex="Consolas" style:font-size-complex="11pt" style:font-weight-complex="bold"/>
    </style:style>
    <style:style style:name="T64" style:family="text">
      <style:text-properties style:font-name="Consolas"/>
    </style:style>
    <style:style style:name="T65" style:family="text">
      <style:text-properties fo:font-style="normal" style:text-underline-style="solid" style:text-underline-width="auto" style:text-underline-color="font-color" style:font-style-asian="normal" style:font-style-complex="normal"/>
    </style:style>
    <style:style style:name="T66" style:family="text">
      <style:text-properties fo:font-style="normal" style:font-style-asian="normal" style:font-style-complex="normal"/>
    </style:style>
    <style:style style:name="T67" style:family="text">
      <style:text-properties fo:font-size="10pt"/>
    </style:style>
    <style:style style:name="T68" style:family="text">
      <style:text-properties style:font-size-asian="10pt"/>
    </style:style>
    <style:style style:name="T69" style:family="text">
      <style:text-properties style:font-size-complex="10pt"/>
    </style:style>
    <style:style style:name="T70" style:family="text">
      <style:text-properties fo:font-size="12pt" fo:font-style="italic" style:text-underline-style="solid" style:text-underline-width="auto" style:text-underline-color="font-color" style:font-size-asian="12pt" style:font-style-asian="italic" style:font-size-complex="12pt"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461cm" fo:text-indent="-0.635cm" fo:margin-left="1.4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6cm" fo:text-indent="-0.635cm" fo:margin-left="7.176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461cm" fo:text-indent="-0.635cm" fo:margin-left="1.4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6cm" fo:text-indent="-0.635cm" fo:margin-left="7.176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El Patron Specification&lt;T&gt;</text:span>:</text:p>
      <text:p text:style-name="P2"/>
      <text:p text:style-name="P2">Probablemente el patron de DDD sobre el que se ha escrito, polemizado y ampliado mas. Para muestra un boton (DDD_Specification con LINQ):</text:p>
      <text:p text:style-name="P2"/>
      <text:p text:style-name="P6"><text:a xlink:type="simple" xlink:href="http://nblumhardt.com/archives/implementing-the-specification-pattern-via-linq/"><text:span text:style-name="T4">http://nblumhardt.com/archives/implementing-the-specification-pattern-via-linq/</text:span></text:a></text:p>
      <text:p text:style-name="P6"><text:a xlink:type="simple" xlink:href="http://iridescence.no/post/Linq-the-Specification-Pattern-and-Encapsulation.aspx"><text:span text:style-name="T4">http://iridescence.no/post/Linq-the-Specification-Pattern-and-Encapsulation.aspx</text:span></text:a></text:p>
      <text:p text:style-name="P6"><text:a xlink:type="simple" xlink:href="http://mathgeekcoder.blogspot.com/2008/07/advanced-domain-model-queries-using.html"><text:span text:style-name="T4">http://mathgeekcoder.blogspot.com/2008/07/advanced-domain-model-queries-using.html</text:span></text:a></text:p>
      <text:p text:style-name="P6"><text:a xlink:type="simple" xlink:href="http://devlicio.us/blogs/casey/archive/2009/03/02/ddd-the-specification-pattern.aspx"><text:span text:style-name="T4">http://devlicio.us/blogs/casey/archive/2009/03/02/ddd-the-specification-pattern.aspx</text:span></text:a></text:p>
      <text:p text:style-name="P6"><text:a xlink:type="simple" xlink:href="http://en.wikipedia.org/wiki/Specification_pattern"><text:span text:style-name="T4">http://en.wikipedia.org/wiki/Specification_pattern</text:span></text:a></text:p>
      <text:p text:style-name="P6"><text:a xlink:type="simple" xlink:href="http://stackoverflow.com/questions/1454049/is-the-specification-pattern-obsolete-when-you-can-use-dynamic-linq"><text:span text:style-name="T4">http://stackoverflow.com/questions/1454049/is-the-specification-pattern-obsolete-when-you-can-use-dynamic-linq</text:span></text:a></text:p>
      <text:p text:style-name="P6"><text:a xlink:type="simple" xlink:href="http://www.lostechies.com/blogs/chrismissal/archive/2009/09/10/using-the-specification-pattern-for-querying.aspx"><text:span text:style-name="T4">http://www.lostechies.com/blogs/chrismissal/archive/2009/09/10/using-the-specification-pattern-for-querying.aspx</text:span></text:a></text:p>
      <text:p text:style-name="P6"><text:a xlink:type="simple" xlink:href="http://compiledexperience.com/blog/posts/Simplifying-the-Composite-Specification-Pattern"><text:span text:style-name="T4">http://compiledexperience.com/blog/posts/Simplifying-the-Composite-Specification-Pattern</text:span></text:a></text:p>
      <text:p text:style-name="P6"><text:a xlink:type="simple" xlink:href="http://www.mostlyclean.com/post/2008/10/Linq-Specifications-The-Project.aspx"><text:span text:style-name="T4">http://www.mostlyclean.com/post/2008/10/Linq-Specifications-The-Project.aspx</text:span></text:a></text:p>
      <text:p text:style-name="P6"><text:a xlink:type="simple" xlink:href="http://andyhitchman.wordpress.com/2009/03/13/specification-pattern-linq-to-nhibernate/"><text:span text:style-name="T4">http://andyhitchman.wordpress.com/2009/03/13/specification-pattern-linq-to-nhibernate/</text:span></text:a></text:p>
      <text:p text:style-name="P2"/>
      <text:p text:style-name="P2">Dificilmente podremos añadir algo original a la ya de por si concurrida discusion.</text:p>
      <text:p text:style-name="P2"/>
      <text:p text:style-name="P2">Recomendamos consultar el documento especifico de DDD_Specification, para entender los conceptos mas importantes y sobre todo para situarlo en un contexto que pedia a gritos una solucion de ese estilo.</text:p>
      <text:p text:style-name="P2"/>
      <text:p text:style-name="P2"><text:span text:style-name="T3">Implementando el patron DDD_Specification – La interface ISpecification&lt;T&gt;</text:span>:</text:p>
      <text:p text:style-name="P2"/>
      <text:p text:style-name="P2">La idea es tener una interface base a partir de la cual podamos implementar una version abstracta que nos proporcione una implementacion por defecto de la opciones/operaciones mas usuales, a saber:</text:p>
      <text:p text:style-name="P2"/>
      <text:list xml:id="list30308525" text:style-name="L1">
        <text:list-item>
          <text:p text:style-name="P33">AND</text:p>
        </text:list-item>
        <text:list-item>
          <text:p text:style-name="P33">OR</text:p>
        </text:list-item>
        <text:list-item>
          <text:p text:style-name="P33">NOT</text:p>
        </text:list-item>
      </text:list>
      <text:p text:style-name="P2"/>
      <text:p text:style-name="P2">mientras que, el metodo que se encarga de verificar si se satisface la Specification se mantiene abstracto, obligando a cualquier clase que herede de nuestra clase base abstracta a proveer una implementacion propia de dicho metodo.</text:p>
      <text:p text:style-name="P2"/>
      <text:p text:style-name="P2">Vamos con algo de codigo para aclarar todo esto.</text:p>
      <text:p text:style-name="P2"/>
      <text:p text:style-name="P2">Esta es precisamente la interface de la que hablabamos:</text:p>
      <text:p text:style-name="P2"/>
      <text:p text:style-name="P9"><text:span text:style-name="T7">namespace</text:span><text:span text:style-name="T19"> dddsample.domain.shared</text:span></text:p>
      <text:p text:style-name="P12">{</text:p>
      <text:p text:style-name="P10"><text:span text:style-name="T21"><text:s text:c="4"/></text:span><text:span text:style-name="T9">public</text:span><text:span text:style-name="T21"> </text:span><text:span text:style-name="T9">interface</text:span><text:span text:style-name="T21"> </text:span><text:span text:style-name="T33">ISpecification</text:span><text:span text:style-name="T21">&lt;T&gt;</text:span></text:p>
      <text:p text:style-name="P12"><text:s text:c="4"/>{</text:p>
      <text:p text:style-name="P10"><text:span text:style-name="T21"><text:s text:c="8"/></text:span><text:span text:style-name="T9">bool</text:span><text:span text:style-name="T21"> is_satisfied_by(T item);</text:span></text:p>
      <text:p text:style-name="P10"><text:span text:style-name="T21"><text:s text:c="8"/></text:span><text:span text:style-name="T33">ISpecification</text:span><text:span text:style-name="T21">&lt;T&gt; and(</text:span><text:span text:style-name="T33">ISpecification</text:span><text:span text:style-name="T21">&lt;T&gt; spec);</text:span></text:p>
      <text:p text:style-name="P10"><text:span text:style-name="T21"><text:s text:c="8"/></text:span><text:span text:style-name="T33">ISpecification</text:span><text:span text:style-name="T21">&lt;T&gt; or(</text:span><text:span text:style-name="T33">ISpecification</text:span><text:span text:style-name="T21">&lt;T&gt; spec);</text:span></text:p>
      <text:p text:style-name="P10"><text:span text:style-name="T21"><text:s text:c="8"/></text:span><text:span text:style-name="T33">ISpecification</text:span><text:span text:style-name="T21">&lt;T&gt; not();</text:span></text:p>
      <text:p text:style-name="P12"><text:s text:c="4"/>}</text:p>
      <text:p text:style-name="P12">}</text:p>
      <text:p text:style-name="P2"/>
      <text:p text:style-name="P2">aqui con toda la ceremonia implicita de los comentarios:</text:p>
      <text:p text:style-name="P2"/>
      <text:p text:style-name="P9"><text:span text:style-name="T7">namespace</text:span><text:span text:style-name="T19"> dddsample.domain.shared</text:span></text:p>
      <text:p text:style-name="P12">{</text:p>
      <text:p text:style-name="P10"><text:span text:style-name="T21"><text:s text:c="4"/></text:span><text:span text:style-name="T9">///</text:span><text:span text:style-name="T41"> </text:span><text:span text:style-name="T9">&lt;summary&gt;</text:span></text:p>
      <text:p text:style-name="P10"><text:span text:style-name="T21"><text:s text:c="4"/></text:span><text:span text:style-name="T9">///</text:span><text:span text:style-name="T41"> Specification interface.</text:span></text:p>
      <text:p text:style-name="P10"><text:span text:style-name="T21"><text:s text:c="4"/></text:span><text:span text:style-name="T9">///</text:span><text:span text:style-name="T41"> Use </text:span><text:span text:style-name="T9">&lt;code&gt;</text:span><text:span text:style-name="T41">AbstractSpecification</text:span><text:span text:style-name="T9">&lt;/code&gt;</text:span><text:span text:style-name="T41"> as base for creating specifications,</text:span></text:p>
      <text:p text:style-name="P10"><text:span text:style-name="T21"><text:s text:c="4"/></text:span><text:span text:style-name="T9">///</text:span><text:span text:style-name="T41"> and only the method </text:span><text:span text:style-name="T9">&lt;code&gt;</text:span><text:span text:style-name="T41">is_satisfied_by(Object)</text:span><text:span text:style-name="T9">&lt;/code&gt;</text:span><text:span text:style-name="T41"> must be implemented.</text:span></text:p>
      <text:p text:style-name="P10"><text:span text:style-name="T21"><text:s text:c="4"/></text:span><text:span text:style-name="T9">///</text:span><text:span text:style-name="T41"> </text:span><text:span text:style-name="T9">&lt;/summary&gt;</text:span></text:p>
      <text:p text:style-name="P10"><text:soft-page-break/><text:span text:style-name="T21"><text:s text:c="4"/></text:span><text:span text:style-name="T9">///</text:span><text:span text:style-name="T41"> </text:span><text:span text:style-name="T9">&lt;typeparam name=</text:span><text:span text:style-name="T33">"T"</text:span><text:span text:style-name="T9">&gt;&lt;/typeparam&gt;</text:span></text:p>
      <text:p text:style-name="P10"><text:span text:style-name="T21"><text:s text:c="4"/></text:span><text:span text:style-name="T9">public</text:span><text:span text:style-name="T21"> </text:span><text:span text:style-name="T9">interface</text:span><text:span text:style-name="T21"> </text:span><text:span text:style-name="T33">ISpecification</text:span><text:span text:style-name="T21">&lt;T&gt;</text:span></text:p>
      <text:p text:style-name="P12"><text:s text:c="4"/>{</text:p>
      <text:p text:style-name="P10"><text:span text:style-name="T21"><text:s text:c="8"/></text:span><text:span text:style-name="T9">///</text:span><text:span text:style-name="T41"> </text:span><text:span text:style-name="T9">&lt;summary&gt;</text:span></text:p>
      <text:p text:style-name="P10"><text:span text:style-name="T21"><text:s text:c="8"/></text:span><text:span text:style-name="T9">///</text:span><text:span text:style-name="T41"> Check if </text:span><text:span text:style-name="T9">&lt;code&gt;</text:span><text:span text:style-name="T41">item</text:span><text:span text:style-name="T9">&lt;/code&gt;</text:span><text:span text:style-name="T41"> is satisfied by the specification.</text:span></text:p>
      <text:p text:style-name="P10"><text:span text:style-name="T21"><text:s text:c="8"/></text:span><text:span text:style-name="T9">///</text:span><text:span text:style-name="T41"> </text:span><text:span text:style-name="T9">&lt;/summary&gt;</text:span></text:p>
      <text:p text:style-name="P10"><text:span text:style-name="T21"><text:s text:c="8"/></text:span><text:span text:style-name="T9">///</text:span><text:span text:style-name="T41"> </text:span><text:span text:style-name="T9">&lt;param name=</text:span><text:span text:style-name="T33">"item"</text:span><text:span text:style-name="T9">&gt;</text:span><text:span text:style-name="T41">Object to test.</text:span><text:span text:style-name="T9">&lt;/param&gt;</text:span></text:p>
      <text:p text:style-name="P10"><text:span text:style-name="T21"><text:s text:c="8"/></text:span><text:span text:style-name="T9">///</text:span><text:span text:style-name="T41"> </text:span><text:span text:style-name="T9">&lt;returns&gt;&lt;code&gt;</text:span><text:span text:style-name="T41">true</text:span><text:span text:style-name="T9">&lt;/code&gt;</text:span><text:span text:style-name="T41"> if </text:span><text:span text:style-name="T9">&lt;code&gt;</text:span><text:span text:style-name="T41">item</text:span><text:span text:style-name="T9">&lt;/code&gt;</text:span><text:span text:style-name="T41"> </text:span></text:p>
      <text:p text:style-name="P10"><text:span text:style-name="T21"><text:s text:c="8"/></text:span><text:span text:style-name="T9">///</text:span><text:span text:style-name="T41"> satisfies the specification.</text:span><text:span text:style-name="T9">&lt;/returns&gt;</text:span></text:p>
      <text:p text:style-name="P10"><text:span text:style-name="T21"><text:s text:c="8"/></text:span><text:span text:style-name="T9">bool</text:span><text:span text:style-name="T21"> is_satisfied_by(T item);</text:span></text:p>
      <text:p text:style-name="P12"/>
      <text:p text:style-name="P10"><text:span text:style-name="T21"><text:s text:c="8"/></text:span><text:span text:style-name="T9">///</text:span><text:span text:style-name="T41"> </text:span><text:span text:style-name="T9">&lt;summary&gt;</text:span></text:p>
      <text:p text:style-name="P10"><text:span text:style-name="T21"><text:s text:c="8"/></text:span><text:span text:style-name="T9">///</text:span><text:span text:style-name="T41"> Create a new specification that is the AND operation </text:span></text:p>
      <text:p text:style-name="P10"><text:span text:style-name="T21"><text:s text:c="8"/></text:span><text:span text:style-name="T9">///</text:span><text:span text:style-name="T41"> of </text:span><text:span text:style-name="T9">&lt;code&gt;</text:span><text:span text:style-name="T41">this</text:span><text:span text:style-name="T9">&lt;/code&gt;</text:span><text:span text:style-name="T41"> specification and another specification.</text:span></text:p>
      <text:p text:style-name="P10"><text:span text:style-name="T21"><text:s text:c="8"/></text:span><text:span text:style-name="T9">///</text:span><text:span text:style-name="T41"> </text:span><text:span text:style-name="T9">&lt;/summary&gt;</text:span></text:p>
      <text:p text:style-name="P10"><text:span text:style-name="T21"><text:s text:c="8"/></text:span><text:span text:style-name="T9">///</text:span><text:span text:style-name="T41"> </text:span><text:span text:style-name="T9">&lt;param name=</text:span><text:span text:style-name="T33">"spec"</text:span><text:span text:style-name="T9">&gt;</text:span><text:span text:style-name="T41">Specification to AND.</text:span><text:span text:style-name="T9">&lt;/param&gt;</text:span></text:p>
      <text:p text:style-name="P10"><text:span text:style-name="T21"><text:s text:c="8"/></text:span><text:span text:style-name="T9">///</text:span><text:span text:style-name="T41"> </text:span><text:span text:style-name="T9">&lt;returns&gt;</text:span><text:span text:style-name="T41">A new specification.</text:span><text:span text:style-name="T9">&lt;/returns&gt;</text:span></text:p>
      <text:p text:style-name="P10"><text:span text:style-name="T21"><text:s text:c="8"/></text:span><text:span text:style-name="T33">ISpecification</text:span><text:span text:style-name="T21">&lt;T&gt; and(</text:span><text:span text:style-name="T33">ISpecification</text:span><text:span text:style-name="T21">&lt;T&gt; spec);</text:span></text:p>
      <text:p text:style-name="P12"><text:s text:c="8"/></text:p>
      <text:p text:style-name="P10"><text:span text:style-name="T21"><text:s text:c="8"/></text:span><text:span text:style-name="T9">///</text:span><text:span text:style-name="T41"> </text:span><text:span text:style-name="T9">&lt;summary&gt;</text:span></text:p>
      <text:p text:style-name="P10"><text:span text:style-name="T21"><text:s text:c="8"/></text:span><text:span text:style-name="T9">///</text:span><text:span text:style-name="T41"> Create a new specification that is the OR operation </text:span></text:p>
      <text:p text:style-name="P10"><text:span text:style-name="T21"><text:s text:c="8"/></text:span><text:span text:style-name="T9">///</text:span><text:span text:style-name="T41"> of </text:span><text:span text:style-name="T9">&lt;code&gt;</text:span><text:span text:style-name="T41">this</text:span><text:span text:style-name="T9">&lt;/code&gt;</text:span><text:span text:style-name="T41"> specification and another specification.</text:span></text:p>
      <text:p text:style-name="P10"><text:span text:style-name="T21"><text:s text:c="8"/></text:span><text:span text:style-name="T9">///</text:span><text:span text:style-name="T41"> </text:span><text:span text:style-name="T9">&lt;/summary&gt;</text:span></text:p>
      <text:p text:style-name="P10"><text:span text:style-name="T21"><text:s text:c="8"/></text:span><text:span text:style-name="T9">///</text:span><text:span text:style-name="T41"> </text:span><text:span text:style-name="T9">&lt;param name=</text:span><text:span text:style-name="T33">"spec"</text:span><text:span text:style-name="T9">&gt;</text:span><text:span text:style-name="T41">Specification to OR.</text:span><text:span text:style-name="T9">&lt;/param&gt;</text:span></text:p>
      <text:p text:style-name="P10"><text:span text:style-name="T21"><text:s text:c="8"/></text:span><text:span text:style-name="T9">///</text:span><text:span text:style-name="T41"> </text:span><text:span text:style-name="T9">&lt;returns&gt;</text:span><text:span text:style-name="T41">A new specification.</text:span><text:span text:style-name="T9">&lt;/returns&gt;</text:span></text:p>
      <text:p text:style-name="P10"><text:span text:style-name="T21"><text:s text:c="8"/></text:span><text:span text:style-name="T33">ISpecification</text:span><text:span text:style-name="T21">&lt;T&gt; or(</text:span><text:span text:style-name="T33">ISpecification</text:span><text:span text:style-name="T21">&lt;T&gt; spec);</text:span></text:p>
      <text:p text:style-name="P12"><text:s text:c="8"/></text:p>
      <text:p text:style-name="P10"><text:span text:style-name="T21"><text:s text:c="8"/></text:span><text:span text:style-name="T9">///</text:span><text:span text:style-name="T41"> </text:span><text:span text:style-name="T9">&lt;summary&gt;</text:span></text:p>
      <text:p text:style-name="P10"><text:span text:style-name="T21"><text:s text:c="8"/></text:span><text:span text:style-name="T9">///</text:span><text:span text:style-name="T41"> Create a new specification that is the NOT operation </text:span></text:p>
      <text:p text:style-name="P10"><text:span text:style-name="T21"><text:s text:c="8"/></text:span><text:span text:style-name="T9">///</text:span><text:span text:style-name="T41"> of </text:span><text:span text:style-name="T9">&lt;code&gt;</text:span><text:span text:style-name="T41">this</text:span><text:span text:style-name="T9">&lt;/code&gt;</text:span><text:span text:style-name="T41"> specification.</text:span></text:p>
      <text:p text:style-name="P10"><text:span text:style-name="T21"><text:s text:c="8"/></text:span><text:span text:style-name="T9">///</text:span><text:span text:style-name="T41"> </text:span><text:span text:style-name="T9">&lt;/summary&gt;</text:span></text:p>
      <text:p text:style-name="P10"><text:span text:style-name="T21"><text:s text:c="8"/></text:span><text:span text:style-name="T9">///</text:span><text:span text:style-name="T41"> </text:span><text:span text:style-name="T9">&lt;returns&gt;</text:span><text:span text:style-name="T41">A new specification.</text:span><text:span text:style-name="T9">&lt;/returns&gt;</text:span></text:p>
      <text:p text:style-name="P10"><text:span text:style-name="T21"><text:s text:c="8"/></text:span><text:span text:style-name="T33">ISpecification</text:span><text:span text:style-name="T21">&lt;T&gt; not();</text:span></text:p>
      <text:p text:style-name="P12"><text:s text:c="4"/>}</text:p>
      <text:p text:style-name="P12">}</text:p>
      <text:p text:style-name="P2"/>
      <text:p text:style-name="P7"><text:span text:style-name="T42">NOTA: Creemos haber descubierto un error en el codigo java ya que la signatura propuesta para el metodo </text:span><text:span text:style-name="T45">not()</text:span><text:span text:style-name="T42"> es la siguiente:</text:span></text:p>
      <text:p text:style-name="P2"/>
      <text:p text:style-name="P9"><text:span text:style-name="T34">ISpecificationJava</text:span><text:span text:style-name="T19">&lt;T&gt; not(</text:span><text:span text:style-name="T34">ISpecificationJava</text:span><text:span text:style-name="T19">&lt;T&gt; spec);</text:span></text:p>
      <text:p text:style-name="P2"/>
      <text:p text:style-name="P2">y esto es algo que no tiene ningun tipo de sentido, puesto que para implementar una operacion NOT solo hace falta un unico operando (en este caso, la propia clase que invoque NOT), al contrario que en las operaciones AND y OR donde son necesarios dos operandos. De hecho, un ejemplo, sacado del proyecto que acompaña al DDD_Specification, donde se muestra su invocacion podria ser algo asi como:</text:p>
      <text:p text:style-name="P2"/>
      <text:p text:style-name="P10"><text:span text:style-name="T9">var</text:span><text:span text:style-name="T21"> not_spec = </text:span><text:span text:style-name="T9">new</text:span><text:span text:style-name="T21"> </text:span><text:span text:style-name="T50">ThisIsYourSpecification</text:span><text:span text:style-name="T21">(</text:span><text:span text:style-name="T33">33</text:span><text:span text:style-name="T21">).not();</text:span></text:p>
      <text:p text:style-name="P2"/>
      <text:p text:style-name="P2">suponiendo que tuviesemos un Specification como:</text:p>
      <text:p text:style-name="P2"/>
      <text:p text:style-name="P18">ThisIsYourSpecification</text:p>
      <text:p text:style-name="P2"/>
      <text:p text:style-name="P2">que admitiese numeros enteros, y haer la comprobacion que considerase oportuna</text:p>
      <text:p text:style-name="P2"/>
      <text:p text:style-name="P20"><text:span text:style-name="T50">ThisIsYourSpecification</text:span><text:span text:style-name="T21">(</text:span><text:span text:style-name="T33">33</text:span><text:span text:style-name="T21">)</text:span></text:p>
      <text:p text:style-name="P2"/>
      <text:p text:style-name="P2">si quisieramos negarla seria asi:</text:p>
      <text:p text:style-name="P2"/>
      <text:p text:style-name="P20"><text:span text:style-name="T50">ThisIsYourSpecification</text:span><text:span text:style-name="T21">(</text:span><text:span text:style-name="T33">33</text:span><text:span text:style-name="T21">).not()</text:span></text:p>
      <text:p text:style-name="P2"/>
      <text:p text:style-name="P2">y vemos claramente que:</text:p>
      <text:p text:style-name="P2"><text:soft-page-break/></text:p>
      <text:p text:style-name="P13">not()</text:p>
      <text:p text:style-name="P2"/>
      <text:p text:style-name="P2">no admite ningun parametro.</text:p>
      <text:p text:style-name="P2"/>
      <text:p text:style-name="P2">FIN NOTA.</text:p>
      <text:p text:style-name="P2"/>
      <text:p text:style-name="P2"><text:span text:style-name="T3">Implementando el patron DDD_Specification – La abstract class Specification&lt;T&gt;</text:span>:</text:p>
      <text:p text:style-name="P2"/>
      <text:p text:style-name="P2">Vamos a intentar llegar a la implementacion de la clase abstracta Specification&lt;T&gt; a traves de BDD.</text:p>
      <text:p text:style-name="P2"/>
      <text:p text:style-name="P2">Tal y como esta implementada en el codigo java hace que sea imposible de testar y mucho menos, de llegar a ella a traves de BDD. De ese aspecto trata nuestra siguiente seccion.</text:p>
      <text:p text:style-name="P2"/>
      <text:p text:style-name="P2"><text:span text:style-name="T3">"Lavando los trapos sucios en publico" o "Inyectar o no Inyectar, he aqui la cuestion"</text:span>:</text:p>
      <text:p text:style-name="P2"/>
      <text:p text:style-name="P2">El problema de base es que la implementacion de la clase abstracta en java oculta sus dependencias. Vamos a explicar este concepto.</text:p>
      <text:p text:style-name="P2"/>
      <text:p text:style-name="P2">Una clase que oculta sus dependencias es aquella que de forma opaca crea otros objetos de los que depende y sin lo cuales no puede realizar el trabajo que se le ha encomendado.</text:p>
      <text:p text:style-name="P2"/>
      <text:p text:style-name="P2">Traduciendo este concepto (aunque casi podriamos hablar de anti-pattern) a codigo, obtendriamos algo como:</text:p>
      <text:p text:style-name="P2"/>
      <text:p text:style-name="P19"><text:span text:style-name="T9">public</text:span><text:span text:style-name="T21"> </text:span><text:span text:style-name="T9">abstract</text:span><text:span text:style-name="T21"> </text:span><text:span text:style-name="T9">class</text:span><text:span text:style-name="T21"> </text:span><text:span text:style-name="T50">Specification</text:span><text:span text:style-name="T21">&lt;T&gt; : </text:span><text:span text:style-name="T33">ISpecification</text:span><text:span text:style-name="T21">&lt;T&gt;</text:span></text:p>
      <text:p text:style-name="P12">{</text:p>
      <text:p text:style-name="P10"><text:span text:style-name="T21"><text:s text:c="4"/></text:span><text:span text:style-name="T9">public</text:span><text:span text:style-name="T21"> </text:span><text:span text:style-name="T33">ISpecification</text:span><text:span text:style-name="T21">&lt;T&gt; and(</text:span><text:span text:style-name="T33">ISpecification</text:span><text:span text:style-name="T21">&lt;T&gt; the_other)</text:span></text:p>
      <text:p text:style-name="P12"><text:s text:c="4"/>{</text:p>
      <text:p text:style-name="P10"><text:span text:style-name="T21"><text:s text:c="8"/></text:span><text:span text:style-name="T9">return</text:span><text:span text:style-name="T21"> </text:span><text:span text:style-name="T9">new</text:span><text:span text:style-name="T21"> </text:span><text:span text:style-name="T50">AndSpecification</text:span><text:span text:style-name="T21">&lt;T&gt;(</text:span><text:span text:style-name="T9">this</text:span><text:span text:style-name="T21">, the_other);</text:span></text:p>
      <text:p text:style-name="P12"><text:s text:c="4"/>}</text:p>
      <text:p text:style-name="P12">}</text:p>
      <text:p text:style-name="P2"/>
      <text:p text:style-name="P2">El metodo <text:span text:style-name="T1">and()</text:span>, internamente, crea una instancia de la clase <text:span text:style-name="T1">AndSpecification&lt;T&gt;</text:span>, de forma que nadie que vea desde fuera esta clase pueda saber que la clase <text:span text:style-name="T1">Specification&lt;T&gt;</text:span> tiene esa dependencia. Uno de los problemas con este tipo de "practicas" desde un punto de vista de BDD (o TDD mockista), es que es imposible testar esta clase y mas concretamente este metodo, pues no hay una forma clara de sustituir esa llamada a la construccion de la clase <text:span text:style-name="T1">AndSpecification&lt;T&gt;</text:span>, de crear un objeto falso (un mock object) que nos permita, por ejemplo, asertar que para que el metodo and() se comporte tal y como esperamos, durante su ejecucion debe haber invocado una vez, y solo una, el constructor de la clase <text:span text:style-name="T1">AndSpecification&lt;T&gt;</text:span>. En la actualidad existe algun Mocking Framework que permite hacer cosas parecidas. Sin dudar del valor que esto representa, sobre todo cuando nos enfrentamos a un codigo fuente heredado y con poca capacidad de cambio, no nos parece una practica saludable, ya que, en la mayoria de los casos se pueden optar por alternativas mas "testables", y probablemente, mas solidas y faciles de mantener a medio y largo plazo.</text:p>
      <text:p text:style-name="P2"/>
      <text:p text:style-name="P2">Para entender mejor este concepto, es interesante considerar la alternativa. Tal y como reza el titulo de este epigrafe: "Lavar los trapos sucios en publico".</text:p>
      <text:p text:style-name="P2"/>
      <text:p text:style-name="P2">Una de las alternativa seria reconocer de antemano todas las dependencias de nuestra clase e intentar inyectarselas a traves del constructor (Constructor Dependency Inyection). Es decir, aplicado a nuestro caso tendriamos algo como:</text:p>
      <text:p text:style-name="P2"/>
      <text:p text:style-name="P19"><text:span text:style-name="T9">public</text:span><text:span text:style-name="T21"> </text:span><text:span text:style-name="T9">abstract</text:span><text:span text:style-name="T21"> </text:span><text:span text:style-name="T9">class</text:span><text:span text:style-name="T21"> </text:span><text:span text:style-name="T50">Specification</text:span><text:span text:style-name="T21">&lt;T&gt; : </text:span><text:span text:style-name="T33">ISpecification</text:span><text:span text:style-name="T21">&lt;T&gt;</text:span></text:p>
      <text:p text:style-name="P12">{</text:p>
      <text:p text:style-name="P10"><text:span text:style-name="T21"><text:s text:c="4"/></text:span><text:span text:style-name="T50">AndSpecification</text:span><text:span text:style-name="T21">&lt;T&gt; and_specification;</text:span></text:p>
      <text:p text:style-name="P12"><text:s text:c="4"/></text:p>
      <text:p text:style-name="P10"><text:span text:style-name="T21"><text:s text:c="4"/></text:span><text:span text:style-name="T9">public</text:span><text:span text:style-name="T21"> Specification(</text:span><text:span text:style-name="T50">AndSpecification</text:span><text:span text:style-name="T21">&lt;T&gt; and_specification)</text:span></text:p>
      <text:p text:style-name="P12"><text:s text:c="4"/>{</text:p>
      <text:p text:style-name="P10"><text:soft-page-break/><text:span text:style-name="T21"><text:s text:c="8"/></text:span><text:span text:style-name="T9">this</text:span><text:span text:style-name="T21">.and_specification = and_specification;</text:span></text:p>
      <text:p text:style-name="P12"><text:s text:c="4"/>}</text:p>
      <text:p text:style-name="P12"/>
      <text:p text:style-name="P10"><text:span text:style-name="T21"><text:s text:c="4"/></text:span><text:span text:style-name="T9">public</text:span><text:span text:style-name="T21"> </text:span><text:span text:style-name="T33">ISpecification</text:span><text:span text:style-name="T21">&lt;T&gt; and(</text:span><text:span text:style-name="T33">ISpecification</text:span><text:span text:style-name="T21">&lt;T&gt; the_other_specification)</text:span></text:p>
      <text:p text:style-name="P12"><text:s text:c="4"/>{</text:p>
      <text:p text:style-name="P10"><text:span text:style-name="T21"><text:s text:c="8"/></text:span><text:span text:style-name="T9">return</text:span><text:span text:style-name="T21"> and_specification(</text:span><text:span text:style-name="T9">this</text:span><text:span text:style-name="T21">, the_other_specification);</text:span></text:p>
      <text:p text:style-name="P12"><text:s text:c="4"/>}</text:p>
      <text:p text:style-name="P12">}</text:p>
      <text:p text:style-name="P2"/>
      <text:p text:style-name="P2">y enfatizamos el "algo como" ya que hemos hecho trampas. <text:span text:style-name="T1">Specification&lt;T&gt;</text:span> es una clase abstracta, por lo que al declararle un constructor nos vemos en la obligacion de heredar la signatura del constructor en cualquier clase que herede de <text:span text:style-name="T1">Specification&lt;T&gt;</text:span> y en el caso de <text:span text:style-name="T1">AndSpecification&lt;T&gt;</text:span> la signatura del constructor de Specification&lt;T&gt; simple y llanamente carece de sentido, ya que el constructor que buscamos para AndSpecification&lt;T&gt; seria algo asi como:</text:p>
      <text:p text:style-name="P2"/>
      <text:p text:style-name="P19"><text:span text:style-name="T9">public</text:span><text:span text:style-name="T21"> AndSpecification(</text:span><text:span text:style-name="T33">ISpecification</text:span><text:span text:style-name="T21">&lt;T&gt; left_side, </text:span><text:span text:style-name="T33">ISpecification</text:span><text:span text:style-name="T21">&lt;T&gt; right_side)</text:span></text:p>
      <text:p text:style-name="P2"/>
      <text:p text:style-name="P2">Llegados a este punto en el que claramente se pone de manifiesto que la aproximacion escogida no es la correcta (para empezar ni siquiera compila), por muy buenos y correctos principios que estabamos intentando aplicar (Constructor Dependency Injection), podemos ir todavia mas alla en la utopia y proponer la solucion completa (con las opraciones AND, OR y NOT):</text:p>
      <text:p text:style-name="P2"/>
      <text:p text:style-name="P19"><text:span text:style-name="T9">public</text:span><text:span text:style-name="T21"> </text:span><text:span text:style-name="T9">abstract</text:span><text:span text:style-name="T21"> </text:span><text:span text:style-name="T9">class</text:span><text:span text:style-name="T21"> </text:span><text:span text:style-name="T50">Specification</text:span><text:span text:style-name="T21">&lt;T&gt; : </text:span><text:span text:style-name="T33">ISpecification</text:span><text:span text:style-name="T21">&lt;T&gt;</text:span></text:p>
      <text:p text:style-name="P12">{</text:p>
      <text:p text:style-name="P10"><text:span text:style-name="T21"><text:s text:c="4"/></text:span><text:span text:style-name="T50">AndSpecification</text:span><text:span text:style-name="T21">&lt;T&gt; and_specification;</text:span></text:p>
      <text:p text:style-name="P10"><text:span text:style-name="T21"><text:s text:c="4"/></text:span><text:span text:style-name="T50">OrSpecification</text:span><text:span text:style-name="T21">&lt;T&gt; or_specification;</text:span></text:p>
      <text:p text:style-name="P10"><text:span text:style-name="T21"><text:s text:c="4"/></text:span><text:span text:style-name="T50">NotSpecification</text:span><text:span text:style-name="T21">&lt;T&gt; not_specification;</text:span></text:p>
      <text:p text:style-name="P12"/>
      <text:p text:style-name="P10"><text:span text:style-name="T21"><text:s text:c="4"/></text:span><text:span text:style-name="T9">public</text:span><text:span text:style-name="T21"> Specification(</text:span><text:span text:style-name="T50">AndSpecification</text:span><text:span text:style-name="T21">&lt;T&gt; and_specification, </text:span></text:p>
      <text:p text:style-name="P10"><text:span text:style-name="T21"><text:s text:c="25"/></text:span><text:span text:style-name="T50">OrSpecification</text:span><text:span text:style-name="T21">&lt;T&gt; or_specification, </text:span></text:p>
      <text:p text:style-name="P10"><text:span text:style-name="T21"><text:s text:c="25"/></text:span><text:span text:style-name="T50">NotSpecification</text:span><text:span text:style-name="T21">&lt;T&gt; not_specification)</text:span></text:p>
      <text:p text:style-name="P12"><text:s text:c="4"/>{</text:p>
      <text:p text:style-name="P10"><text:span text:style-name="T21"><text:s text:c="8"/></text:span><text:span text:style-name="T9">this</text:span><text:span text:style-name="T21">.and_specification = and_specification;</text:span></text:p>
      <text:p text:style-name="P10"><text:span text:style-name="T21"><text:s text:c="8"/></text:span><text:span text:style-name="T9">this</text:span><text:span text:style-name="T21">.or_specification = or_specification;</text:span></text:p>
      <text:p text:style-name="P10"><text:span text:style-name="T21"><text:s text:c="8"/></text:span><text:span text:style-name="T9">this</text:span><text:span text:style-name="T21">.not_specification = not_specification;</text:span></text:p>
      <text:p text:style-name="P12"><text:s text:c="4"/>}</text:p>
      <text:p text:style-name="P12"/>
      <text:p text:style-name="P10"><text:span text:style-name="T21"><text:s text:c="4"/></text:span><text:span text:style-name="T9">public</text:span><text:span text:style-name="T21"> </text:span><text:span text:style-name="T9">abstract</text:span><text:span text:style-name="T21"> </text:span><text:span text:style-name="T9">bool</text:span><text:span text:style-name="T21"> is_satisfied_by(T item);</text:span></text:p>
      <text:p text:style-name="P12"/>
      <text:p text:style-name="P10"><text:span text:style-name="T21"><text:s text:c="4"/></text:span><text:span text:style-name="T9">public</text:span><text:span text:style-name="T21"> </text:span><text:span text:style-name="T33">ISpecification</text:span><text:span text:style-name="T21">&lt;T&gt; and(</text:span><text:span text:style-name="T33">ISpecification</text:span><text:span text:style-name="T21">&lt;T&gt; the_other_specification)</text:span></text:p>
      <text:p text:style-name="P12"><text:s text:c="4"/>{</text:p>
      <text:p text:style-name="P10"><text:span text:style-name="T21"><text:s text:c="8"/></text:span><text:span text:style-name="T9">return</text:span><text:span text:style-name="T21"> and_specification(</text:span><text:span text:style-name="T9">this</text:span><text:span text:style-name="T21">, the_other_specification);</text:span></text:p>
      <text:p text:style-name="P12"><text:s text:c="4"/>}</text:p>
      <text:p text:style-name="P12"/>
      <text:p text:style-name="P10"><text:span text:style-name="T21"><text:s text:c="4"/></text:span><text:span text:style-name="T9">public</text:span><text:span text:style-name="T21"> </text:span><text:span text:style-name="T33">ISpecification</text:span><text:span text:style-name="T21">&lt;T&gt; or(</text:span><text:span text:style-name="T33">ISpecification</text:span><text:span text:style-name="T21">&lt;T&gt; the_other_specification)</text:span></text:p>
      <text:p text:style-name="P12"><text:s text:c="4"/>{</text:p>
      <text:p text:style-name="P10"><text:span text:style-name="T21"><text:s text:c="8"/></text:span><text:span text:style-name="T9">return</text:span><text:span text:style-name="T21"> or_specification(</text:span><text:span text:style-name="T9">this</text:span><text:span text:style-name="T21">, the_other_specification);</text:span></text:p>
      <text:p text:style-name="P12"><text:s text:c="4"/>}</text:p>
      <text:p text:style-name="P12"/>
      <text:p text:style-name="P10"><text:span text:style-name="T21"><text:s text:c="4"/></text:span><text:span text:style-name="T9">public</text:span><text:span text:style-name="T21"> </text:span><text:span text:style-name="T33">ISpecification</text:span><text:span text:style-name="T21">&lt;T&gt; not()</text:span></text:p>
      <text:p text:style-name="P12"><text:s text:c="4"/>{</text:p>
      <text:p text:style-name="P10"><text:span text:style-name="T21"><text:s text:c="7"/></text:span><text:span text:style-name="T9">return</text:span><text:span text:style-name="T21"> not_specification(</text:span><text:span text:style-name="T9">this</text:span><text:span text:style-name="T21">);</text:span></text:p>
      <text:p text:style-name="P12"><text:s text:c="4"/>}</text:p>
      <text:p text:style-name="P12">}</text:p>
      <text:p text:style-name="P12"/>
      <text:p text:style-name="P10"><text:span text:style-name="T9">public</text:span><text:span text:style-name="T21"> </text:span><text:span text:style-name="T9">class</text:span><text:span text:style-name="T21"> </text:span><text:span text:style-name="T50">NotSpecification</text:span><text:span text:style-name="T21">&lt;T&gt; : </text:span><text:span text:style-name="T50">Specification</text:span><text:span text:style-name="T21">&lt;T&gt; </text:span></text:p>
      <text:p text:style-name="P12">{</text:p>
      <text:p text:style-name="P10"><text:span text:style-name="T21"><text:s text:c="4"/></text:span><text:span text:style-name="T33">ISpecification</text:span><text:span text:style-name="T21">&lt;T&gt; to_negate;</text:span></text:p>
      <text:p text:style-name="P12"/>
      <text:p text:style-name="P10"><text:span text:style-name="T21"><text:s text:c="4"/></text:span><text:span text:style-name="T9">public</text:span><text:span text:style-name="T21"> NotSpecification(</text:span><text:span text:style-name="T50">AndSpecification</text:span><text:span text:style-name="T21">&lt;T&gt; and_specification, </text:span></text:p>
      <text:p text:style-name="P10"><text:soft-page-break/><text:span text:style-name="T21"><text:s text:c="28"/></text:span><text:span text:style-name="T50">OrSpecification</text:span><text:span text:style-name="T21">&lt;T&gt; or_specification, </text:span></text:p>
      <text:p text:style-name="P10"><text:span text:style-name="T21"><text:s text:c="28"/></text:span><text:span text:style-name="T50">NotSpecification</text:span><text:span text:style-name="T21">&lt;T&gt; not_specification) : </text:span></text:p>
      <text:p text:style-name="P10"><text:span text:style-name="T21"><text:s text:c="8"/></text:span><text:span text:style-name="T9">base</text:span><text:span text:style-name="T21">(and_specification, or_specification, not_specification) {}</text:span></text:p>
      <text:p text:style-name="P12"><text:s text:c="8"/></text:p>
      <text:p text:style-name="P10"><text:span text:style-name="T21"><text:s text:c="4"/></text:span><text:span text:style-name="T9">public</text:span><text:span text:style-name="T21"> NotSpecification(</text:span><text:span text:style-name="T33">ISpecification</text:span><text:span text:style-name="T21">&lt;T&gt; to_negate)</text:span></text:p>
      <text:p text:style-name="P12"><text:s text:c="4"/>{</text:p>
      <text:p text:style-name="P10"><text:span text:style-name="T21"><text:s text:c="8"/></text:span><text:span text:style-name="T9">this</text:span><text:span text:style-name="T21">.to_negate = to_negate;</text:span></text:p>
      <text:p text:style-name="P12"><text:s text:c="4"/>}</text:p>
      <text:p text:style-name="P12"/>
      <text:p text:style-name="P10"><text:span text:style-name="T21"><text:s text:c="4"/></text:span><text:span text:style-name="T9">public</text:span><text:span text:style-name="T21"> </text:span><text:span text:style-name="T9">override</text:span><text:span text:style-name="T21"> </text:span><text:span text:style-name="T9">bool</text:span><text:span text:style-name="T21"> is_satisfied_by(T item)</text:span></text:p>
      <text:p text:style-name="P12"><text:s text:c="4"/>{</text:p>
      <text:p text:style-name="P10"><text:span text:style-name="T21"><text:s text:c="8"/></text:span><text:span text:style-name="T9">return</text:span><text:span text:style-name="T21"> !</text:span><text:span text:style-name="T9">this</text:span><text:span text:style-name="T21">.to_negate.is_satisfied_by(item);</text:span></text:p>
      <text:p text:style-name="P12"><text:s text:c="4"/>}</text:p>
      <text:p text:style-name="P12">}</text:p>
      <text:p text:style-name="P12"/>
      <text:p text:style-name="P10"><text:span text:style-name="T9">public</text:span><text:span text:style-name="T21"> </text:span><text:span text:style-name="T9">class</text:span><text:span text:style-name="T21"> </text:span><text:span text:style-name="T50">OrSpecification</text:span><text:span text:style-name="T21">&lt;T&gt; : </text:span><text:span text:style-name="T50">Specification</text:span><text:span text:style-name="T21">&lt;T&gt;</text:span></text:p>
      <text:p text:style-name="P12">{</text:p>
      <text:p text:style-name="P10"><text:span text:style-name="T21"><text:s text:c="4"/></text:span><text:span text:style-name="T33">ISpecification</text:span><text:span text:style-name="T21">&lt;T&gt; left_side;</text:span></text:p>
      <text:p text:style-name="P10"><text:span text:style-name="T21"><text:s text:c="4"/></text:span><text:span text:style-name="T33">ISpecification</text:span><text:span text:style-name="T21">&lt;T&gt; right_side;</text:span></text:p>
      <text:p text:style-name="P12"/>
      <text:p text:style-name="P10"><text:span text:style-name="T21"><text:s text:c="4"/></text:span><text:span text:style-name="T9">public</text:span><text:span text:style-name="T21"> OrSpecification(</text:span><text:span text:style-name="T50">AndSpecification</text:span><text:span text:style-name="T21">&lt;T&gt; and_specification, </text:span></text:p>
      <text:p text:style-name="P10"><text:span text:style-name="T21"><text:s text:c="27"/></text:span><text:span text:style-name="T50">OrSpecification</text:span><text:span text:style-name="T21">&lt;T&gt; or_specification, </text:span></text:p>
      <text:p text:style-name="P10"><text:span text:style-name="T21"><text:s text:c="27"/></text:span><text:span text:style-name="T50">NotSpecification</text:span><text:span text:style-name="T21">&lt;T&gt; not_specification) : </text:span></text:p>
      <text:p text:style-name="P10"><text:span text:style-name="T21"><text:s text:c="8"/></text:span><text:span text:style-name="T9">base</text:span><text:span text:style-name="T21">(and_specification, or_specification, not_specification) {}</text:span></text:p>
      <text:p text:style-name="P12"/>
      <text:p text:style-name="P10"><text:span text:style-name="T21"><text:s text:c="4"/></text:span><text:span text:style-name="T9">public</text:span><text:span text:style-name="T21"> OrSpecification(</text:span><text:span text:style-name="T33">ISpecification</text:span><text:span text:style-name="T21">&lt;T&gt; left_side, </text:span><text:span text:style-name="T33">ISpecification</text:span><text:span text:style-name="T21">&lt;T&gt; right_side)</text:span></text:p>
      <text:p text:style-name="P12"><text:s text:c="4"/>{</text:p>
      <text:p text:style-name="P10"><text:span text:style-name="T21"><text:s text:c="8"/></text:span><text:span text:style-name="T9">this</text:span><text:span text:style-name="T21">.left_side = left_side;</text:span></text:p>
      <text:p text:style-name="P10"><text:span text:style-name="T21"><text:s text:c="8"/></text:span><text:span text:style-name="T9">this</text:span><text:span text:style-name="T21">.right_side = right_side;</text:span></text:p>
      <text:p text:style-name="P12"><text:s text:c="4"/>}</text:p>
      <text:p text:style-name="P12"/>
      <text:p text:style-name="P10"><text:span text:style-name="T21"><text:s text:c="4"/></text:span><text:span text:style-name="T9">public</text:span><text:span text:style-name="T21"> </text:span><text:span text:style-name="T9">override</text:span><text:span text:style-name="T21"> </text:span><text:span text:style-name="T9">bool</text:span><text:span text:style-name="T21"> is_satisfied_by(T item)</text:span></text:p>
      <text:p text:style-name="P12"><text:s text:c="4"/>{</text:p>
      <text:p text:style-name="P10"><text:span text:style-name="T21"><text:s text:c="8"/></text:span><text:span text:style-name="T9">return</text:span><text:span text:style-name="T21"> </text:span><text:span text:style-name="T9">this</text:span><text:span text:style-name="T21">.left_side.is_satisfied_by(item) || </text:span></text:p>
      <text:p text:style-name="P10"><text:span text:style-name="T21"><text:s text:c="15"/></text:span><text:span text:style-name="T9">this</text:span><text:span text:style-name="T21">.right_side.is_satisfied_by(item);</text:span></text:p>
      <text:p text:style-name="P12"><text:s text:c="4"/>}</text:p>
      <text:p text:style-name="P12">}</text:p>
      <text:p text:style-name="P12"/>
      <text:p text:style-name="P10"><text:span text:style-name="T9">public</text:span><text:span text:style-name="T21"> </text:span><text:span text:style-name="T9">class</text:span><text:span text:style-name="T21"> </text:span><text:span text:style-name="T50">AndSpecification</text:span><text:span text:style-name="T21">&lt;T&gt; : </text:span><text:span text:style-name="T50">Specification</text:span><text:span text:style-name="T21">&lt;T&gt;</text:span></text:p>
      <text:p text:style-name="P12">{</text:p>
      <text:p text:style-name="P10"><text:span text:style-name="T21"><text:s text:c="4"/></text:span><text:span text:style-name="T33">ISpecification</text:span><text:span text:style-name="T21">&lt;T&gt; left_side;</text:span></text:p>
      <text:p text:style-name="P10"><text:span text:style-name="T21"><text:s text:c="4"/></text:span><text:span text:style-name="T33">ISpecification</text:span><text:span text:style-name="T21">&lt;T&gt; right_side;</text:span></text:p>
      <text:p text:style-name="P12"/>
      <text:p text:style-name="P10"><text:span text:style-name="T21"><text:s text:c="4"/></text:span><text:span text:style-name="T9">public</text:span><text:span text:style-name="T21"> AndSpecification(</text:span><text:span text:style-name="T50">AndSpecification</text:span><text:span text:style-name="T21">&lt;T&gt; and_specification, </text:span></text:p>
      <text:p text:style-name="P10"><text:span text:style-name="T21"><text:s text:c="28"/></text:span><text:span text:style-name="T50">OrSpecification</text:span><text:span text:style-name="T21">&lt;T&gt; or_specification, </text:span></text:p>
      <text:p text:style-name="P10"><text:span text:style-name="T21"><text:s text:c="28"/></text:span><text:span text:style-name="T50">NotSpecification</text:span><text:span text:style-name="T21">&lt;T&gt; not_specification) : </text:span></text:p>
      <text:p text:style-name="P10"><text:span text:style-name="T21"><text:s text:c="8"/></text:span><text:span text:style-name="T9">base</text:span><text:span text:style-name="T21">(and_specification, or_specification, not_specification) {}</text:span></text:p>
      <text:p text:style-name="P12"><text:s text:c="8"/></text:p>
      <text:p text:style-name="P10"><text:span text:style-name="T21"><text:s text:c="4"/></text:span><text:span text:style-name="T9">public</text:span><text:span text:style-name="T21"> AndSpecification(</text:span><text:span text:style-name="T33">ISpecification</text:span><text:span text:style-name="T21">&lt;T&gt; left_side, </text:span><text:span text:style-name="T33">ISpecification</text:span><text:span text:style-name="T21">&lt;T&gt; right_side)</text:span></text:p>
      <text:p text:style-name="P12"><text:s text:c="4"/>{</text:p>
      <text:p text:style-name="P10"><text:span text:style-name="T21"><text:s text:c="8"/></text:span><text:span text:style-name="T9">this</text:span><text:span text:style-name="T21">.left_side = left_side;</text:span></text:p>
      <text:p text:style-name="P10"><text:span text:style-name="T21"><text:s text:c="8"/></text:span><text:span text:style-name="T9">this</text:span><text:span text:style-name="T21">.right_side = right_side;</text:span></text:p>
      <text:p text:style-name="P12"><text:s text:c="4"/>}</text:p>
      <text:p text:style-name="P12"/>
      <text:p text:style-name="P10"><text:span text:style-name="T21"><text:s text:c="4"/></text:span><text:span text:style-name="T9">public</text:span><text:span text:style-name="T21"> </text:span><text:span text:style-name="T9">override</text:span><text:span text:style-name="T21"> </text:span><text:span text:style-name="T9">bool</text:span><text:span text:style-name="T21"> is_satisfied_by(T item)</text:span></text:p>
      <text:p text:style-name="P12"><text:s text:c="4"/>{</text:p>
      <text:p text:style-name="P10"><text:span text:style-name="T21"><text:s text:c="8"/></text:span><text:span text:style-name="T9">return</text:span><text:span text:style-name="T21"> </text:span><text:span text:style-name="T9">this</text:span><text:span text:style-name="T21">.left_side.is_satisfied_by(item) &amp;&amp; </text:span></text:p>
      <text:p text:style-name="P10"><text:span text:style-name="T21"><text:s text:c="15"/></text:span><text:span text:style-name="T9">this</text:span><text:span text:style-name="T21">.right_side.is_satisfied_by(item);</text:span></text:p>
      <text:p text:style-name="P12"><text:s text:c="4"/>}</text:p>
      <text:p text:style-name="P12">}</text:p>
      <text:p text:style-name="P2"/>
      <text:p text:style-name="P2">Recordando donde estarian los errores:</text:p>
      <text:p text:style-name="P2"><text:soft-page-break/></text:p>
      <text:p text:style-name="P2">Primero:</text:p>
      <text:p text:style-name="P2"/>
      <text:p text:style-name="P22"><text:span text:style-name="T17">public</text:span><text:span text:style-name="T30"> </text:span><text:span text:style-name="T40">ISpecification</text:span><text:span text:style-name="T30">&lt;T&gt; and(</text:span><text:span text:style-name="T40">ISpecification</text:span><text:span text:style-name="T30">&lt;T&gt; the_other_specification)</text:span></text:p>
      <text:p text:style-name="P15">{</text:p>
      <text:p text:style-name="P23"><text:span text:style-name="T30"><text:s text:c="4"/></text:span><text:span text:style-name="T17">return</text:span><text:span text:style-name="T30"> and_specification(</text:span><text:span text:style-name="T17">this</text:span><text:span text:style-name="T30">, the_other_specification);</text:span></text:p>
      <text:p text:style-name="P15">}</text:p>
      <text:p text:style-name="P15"/>
      <text:p text:style-name="P23"><text:span text:style-name="T17">public</text:span><text:span text:style-name="T30"> </text:span><text:span text:style-name="T40">ISpecification</text:span><text:span text:style-name="T30">&lt;T&gt; or(</text:span><text:span text:style-name="T40">ISpecification</text:span><text:span text:style-name="T30">&lt;T&gt; the_other_specification)</text:span></text:p>
      <text:p text:style-name="P15">{</text:p>
      <text:p text:style-name="P23"><text:span text:style-name="T30"><text:s text:c="4"/></text:span><text:span text:style-name="T17">return</text:span><text:span text:style-name="T30"> or_specification(</text:span><text:span text:style-name="T17">this</text:span><text:span text:style-name="T30">, the_other_specification);</text:span></text:p>
      <text:p text:style-name="P15">}</text:p>
      <text:p text:style-name="P15"/>
      <text:p text:style-name="P23"><text:span text:style-name="T17">public</text:span><text:span text:style-name="T30"> </text:span><text:span text:style-name="T40">ISpecification</text:span><text:span text:style-name="T30">&lt;T&gt; not()</text:span></text:p>
      <text:p text:style-name="P15">{</text:p>
      <text:p text:style-name="P23"><text:span text:style-name="T30"><text:s text:c="4"/></text:span><text:span text:style-name="T17">return</text:span><text:span text:style-name="T30"> not_specification(</text:span><text:span text:style-name="T17">this</text:span><text:span text:style-name="T30">);</text:span></text:p>
      <text:p text:style-name="P15">}</text:p>
      <text:p text:style-name="P2"/>
      <text:p text:style-name="P2">los tres <text:span text:style-name="T1">return</text:span> serian erroneos ya que no devuelve el tipo esperado.</text:p>
      <text:p text:style-name="P2"/>
      <text:p text:style-name="P2">Segundo:</text:p>
      <text:p text:style-name="P2"/>
      <text:p text:style-name="P22"><text:span text:style-name="T17">public</text:span><text:span text:style-name="T30"> NotSpecification(</text:span><text:span text:style-name="T40">ISpecification</text:span><text:span text:style-name="T30">&lt;T&gt; to_negate)</text:span></text:p>
      <text:p text:style-name="P15">{</text:p>
      <text:p text:style-name="P23"><text:span text:style-name="T30"><text:s text:c="4"/></text:span><text:span text:style-name="T17">this</text:span><text:span text:style-name="T30">.to_negate = to_negate;</text:span></text:p>
      <text:p text:style-name="P15">}</text:p>
      <text:p text:style-name="P22"/>
      <text:p text:style-name="P22"><text:span text:style-name="T17">public</text:span><text:span text:style-name="T30"> OrSpecification(</text:span><text:span text:style-name="T40">ISpecification</text:span><text:span text:style-name="T30">&lt;T&gt; left_side, </text:span><text:span text:style-name="T40">ISpecification</text:span><text:span text:style-name="T30">&lt;T&gt; right_side)</text:span></text:p>
      <text:p text:style-name="P15">{</text:p>
      <text:p text:style-name="P23"><text:span text:style-name="T30"><text:s text:c="4"/></text:span><text:span text:style-name="T17">this</text:span><text:span text:style-name="T30">.left_side = left_side;</text:span></text:p>
      <text:p text:style-name="P23"><text:span text:style-name="T30"><text:s text:c="4"/></text:span><text:span text:style-name="T17">this</text:span><text:span text:style-name="T30">.right_side = right_side;</text:span></text:p>
      <text:p text:style-name="P15">}</text:p>
      <text:p text:style-name="P22"/>
      <text:p text:style-name="P22"><text:span text:style-name="T17">public</text:span><text:span text:style-name="T30"> AndSpecification(</text:span><text:span text:style-name="T40">ISpecification</text:span><text:span text:style-name="T30">&lt;T&gt; left_side, </text:span><text:span text:style-name="T40">ISpecification</text:span><text:span text:style-name="T30">&lt;T&gt; right_side)</text:span></text:p>
      <text:p text:style-name="P15">{</text:p>
      <text:p text:style-name="P23"><text:span text:style-name="T30"><text:s text:c="4"/></text:span><text:span text:style-name="T17">this</text:span><text:span text:style-name="T30">.left_side = left_side;</text:span></text:p>
      <text:p text:style-name="P23"><text:span text:style-name="T30"><text:s text:c="4"/></text:span><text:span text:style-name="T17">this</text:span><text:span text:style-name="T30">.right_side = right_side;</text:span></text:p>
      <text:p text:style-name="P15">}</text:p>
      <text:p text:style-name="P2"/>
      <text:p text:style-name="P2">ninguno de los tres constructores compilaria ya que no existe ningun contructor sin parametros en la clase abstracta Specification&lt;T&gt;, que nos permita tener la signatura deseada (podriamos alargar este futil ejercicio hasta el infinito, pero no por ello estariamos mas cerca de la solucion).</text:p>
      <text:p text:style-name="P2"/>
      <text:p text:style-name="P2"><text:span text:style-name="T3">Recapitulando</text:span>:</text:p>
      <text:p text:style-name="P2"/>
      <text:p text:style-name="P2">En el documento DDD_Specification y en su proyecto adjunto, ya se explico una forma de implementar el patron DDD_Specification. Sin embargo al no ser totalmente testable, en este proyecto decidimos buscar una solucion diferente. Puesto que quedo demostrado en el anterior epigrafe que en cuanto optemos por implementar una clase base abstracta Specification&lt;T&gt; nos vemos inmersos en el problema de la testabilidad ya que no parece que haya una forma transparente de tratar las dependencias e inyectarlas a traves del constructor, hemos decidido asumir que nuestra solucion no va a ser 100% testable, pero al menos vamos a intentar contener el impacto que esto nos produce.</text:p>
      <text:p text:style-name="P2"/>
      <text:p text:style-name="P2"><text:span text:style-name="T3">Limitando Daños</text:span>:</text:p>
      <text:p text:style-name="P2"/>
      <text:p text:style-name="P2">Puesto que la solucion ideal no es posible, tenemos que llegar a un compromiso que nos permitas solucionar el problema y limitar al maximo los posibles daños o conscuencias.</text:p>
      <text:p text:style-name="P2"/>
      <text:p text:style-name="P2">Una de las cuestiones que menos nos convencia era todo el asunto de la clase base <text:span text:style-name="T61">abstracta </text:span><text:span text:style-name="T2">Specification&lt;T&gt;</text:span><text:span text:style-name="T61">. Si bien es excelente desde un punto de vista pedagogico (de </text:span><text:soft-page-break/><text:span text:style-name="T61">hecho en el documento DDD_Specification se usa y abusa de ella), creemos que deberiamos intentar eliminarla. La pregunta entonces seria, ¿es factible?.</text:span></text:p>
      <text:p text:style-name="P3"/>
      <text:p text:style-name="P3">Por suerte, la respuesta es afirmativa.</text:p>
      <text:p text:style-name="P3"/>
      <text:p text:style-name="P3">Para empezar, partiriamos de una interface de ISpecification&lt;T&gt; mucho mas clara (expresa mejor al intencion) y minimalista, sin que por ello vayamos a perder funcionalidad:</text:p>
      <text:p text:style-name="P3"/>
      <text:p text:style-name="P3">NOTA: En este epigrafe, por cuestiones de claridad, vamos a limitar al maximo los comentarios en el codigo. Si quieres consultar la version con los comentarios integros, debes acudir al propio codigo fuente</text:p>
      <text:p text:style-name="P2"/>
      <text:p text:style-name="P19"><text:span text:style-name="T9">public</text:span><text:span text:style-name="T21"> </text:span><text:span text:style-name="T9">interface</text:span><text:span text:style-name="T21"> </text:span><text:span text:style-name="T33">ISpecification</text:span><text:span text:style-name="T21">&lt;T&gt;</text:span></text:p>
      <text:p text:style-name="P12">{</text:p>
      <text:p text:style-name="P10"><text:span text:style-name="T21"><text:s text:c="4"/></text:span><text:span text:style-name="T9">bool</text:span><text:span text:style-name="T21"> is_satisfied_by(T item);</text:span></text:p>
      <text:p text:style-name="P12">}</text:p>
      <text:p text:style-name="P2"/>
      <text:p text:style-name="P2">Con respecto a las tres operaciones; a saber, AND, OR y NOT; vamos a sacarlas fuera de la clase base Specification&lt;T&gt;(que deseamos eliminar) y vamos a hacer que implementen la interface ISpecification&lt;T&gt; en lugar de la clase base abstracta Specification&lt;T&gt;. Usando como ejemplo la clase AndSpecification&lt;T&gt;:</text:p>
      <text:p text:style-name="P2"/>
      <text:p text:style-name="P19"><text:span text:style-name="T9">public</text:span><text:span text:style-name="T21"> </text:span><text:span text:style-name="T9">class</text:span><text:span text:style-name="T21"> </text:span><text:span text:style-name="T50">AndSpecification</text:span><text:span text:style-name="T21">&lt;T&gt; : </text:span><text:span text:style-name="T33">ISpecification</text:span><text:span text:style-name="T21">&lt;T&gt; </text:span></text:p>
      <text:p text:style-name="P12">{</text:p>
      <text:p text:style-name="P10"><text:span text:style-name="T21"><text:s text:c="4"/></text:span><text:span text:style-name="T9">public</text:span><text:span text:style-name="T21"> </text:span><text:span text:style-name="T9">bool</text:span><text:span text:style-name="T21"> is_satisfied_by(T item)</text:span></text:p>
      <text:p text:style-name="P12"><text:s text:c="4"/>{</text:p>
      <text:p text:style-name="P10"><text:span text:style-name="T21"><text:s text:c="8"/></text:span><text:span text:style-name="T9">throw</text:span><text:span text:style-name="T21"> </text:span><text:span text:style-name="T9">new</text:span><text:span text:style-name="T21"> </text:span><text:span text:style-name="T62">NotImplementedException</text:span><text:span text:style-name="T22">();</text:span></text:p>
      <text:p text:style-name="P14"><text:s text:c="4"/>}</text:p>
      <text:p text:style-name="P14">}</text:p>
      <text:p text:style-name="P2"/>
      <text:p text:style-name="P2">Para que pueda realizar su trabajo (lease "para poder implementar el metodo is_satisfied_by(T item)"), vamos a inyectarle via el constructor de sus dos dependencias:</text:p>
      <text:p text:style-name="P2"/>
      <text:p text:style-name="P19"><text:span text:style-name="T9">public</text:span><text:span text:style-name="T21"> AndSpecification(</text:span><text:span text:style-name="T33">ISpecification</text:span><text:span text:style-name="T21">&lt;T&gt; left_side, </text:span><text:span text:style-name="T33">ISpecification</text:span><text:span text:style-name="T21">&lt;T&gt; right_side)</text:span></text:p>
      <text:p text:style-name="P2"/>
      <text:p text:style-name="P2">de forma que pueda realizar su trabajo con un simple:</text:p>
      <text:p text:style-name="P2"/>
      <text:p text:style-name="P19"><text:span text:style-name="T9">return</text:span><text:span text:style-name="T21"> left_side.is_satisfied_by(item) &amp;&amp; right_side.is_satisfied_by(item);</text:span></text:p>
      <text:p text:style-name="P2"/>
      <text:p text:style-name="P2">El codigo completo seria:</text:p>
      <text:p text:style-name="P2"/>
      <text:p text:style-name="P19"><text:span text:style-name="T9">public</text:span><text:span text:style-name="T21"> </text:span><text:span text:style-name="T9">class</text:span><text:span text:style-name="T21"> </text:span><text:span text:style-name="T50">AndSpecification</text:span><text:span text:style-name="T21">&lt;T&gt; : </text:span><text:span text:style-name="T33">ISpecification</text:span><text:span text:style-name="T21">&lt;T&gt; </text:span></text:p>
      <text:p text:style-name="P12">{</text:p>
      <text:p text:style-name="P10"><text:span text:style-name="T21"><text:s text:c="4"/></text:span><text:span text:style-name="T33">ISpecification</text:span><text:span text:style-name="T21">&lt;T&gt; left_side;</text:span></text:p>
      <text:p text:style-name="P10"><text:span text:style-name="T21"><text:s text:c="4"/></text:span><text:span text:style-name="T33">ISpecification</text:span><text:span text:style-name="T21">&lt;T&gt; right_side;</text:span></text:p>
      <text:p text:style-name="P12"/>
      <text:p text:style-name="P10"><text:span text:style-name="T21"><text:s text:c="4"/></text:span><text:span text:style-name="T9">public</text:span><text:span text:style-name="T21"> AndSpecification(</text:span><text:span text:style-name="T33">ISpecification</text:span><text:span text:style-name="T21">&lt;T&gt; left_side, </text:span><text:span text:style-name="T33">ISpecification</text:span><text:span text:style-name="T21">&lt;T&gt; right_side)</text:span></text:p>
      <text:p text:style-name="P12"><text:s text:c="4"/>{</text:p>
      <text:p text:style-name="P10"><text:span text:style-name="T21"><text:s text:c="8"/></text:span><text:span text:style-name="T9">this</text:span><text:span text:style-name="T21">.left_side = left_side;</text:span></text:p>
      <text:p text:style-name="P10"><text:span text:style-name="T21"><text:s text:c="8"/></text:span><text:span text:style-name="T9">this</text:span><text:span text:style-name="T21">.right_side = right_side;</text:span></text:p>
      <text:p text:style-name="P12"><text:s text:c="4"/>}</text:p>
      <text:p text:style-name="P12"/>
      <text:p text:style-name="P10"><text:span text:style-name="T21"><text:s text:c="4"/></text:span><text:span text:style-name="T9">public</text:span><text:span text:style-name="T21"> </text:span><text:span text:style-name="T9">bool</text:span><text:span text:style-name="T21"> is_satisfied_by(T item)</text:span></text:p>
      <text:p text:style-name="P12"><text:s text:c="4"/>{</text:p>
      <text:p text:style-name="P10"><text:span text:style-name="T21"><text:s text:c="8"/></text:span><text:span text:style-name="T9">return</text:span><text:span text:style-name="T21"> left_side.is_satisfied_by(item) &amp;&amp; right_side.is_satisfied_by(item);</text:span></text:p>
      <text:p text:style-name="P12"><text:s text:c="4"/>}</text:p>
      <text:p text:style-name="P12">}</text:p>
      <text:p text:style-name="P2"/>
      <text:p text:style-name="P2">Es decir, hemos eliminado completamente la necesidad de la clase base abstracta Specification&lt;T&gt; a la hora de implementar las 3 operaciones que necesitamos (AND, OR y NOT) y por el momento nos mantenemos 100% testables al inyectar las dependencias via el constructor.</text:p>
      <text:p text:style-name="P2"><text:soft-page-break/></text:p>
      <text:p text:style-name="P2">Una vez visto el codigo deberia rsultar mucho mas asequible el entender como se llego a el a traves de un proceso BDD. En vez de volver a mostrar como implementar AndSpecification&lt;T&gt;, mostraremos el mismo proceso pero para OrSpecification&lt;T&gt; y NotSpecfication&lt;T&gt; en el siguiente epigrafe.</text:p>
      <text:p text:style-name="P2"/>
      <text:p text:style-name="P2"><text:span text:style-name="T3">OrSpecification&lt;T&gt; via BDD</text:span>:</text:p>
      <text:p text:style-name="P2"/>
      <text:p text:style-name="P2">Nuestra BDD_Spec para la clase OrSpecification&lt;T&gt; seria:</text:p>
      <text:p text:style-name="P2"/>
      <text:p text:style-name="P24">When asked if an item that meets both conditions satisfies the or operator specification</text:p>
      <text:p text:style-name="P25">» It should confirm that the or operator specification was satisfied</text:p>
      <text:p text:style-name="P25">» It should evaluate the left side condition</text:p>
      <text:p text:style-name="P25">» It should not evaluate the right side condition</text:p>
      <text:p text:style-name="P25"/>
      <text:p text:style-name="P25">When asked if an item that meets only the left side condition satisfies the or operator specification</text:p>
      <text:p text:style-name="P25">» It should confirm that the or operator specification was satisfied</text:p>
      <text:p text:style-name="P25">» It should evaluate the left side condition</text:p>
      <text:p text:style-name="P25">» It should not evaluate the right side condition</text:p>
      <text:p text:style-name="P25"/>
      <text:p text:style-name="P25">When asked if an item that meets only the right side condition satisfies the or operator specification</text:p>
      <text:p text:style-name="P25">» It should confirm that the or operator specification was satisfied</text:p>
      <text:p text:style-name="P25">» It should evaluate the left side condition</text:p>
      <text:p text:style-name="P25">» It should evaluate the right side condition</text:p>
      <text:p text:style-name="P25"/>
      <text:p text:style-name="P25">When asked if an item that does not meet any of the conditions satisfies the or operator specification</text:p>
      <text:p text:style-name="P25">» It should confirm that the or operator specification was not satisfied</text:p>
      <text:p text:style-name="P25">» It should evaluate the left side condition</text:p>
      <text:p text:style-name="P25">» It should evaluate the right side condition</text:p>
      <text:p text:style-name="P2"/>
      <text:p text:style-name="P2"/>
      <text:p text:style-name="P2">TODO: Revisar vocabulario de BDD (Spec, asertion, ...) para redactar correctamente lo siguiente.</text:p>
      <text:p text:style-name="P2"/>
      <text:p text:style-name="P2">Con esta BDD_Spec definiriamos perfectamente el comportamiento que esperamos alcanzar con la clase OrSpecification&lt;T&gt;.</text:p>
      <text:p text:style-name="P2"/>
      <text:p text:style-name="P2">La primera condicion</text:p>
      <text:p text:style-name="P2"/>
      <text:p text:style-name="P26">When asked if an item that meets both conditions satisfies the or operator specification</text:p>
      <text:p text:style-name="P2"/>
      <text:p text:style-name="P2">corresponderia al "happy day scenario" (usando una expresion atribuida a Jean Paul Boodhoo).</text:p>
      <text:p text:style-name="P2"/>
      <text:p text:style-name="P2">Es decir, seria la condicion general en la que todo va bien (se cumplen todas las condiciones), y creemos que podemos afirmar sin lugar a dudas que es un practica positiva empezar la codificacion por ella, para luego ir centarndonos en Scenarios mas concretos donde distintos elementos empiezan a fallar.</text:p>
      <text:p text:style-name="P2"/>
      <text:p text:style-name="P7"><text:span text:style-name="T43">Implementando el primer Scenario ("Happy Day Scenario")</text:span><text:span text:style-name="T42">:</text:span></text:p>
      <text:p text:style-name="P2"/>
      <text:p text:style-name="P2">Mantengamos lo siguiente como referencia:</text:p>
      <text:p text:style-name="P2"/>
      <text:p text:style-name="P24">When asked if an item that meets both conditions satisfies the or operator specification</text:p>
      <text:p text:style-name="P25">» It should confirm that the or operator specification was satisfied</text:p>
      <text:p text:style-name="P25">» It should evaluate the left side condition</text:p>
      <text:p text:style-name="P27">» It should not evaluate the right side condition</text:p>
      <text:p text:style-name="P2"/>
      <text:p text:style-name="P2">La Specification y sus Asertions usando Machine.Specifications.DevelopWithPassion serian:</text:p>
      <text:p text:style-name="P2"/>
      <text:p text:style-name="P16"><text:soft-page-break/><text:span text:style-name="T6">public</text:span><text:span text:style-name="T64"> </text:span><text:span text:style-name="T6">class</text:span><text:span text:style-name="T64"> </text:span><text:span text:style-name="T49">concern_for_the_or_specification</text:span><text:span text:style-name="T64"> : </text:span></text:p>
      <text:p text:style-name="P16"><text:span text:style-name="T49"><text:s text:c="3"/>Observes</text:span><text:span text:style-name="T64">&lt;</text:span><text:span text:style-name="T32">ISpecification</text:span><text:span text:style-name="T64">&lt;</text:span><text:span text:style-name="T32">IWhateverType</text:span><text:span text:style-name="T64">&gt;, </text:span><text:span text:style-name="T49">OrSpecification</text:span><text:span text:style-name="T64">&lt;</text:span><text:span text:style-name="T32">IWhateverType</text:span><text:span text:style-name="T64">&gt;&gt; {}</text:span></text:p>
      <text:p text:style-name="P12"/>
      <text:p text:style-name="P10"><text:span text:style-name="T9">public</text:span><text:span text:style-name="T21"> </text:span><text:span text:style-name="T9">class</text:span><text:span text:style-name="T21"> </text:span><text:span text:style-name="T50">when_asked_if_an_item_that_meets_both_conditions_satisfies_the_or_operator_specification</text:span><text:span text:style-name="T21"> : </text:span><text:span text:style-name="T50">concern_for_the_or_specification</text:span></text:p>
      <text:p text:style-name="P12">{</text:p>
      <text:p text:style-name="P10"><text:span text:style-name="T21"><text:s text:c="4"/></text:span><text:span text:style-name="T33">It</text:span><text:span text:style-name="T21"> should_confirm_that_the_or_operator_specification_was_satisfied = () =&gt; </text:span></text:p>
      <text:p text:style-name="P12"><text:s text:c="7"/>result.ShouldBeTrue();</text:p>
      <text:p text:style-name="P12"/>
      <text:p text:style-name="P10"><text:span text:style-name="T21"><text:s text:c="4"/></text:span><text:span text:style-name="T33">It</text:span><text:span text:style-name="T21"> should_evaluate_the_left_side_condition = () =&gt;</text:span></text:p>
      <text:p text:style-name="P12"><text:s text:c="7"/>left_side_specification</text:p>
      <text:p text:style-name="P12"><text:s text:c="10"/>.received(x =&gt; x.is_satisfied_by(the_item_that_meets_both_conditions));</text:p>
      <text:p text:style-name="P12"/>
      <text:p text:style-name="P10"><text:span text:style-name="T21"><text:s text:c="4"/></text:span><text:span text:style-name="T33">It</text:span><text:span text:style-name="T21"> should_not_evaluate_the_right_side_condition = () =&gt;</text:span></text:p>
      <text:p text:style-name="P12"><text:s text:c="7"/>right_side_specification</text:p>
      <text:p text:style-name="P12"><text:s text:c="10"/>.never_received(x =&gt; x.is_satisfied_by(the_item_that_meets_both_conditions));</text:p>
      <text:p text:style-name="P12">}</text:p>
      <text:p text:style-name="P2"/>
      <text:p text:style-name="P2">Analicemos por un instante las Asertions de los Bloque IT por separado, para evitar perdernos en el monton de codigo:</text:p>
      <text:p text:style-name="P2"/>
      <text:p text:style-name="P7"><text:span text:style-name="T43">It should confirm that the or operator specification was satisfied</text:span><text:span text:style-name="T42">:</text:span></text:p>
      <text:p text:style-name="P2"/>
      <text:p text:style-name="P10"><text:span text:style-name="T33">It</text:span><text:span text:style-name="T21"> should_confirm_that_the_or_operator_specification_was_satisfied = () =&gt; </text:span></text:p>
      <text:p text:style-name="P13"><text:s text:c="3"/>result.ShouldBeTrue();</text:p>
      <text:p text:style-name="P2"/>
      <text:p text:style-name="P2">para confirmar que la condicion se ha cumplido necesitamos comprobar que el resultado es true, y eso, exactamente es lo que hemos escrito.</text:p>
      <text:p text:style-name="P2"/>
      <text:p text:style-name="P7"><text:span text:style-name="T43">It should evaluate the left side condition</text:span><text:span text:style-name="T44">:</text:span></text:p>
      <text:p text:style-name="P3"/>
      <text:p text:style-name="P10"><text:span text:style-name="T33">It</text:span><text:span text:style-name="T21"> should_evaluate_the_left_side_condition = () =&gt;</text:span></text:p>
      <text:p text:style-name="P12"><text:s text:c="3"/>left_side_specification</text:p>
      <text:p text:style-name="P12"><text:s text:c="6"/>.received(x =&gt; x.is_satisfied_by(the_item_that_meets_both_conditions));</text:p>
      <text:p text:style-name="P5"/>
      <text:p text:style-name="P5">para confirmar que los requisitos del ISpecification&lt;T&gt; del lado izquierdo se han comprobado, basta con saber que hemos llamado al metodo "is_satisfied_by (T item)" con el item "the_item_that_meets_both_conditions", y eso es, precisamente lo que comprobamos cuando invocamos "left_side_specification.received()".</text:p>
      <text:p text:style-name="P5"/>
      <text:p text:style-name="P7"><text:span text:style-name="T43">It should not evaluate the right side condition</text:span><text:span text:style-name="T44">:</text:span></text:p>
      <text:p text:style-name="P3"/>
      <text:p text:style-name="P10"><text:span text:style-name="T33">It</text:span><text:span text:style-name="T21"> should_not_evaluate_the_right_side_condition = () =&gt;</text:span></text:p>
      <text:p text:style-name="P12"><text:s text:c="3"/>right_side_specification</text:p>
      <text:p text:style-name="P12"><text:s text:c="6"/>.never_received(x =&gt; x.is_satisfied_by(the_item_that_meets_both_conditions));</text:p>
      <text:p text:style-name="P5"/>
      <text:p text:style-name="P5">para entender este caso, es necesario entender que lo que buscamos es que si el operando izquierdo es true, independientemente del valor del operando derecho, la operacion OR devuelve true. Es decir "TRUE OR CUALQUIER_COSA = TRUE". De ahi que usemos el metodo never_received(), que seria el opuesto al usado en el anterior bloque IT, received(). </text:p>
      <text:p text:style-name="P5"/>
      <text:p text:style-name="P5"/>
      <text:p text:style-name="P5"><text:span text:style-name="T65">El bloque BECAUSE del primer Scenario</text:span><text:span text:style-name="T66">:</text:span></text:p>
      <text:p text:style-name="P2"/>
      <text:p text:style-name="P2">Recordemos que en este bloque es en el que vamos a detallar la razon por la cual se produce el comportamiento testado, es decir, es donde invocamos el System Under Test (sut):</text:p>
      <text:p text:style-name="P2"/>
      <text:p text:style-name="P10"><text:span text:style-name="T34">Because</text:span><text:span text:style-name="T19"> of = () =&gt; result = sut.is_satisfied_by(the_item_that_meets_both_conditions);</text:span></text:p>
      <text:p text:style-name="P2"/>
      <text:p text:style-name="P2">y efectivamente eso es todo lo que hacemos, invocar el metodo que queremos testar <text:soft-page-break/>(sut.is_satisfied_by()) con sus parametros adecuados (the_item_that_meets_both_requirements), para provocar el comportamiento buscado.</text:p>
      <text:p text:style-name="P2"/>
      <text:p text:style-name="P5"><text:span text:style-name="T65">El bloque ESTABLISH del primer Scenario</text:span><text:span text:style-name="T66">:</text:span></text:p>
      <text:p text:style-name="P2"/>
      <text:p text:style-name="P2">Recordar que aqui es donde se encuentra toda la fontaneria (creacion de objetos, creacion de mocks, establecimiento de los requisitos de los mocks,...), toda la preparacion de los objetos que juegan un papel en la BDD_Spec:</text:p>
      <text:p text:style-name="P2"/>
      <text:p text:style-name="P30">// Version 1 – Errores Inconsistentes</text:p>
      <text:p text:style-name="P30"/>
      <text:p text:style-name="P10"><text:span text:style-name="T33">Establish</text:span><text:span text:style-name="T21"> context = () =&gt;</text:span></text:p>
      <text:p text:style-name="P12">{</text:p>
      <text:p text:style-name="P10"><text:span text:style-name="T21"><text:s text:c="4"/>left_side_specification = the_dependency&lt;</text:span><text:span text:style-name="T33">ISpecification</text:span><text:span text:style-name="T21">&lt;</text:span><text:span text:style-name="T33">IWhateverType</text:span><text:span text:style-name="T21">&gt;&gt;();</text:span></text:p>
      <text:p text:style-name="P10"><text:span text:style-name="T21"><text:s text:c="4"/>right_side_specification = the_dependency&lt;</text:span><text:span text:style-name="T33">ISpecification</text:span><text:span text:style-name="T21">&lt;</text:span><text:span text:style-name="T33">IWhateverType</text:span><text:span text:style-name="T21">&gt;&gt;();</text:span></text:p>
      <text:p text:style-name="P10"><text:span text:style-name="T21"><text:s text:c="4"/>the_item_that_meets_both_conditions = an&lt;</text:span><text:span text:style-name="T33">IWhateverType</text:span><text:span text:style-name="T21">&gt;();</text:span></text:p>
      <text:p text:style-name="P12"/>
      <text:p text:style-name="P12"><text:s text:c="4"/>left_side_specification</text:p>
      <text:p text:style-name="P12"><text:s text:c="8"/>.Stub(x =&gt; x.is_satisfied_by(the_item_that_meets_both_conditions))</text:p>
      <text:p text:style-name="P10"><text:span text:style-name="T21"><text:s text:c="8"/>.Return(</text:span><text:span text:style-name="T9">true</text:span><text:span text:style-name="T21">);</text:span></text:p>
      <text:p text:style-name="P12"><text:s text:c="4"/>right_side_specification</text:p>
      <text:p text:style-name="P12"><text:s text:c="8"/>.Stub(x =&gt; x.is_satisfied_by(the_item_that_meets_both_conditions))</text:p>
      <text:p text:style-name="P10"><text:span text:style-name="T21"><text:s text:c="8"/>.Return(</text:span><text:span text:style-name="T9">true</text:span><text:span text:style-name="T21">);</text:span></text:p>
      <text:p text:style-name="P13">};</text:p>
      <text:p text:style-name="P13"/>
      <text:p text:style-name="P31"/>
      <text:p text:style-name="P31">// Version 2 - Correcta</text:p>
      <text:p text:style-name="P31"/>
      <text:p text:style-name="P13"><text:span text:style-name="T31">Establish</text:span> context = () =&gt;</text:p>
      <text:p text:style-name="P12">{</text:p>
      <text:p text:style-name="P10"><text:span text:style-name="T21"><text:s text:c="4"/>left_side_specification = an&lt;</text:span><text:span text:style-name="T33">ISpecification</text:span><text:span text:style-name="T21">&lt;</text:span><text:span text:style-name="T33">IWhateverType</text:span><text:span text:style-name="T21">&gt;&gt;();</text:span></text:p>
      <text:p text:style-name="P10"><text:span text:style-name="T21"><text:s text:c="4"/>right_side_specification = an&lt;</text:span><text:span text:style-name="T33">ISpecification</text:span><text:span text:style-name="T21">&lt;</text:span><text:span text:style-name="T33">IWhateverType</text:span><text:span text:style-name="T21">&gt;&gt;();</text:span></text:p>
      <text:p text:style-name="P10"><text:span text:style-name="T21"><text:s text:c="4"/>the_item_that_meets_both_conditions = an&lt;</text:span><text:span text:style-name="T33">IWhateverType</text:span><text:span text:style-name="T21">&gt;();</text:span></text:p>
      <text:p text:style-name="P12"/>
      <text:p text:style-name="P12"><text:s text:c="4"/>left_side_specification</text:p>
      <text:p text:style-name="P12"><text:s text:c="7"/>.Stub(x =&gt; x.is_satisfied_by(the_item_that_meets_both_conditions))</text:p>
      <text:p text:style-name="P10"><text:span text:style-name="T21"><text:s text:c="7"/>.Return(</text:span><text:span text:style-name="T9">false</text:span><text:span text:style-name="T21">);</text:span></text:p>
      <text:p text:style-name="P12"><text:s text:c="4"/>right_side_specification</text:p>
      <text:p text:style-name="P12"><text:s text:c="7"/>.Stub(x =&gt; x.is_satisfied_by(the_item_that_meets_both_conditions))</text:p>
      <text:p text:style-name="P10"><text:span text:style-name="T21"><text:s text:c="7"/>.Return(</text:span><text:span text:style-name="T9">true</text:span><text:span text:style-name="T21">);</text:span></text:p>
      <text:p text:style-name="P12"/>
      <text:p text:style-name="P10"><text:span text:style-name="T21"><text:s text:c="4"/>create_sut_using(() =&gt; </text:span><text:span text:style-name="T9">new</text:span><text:span text:style-name="T21"> </text:span><text:span text:style-name="T50">OrSpecification</text:span><text:span text:style-name="T21">&lt;</text:span><text:span text:style-name="T33">IWhateverType</text:span><text:span text:style-name="T21">&gt;(left_side_specification, </text:span></text:p>
      <text:p text:style-name="P12"><text:s text:c="62"/>right_side_specification)</text:p>
      <text:p text:style-name="P12"><text:s text:c="20"/>);</text:p>
      <text:p text:style-name="P12">};</text:p>
      <text:p text:style-name="P2"/>
      <text:p text:style-name="P2">Vamos primero con la version 1.</text:p>
      <text:p text:style-name="P2"/>
      <text:p text:style-name="P2">Vemos que esta dividido en dos bloques:</text:p>
      <text:p text:style-name="P2"/>
      <text:list xml:id="list30314619" text:style-name="L2">
        <text:list-item>
          <text:p text:style-name="P34">En el primer bloque simplemente creamos todos los objetos que necesitamos a traves de las factorias que nos provee machine.specifications.developwithpassion:</text:p>
          <text:list>
            <text:list-item>
              <text:p text:style-name="P34">the_dependency&lt;T&gt;(), crea un mock del tipo especificado por T y ademas lo inyecta al constructor cuando se crea el System Under Test (sut).</text:p>
            </text:list-item>
            <text:list-item>
              <text:p text:style-name="P34">an&lt;T&gt;(), crea un stub/mock del tipo especificado por T.</text:p>
            </text:list-item>
          </text:list>
        </text:list-item>
      </text:list>
      <text:p text:style-name="P2"/>
      <text:p text:style-name="P2">Es decir, creamos dos mocks para inyectar en el constructor del sut (left_side_specification y right_side_specification) y un stub de proposito general (the_item_that_meets_both_conditions).</text:p>
      <text:p text:style-name="P2"/>
      <text:list xml:id="list30311937" text:style-name="L3">
        <text:list-item>
          <text:p text:style-name="P35">En el segundo bloque establecemos el comportamiento esperado de los dos mocks creados anteriormente (left_side_specification y right_side_specification), <text:soft-page-break/>obligandolos a que:</text:p>
          <text:list>
            <text:list-item>
              <text:p text:style-name="P35">cuando reciban una llamada al metodo is_satisfied_by() con el argumento the_item_that_meets_both_conditions,</text:p>
            </text:list-item>
            <text:list-item>
              <text:p text:style-name="P35">devuelva el valor true.</text:p>
            </text:list-item>
          </text:list>
        </text:list-item>
      </text:list>
      <text:p text:style-name="P2"/>
      <text:p text:style-name="P4">NOTA: ¿Que problema plantea esta solucion?</text:p>
      <text:p text:style-name="P2"/>
      <text:p text:style-name="P2">Se trata de un problema de uso de machine.specification.developwithpassion y solamente es aplicable a escenarios en los que el constructor SUT recibe dos o mas argumentos del mismo tipo. En muestro caso, recibe dos argumentos del tipo ISpecification&lt;T&gt;:</text:p>
      <text:p text:style-name="P2"/>
      <text:p text:style-name="P19"><text:span text:style-name="T9">public</text:span><text:span text:style-name="T21"> OrSpecification(</text:span><text:span text:style-name="T33">ISpecification</text:span><text:span text:style-name="T21">&lt;T&gt; left_side_specification, </text:span></text:p>
      <text:p text:style-name="P19"><text:span text:style-name="T21"><text:s text:c="23"/></text:span><text:span text:style-name="T33">ISpecification</text:span><text:span text:style-name="T21">&lt;T&gt; right_side_specification)</text:span></text:p>
      <text:p text:style-name="P2"><text:s/></text:p>
      <text:p text:style-name="P2">La razon por la cual esto es un problema, parece venir derivada de la implementacion interna de the_dependency&lt;T&gt;() que funciona tal cual se espera mientras no haya dos o mas argumentos del mismo tipo.</text:p>
      <text:p text:style-name="P2"/>
      <text:p text:style-name="P2">El error que produce es realmente complejo de trazar, ya que, en ningun momento lanza una excepcion o un mensaje de aviso, sino que de vez en cuando los tests fallan.</text:p>
      <text:p text:style-name="P2"/>
      <text:p text:style-name="P2">Este tipo de comportamiento es algo de lo que no nos debemos sorprender y es un pequeño precio que debemos pagar por usar (y muchas veces, abusar de) herramientas tan experimentales como esta.</text:p>
      <text:p text:style-name="P2"/>
      <text:p text:style-name="P2">Hemos decidido mantener en este documento las dos versiones ya que creemos que desde el punto de vista didactico, pueden ayudar al lector/a a entender mejor los conceptos aqui explicados, ademas de advertirle de que si encuentran errores de este estilo (incosistencia en el resultado de los tests) no deben descartar que esten usando mal la herramienta.</text:p>
      <text:p text:style-name="P2"/>
      <text:p text:style-name="P2">A continuacion explicamos la Version 2, que es la correcta.</text:p>
      <text:p text:style-name="P2"/>
      <text:p text:style-name="P2">FIN NOTA.</text:p>
      <text:p text:style-name="P2"/>
      <text:p text:style-name="P2">Vamos ahora con la version 2:</text:p>
      <text:p text:style-name="P2"/>
      <text:p text:style-name="P2">En este caso vemos que esta dividido en tres bloques:</text:p>
      <text:p text:style-name="P2"/>
      <text:list xml:id="list31430289" text:continue-list="list30314619" text:style-name="L2">
        <text:list-item>
          <text:p text:style-name="P34">En el primer bloque simplemente creamos todos los objetos que necesitamos a traves de las factorias que nos provee machine.specifications.developwithpassion:</text:p>
          <text:list>
            <text:list-item>
              <text:p text:style-name="P34">an&lt;T&gt;(), crea un stub/mock del tipo especificado por T.</text:p>
            </text:list-item>
          </text:list>
        </text:list-item>
      </text:list>
      <text:p text:style-name="P2"/>
      <text:p text:style-name="P2">Por lo tanto creamos tres stubs/mocks (left_side_specification, right_side_specification y the_item_that_meets_both_conditions).</text:p>
      <text:p text:style-name="P2"/>
      <text:list xml:id="list30315812" text:style-name="L4">
        <text:list-item>
          <text:p text:style-name="P36">En el segundo bloque establecemos el comportamiento esperado de dos de los mocks creados anteriormente (left_side_specification y right_side_specification) ya que, the_item_that_meets_both_conditions no va a tener comportamiento asociado (no se va a producir ninguna llamada a ninguno de sus metodos o propiedades, comportandose por tanto como un stub). Por lo tanto estamos obligando a los dos mocks a que:</text:p>
          <text:list>
            <text:list-item>
              <text:p text:style-name="P36">cuando reciban una llamada al metodo is_satisfied_by() con el argumento the_item_that_meets_both_conditions,</text:p>
            </text:list-item>
            <text:list-item>
              <text:p text:style-name="P36">devuelvan el valor true.</text:p>
            </text:list-item>
          </text:list>
        </text:list-item>
      </text:list>
      <text:p text:style-name="P2"/>
      <text:p text:style-name="P2">Este segundo bloque es exactamente igual al de la version 1, la unica diferencia existente es que en el bloque uno hemos creado estos elementos a traves de un metodo diferente:</text:p>
      <text:list xml:id="list30336524" text:style-name="L5">
        <text:list-item>
          <text:p text:style-name="P37">En la version 1:</text:p>
          <text:list>
            <text:list-item>
              <text:p text:style-name="P37">Dos llamadas a the_dependency&lt;T&gt;() y</text:p>
            </text:list-item>
            <text:list-item>
              <text:p text:style-name="P37"><text:soft-page-break/>Una llamada a an&lt;T&gt;()</text:p>
              <text:p text:style-name="P37"/>
            </text:list-item>
          </text:list>
        </text:list-item>
        <text:list-item>
          <text:p text:style-name="P37">En la version 2:</text:p>
          <text:list>
            <text:list-item>
              <text:p text:style-name="P37">Tres llamadas a an&lt;T&gt;()</text:p>
            </text:list-item>
          </text:list>
        </text:list-item>
      </text:list>
      <text:p text:style-name="P2"/>
      <text:p text:style-name="P2">Vamos por lo tanto con el tercer bloque:</text:p>
      <text:p text:style-name="P2"/>
      <text:list xml:id="list30330893" text:style-name="L6">
        <text:list-item>
          <text:p text:style-name="P38">En el tercer bloque (inexistente en la version 1) es donde enjugamos las diferencias del primer bloque en ambas versiones, ya que en la version 1, al hacer uso de the_dependency&lt;T&gt;(), no solo creamos el fake sino que ademas le indicamos al framework BDD que inyecte estos campos al constructor del SUT (con los problemas asociados detallados en la nota anterior). En la version 2 necesitamos, todavia, inyectarle esos parametros al constructor del SUT, y eso es precisamente lo que hacemos. Usamos create_sut_using() y como parametro le pasamos la invocacion explicita del constructor (pero esta vez sin los problemas a los que haciamos referencia hace unas lineas): </text:p>
        </text:list-item>
      </text:list>
      <text:p text:style-name="P2"/>
      <text:p text:style-name="P10"><text:span text:style-name="T21">create_sut_using(() =&gt; </text:span><text:span text:style-name="T9">new</text:span><text:span text:style-name="T21"> </text:span><text:span text:style-name="T50">OrSpecification</text:span><text:span text:style-name="T21">&lt;</text:span><text:span text:style-name="T33">IWhateverType</text:span><text:span text:style-name="T21">&gt;(left_side_specification, </text:span></text:p>
      <text:p text:style-name="P10"><text:span text:style-name="T21"><text:s text:c="58"/>right_side_specification)</text:span><text:span text:style-name="T19">);</text:span></text:p>
      <text:p text:style-name="P2"/>
      <text:p text:style-name="P7"><text:span text:style-name="T43">La implementacion completa del primer Scenario ("Happy Day Scenario")</text:span><text:span text:style-name="T42">: </text:span></text:p>
      <text:p text:style-name="P2"/>
      <text:p text:style-name="P2">Esta seria la BDD_Spec completa con todos los elementos que entran en juego:</text:p>
      <text:p text:style-name="P2"/>
      <text:p text:style-name="P11"><text:span text:style-name="T5">public</text:span> <text:span text:style-name="T5">class</text:span> <text:span text:style-name="T48">concern_for_the_or_specification</text:span> : </text:p>
      <text:p text:style-name="P11"><text:span text:style-name="T48"><text:s text:c="3"/>Observes</text:span>&lt;<text:span text:style-name="T31">ISpecification</text:span>&lt;<text:span text:style-name="T31">IWhateverType</text:span>&gt;, <text:span text:style-name="T48">OrSpecification</text:span>&lt;<text:span text:style-name="T31">IWhateverType</text:span>&gt;&gt; {}</text:p>
      <text:p text:style-name="P12"/>
      <text:p text:style-name="P10"><text:span text:style-name="T9">public</text:span><text:span text:style-name="T21"> </text:span><text:span text:style-name="T9">class</text:span><text:span text:style-name="T21"> </text:span><text:span text:style-name="T50">when_asked_if_an_item_that_meets_both_conditions_satisfies_the_or_operator_specification</text:span><text:span text:style-name="T21"> : </text:span><text:span text:style-name="T50">concern_for_the_or_specification</text:span></text:p>
      <text:p text:style-name="P12">{</text:p>
      <text:p text:style-name="P10"><text:span text:style-name="T21"><text:s text:c="4"/></text:span><text:span text:style-name="T33">Establish</text:span><text:span text:style-name="T21"> context = () =&gt;</text:span></text:p>
      <text:p text:style-name="P12"><text:s text:c="4"/>{</text:p>
      <text:p text:style-name="P10"><text:span text:style-name="T21"><text:s text:c="8"/>left_side_specification = an&lt;</text:span><text:span text:style-name="T33">ISpecification</text:span><text:span text:style-name="T21">&lt;</text:span><text:span text:style-name="T33">IWhateverType</text:span><text:span text:style-name="T21">&gt;&gt;();</text:span></text:p>
      <text:p text:style-name="P10"><text:span text:style-name="T21"><text:s text:c="8"/>right_side_specification = an&lt;</text:span><text:span text:style-name="T33">ISpecification</text:span><text:span text:style-name="T21">&lt;</text:span><text:span text:style-name="T33">IWhateverType</text:span><text:span text:style-name="T21">&gt;&gt;();</text:span></text:p>
      <text:p text:style-name="P10"><text:span text:style-name="T21"><text:s text:c="8"/>the_item_that_meets_both_conditions = an&lt;</text:span><text:span text:style-name="T33">IWhateverType</text:span><text:span text:style-name="T21">&gt;();</text:span></text:p>
      <text:p text:style-name="P12"/>
      <text:p text:style-name="P12"><text:s text:c="8"/>left_side_specification</text:p>
      <text:p text:style-name="P12"><text:s text:c="11"/>.Stub(x =&gt; x.is_satisfied_by(the_item_that_meets_both_conditions))</text:p>
      <text:p text:style-name="P10"><text:span text:style-name="T21"><text:s text:c="11"/>.Return(</text:span><text:span text:style-name="T9">true</text:span><text:span text:style-name="T21">);</text:span></text:p>
      <text:p text:style-name="P12"><text:s text:c="8"/>right_side_specification</text:p>
      <text:p text:style-name="P12"><text:s text:c="11"/>.Stub(x =&gt; x.is_satisfied_by(the_item_that_meets_both_conditions))</text:p>
      <text:p text:style-name="P10"><text:span text:style-name="T21"><text:s text:c="11"/>.Return(</text:span><text:span text:style-name="T9">true</text:span><text:span text:style-name="T21">);</text:span></text:p>
      <text:p text:style-name="P12"/>
      <text:p text:style-name="P10"><text:span text:style-name="T21"><text:s text:c="8"/>create_sut_using(() =&gt; </text:span><text:span text:style-name="T9">new</text:span><text:span text:style-name="T21"> </text:span><text:span text:style-name="T50">OrSpecification</text:span><text:span text:style-name="T21">&lt;</text:span><text:span text:style-name="T33">IWhateverType</text:span><text:span text:style-name="T21">&gt;(</text:span></text:p>
      <text:p text:style-name="P12"><text:tab/><text:tab/><text:tab/><text:tab/><text:tab/><text:tab/><text:tab/><text:tab/>left_side_specification, </text:p>
      <text:p text:style-name="P12"><text:tab/><text:tab/><text:tab/><text:tab/><text:tab/><text:tab/><text:tab/><text:tab/>right_side_specification));</text:p>
      <text:p text:style-name="P12"><text:s text:c="4"/>};</text:p>
      <text:p text:style-name="P12"/>
      <text:p text:style-name="P10"><text:span text:style-name="T21"><text:s text:c="4"/></text:span><text:span text:style-name="T33">Because</text:span><text:span text:style-name="T21"> of = () =&gt; </text:span></text:p>
      <text:p text:style-name="P12"><text:s text:c="7"/>result = sut.is_satisfied_by(the_item_that_meets_both_conditions);</text:p>
      <text:p text:style-name="P12"/>
      <text:p text:style-name="P10"><text:span text:style-name="T21"><text:s text:c="4"/></text:span><text:span text:style-name="T33">It</text:span><text:span text:style-name="T21"> should_confirm_that_the_or_operator_specification_was_satisfied = () =&gt; result.ShouldBeTrue();</text:span></text:p>
      <text:p text:style-name="P10"><text:span text:style-name="T21"><text:s text:c="4"/></text:span><text:span text:style-name="T33">It</text:span><text:span text:style-name="T21"> should_evaluate_the_left_side_condition = () =&gt;</text:span></text:p>
      <text:p text:style-name="P12"><text:s text:c="7"/>left_side_specification</text:p>
      <text:p text:style-name="P12"><text:s text:c="10"/>.received(x =&gt; x.is_satisfied_by(the_item_that_meets_both_conditions));</text:p>
      <text:p text:style-name="P10"><text:span text:style-name="T21"><text:s text:c="4"/></text:span><text:span text:style-name="T33">It</text:span><text:span text:style-name="T21"> should_not_evaluate_the_right_side_condition = () =&gt;</text:span></text:p>
      <text:p text:style-name="P12"><text:s text:c="7"/>right_side_specification</text:p>
      <text:p text:style-name="P12"><text:s text:c="10"/>.never_received(x =&gt; x.is_satisfied_by(the_item_that_meets_both_conditions));</text:p>
      <text:p text:style-name="P12"/>
      <text:p text:style-name="P10"><text:span text:style-name="T21"><text:s text:c="4"/></text:span><text:span text:style-name="T9">static</text:span><text:span text:style-name="T21"> </text:span><text:span text:style-name="T9">bool</text:span><text:span text:style-name="T21"> result;</text:span></text:p>
      <text:p text:style-name="P10"><text:soft-page-break/><text:span text:style-name="T21"><text:s text:c="4"/></text:span><text:span text:style-name="T9">static</text:span><text:span text:style-name="T21"> </text:span><text:span text:style-name="T33">ISpecification</text:span><text:span text:style-name="T21">&lt;</text:span><text:span text:style-name="T33">IWhateverType</text:span><text:span text:style-name="T21">&gt; left_side_specification;</text:span></text:p>
      <text:p text:style-name="P10"><text:span text:style-name="T21"><text:s text:c="4"/></text:span><text:span text:style-name="T9">static</text:span><text:span text:style-name="T21"> </text:span><text:span text:style-name="T33">ISpecification</text:span><text:span text:style-name="T21">&lt;</text:span><text:span text:style-name="T33">IWhateverType</text:span><text:span text:style-name="T21">&gt; right_side_specification;</text:span></text:p>
      <text:p text:style-name="P10"><text:span text:style-name="T21"><text:s text:c="4"/></text:span><text:span text:style-name="T9">static</text:span><text:span text:style-name="T21"> </text:span><text:span text:style-name="T33">IWhateverType</text:span><text:span text:style-name="T21"> the_item_that_meets_both_conditions;</text:span></text:p>
      <text:p text:style-name="P12">}</text:p>
      <text:p text:style-name="P2"/>
      <text:p text:style-name="P2">A mayores hemos creado la interface IWhateverType(), que simula el comportamiento de cualquier interface que definamos (algo asi como Object() pero en version interface):</text:p>
      <text:p text:style-name="P2"/>
      <text:p text:style-name="P19"><text:span text:style-name="T9">namespace</text:span><text:span text:style-name="T21"> dddsample.specs.domain.shared</text:span></text:p>
      <text:p text:style-name="P12">{</text:p>
      <text:p text:style-name="P10"><text:span text:style-name="T21"><text:s text:c="4"/></text:span><text:span text:style-name="T9">public</text:span><text:span text:style-name="T21"> </text:span><text:span text:style-name="T9">interface</text:span><text:span text:style-name="T21"> </text:span><text:span text:style-name="T33">IWhateverType</text:span><text:span text:style-name="T21"> { }</text:span></text:p>
      <text:p text:style-name="P12">}</text:p>
      <text:p text:style-name="P2"/>
      <text:p text:style-name="P2"/>
      <text:p text:style-name="P2">TODO: Volver a contar por algun lado que hace Observe&lt;,&gt;</text:p>
      <text:p text:style-name="P2"/>
      <text:p text:style-name="P2"><text:span text:style-name="T3">Escribiendo el Codigo que nos permite satisfacer las condiciones del Primer Scenario</text:span>:</text:p>
      <text:p text:style-name="P2"/>
      <text:p text:style-name="P2">Una vez escrito el codigo del primer Scenario, debemos escribir la aplicacion en si, es decir, la clase OrSpecification&lt;T&gt;.</text:p>
      <text:p text:style-name="P2"/>
      <text:p text:style-name="P2">Es importante destacar que el orden en el que hacemos las cosas es importante. Asi, primero debemos haber escrito el codigo del Scenario (tal y como hemos hecho), para a continuacion escribir el codigo de la aplicacion en si (que es lo que estamos haciendo ahora).</text:p>
      <text:p text:style-name="P2"/>
      <text:p text:style-name="P2">Si nos centramos primeramente en los dos ultimos bloque IT:</text:p>
      <text:p text:style-name="P2"/>
      <text:p text:style-name="P10"><text:span text:style-name="T33">It</text:span><text:span text:style-name="T21"> should_evaluate_the_left_side_condition</text:span></text:p>
      <text:p text:style-name="P10"><text:span text:style-name="T34">It</text:span><text:span text:style-name="T19"> should_not_evaluate_the_right_side_condition</text:span></text:p>
      <text:p text:style-name="P2"/>
      <text:p text:style-name="P2">vemos que necesitamos que necesitamos:</text:p>
      <text:p text:style-name="P2"/>
      <text:p text:style-name="P16">left_side_specification.is_satisfied_by(item);</text:p>
      <text:p text:style-name="P2"/>
      <text:p text:style-name="P2">pero no:</text:p>
      <text:p text:style-name="P2"/>
      <text:p text:style-name="P17">right_side_specification.is_satisfied_by(item);</text:p>
      <text:p text:style-name="P2"/>
      <text:p text:style-name="P2">y que ademas ambas specifications (left_side_specification y right_side_specification) deben provenir del constructor de la clase (via constructor inyection):</text:p>
      <text:p text:style-name="P2"/>
      <text:p text:style-name="P19"><text:span text:style-name="T9">public</text:span><text:span text:style-name="T21"> OrSpecification(</text:span><text:span text:style-name="T33">ISpecification</text:span><text:span text:style-name="T21">&lt;T&gt; left_side_specification, </text:span></text:p>
      <text:p text:style-name="P19"><text:span text:style-name="T21"><text:s text:c="23"/></text:span><text:span text:style-name="T33">ISpecification</text:span><text:span text:style-name="T21">&lt;T&gt; right_side_specification)</text:span></text:p>
      <text:p text:style-name="P2"/>
      <text:p text:style-name="P2">Es decir, con este codigo que se muestra a continuacion conseguiriamos que los dos bloques IT compilasen y ademas cumpliesen los requisitos:</text:p>
      <text:p text:style-name="P2"/>
      <text:p text:style-name="P19"><text:span text:style-name="T9">public</text:span><text:span text:style-name="T21"> </text:span><text:span text:style-name="T9">class</text:span><text:span text:style-name="T21"> </text:span><text:span text:style-name="T50">OrSpecification</text:span><text:span text:style-name="T21">&lt;T&gt; : </text:span><text:span text:style-name="T33">ISpecification</text:span><text:span text:style-name="T21">&lt;T&gt;</text:span></text:p>
      <text:p text:style-name="P12">{</text:p>
      <text:p text:style-name="P10"><text:span text:style-name="T21"><text:s text:c="4"/></text:span><text:span text:style-name="T33">ISpecification</text:span><text:span text:style-name="T21">&lt;T&gt; left_side_specification;</text:span></text:p>
      <text:p text:style-name="P10"><text:span text:style-name="T21"><text:s text:c="4"/></text:span><text:span text:style-name="T33">ISpecification</text:span><text:span text:style-name="T21">&lt;T&gt; right_side_specification;</text:span></text:p>
      <text:p text:style-name="P12"/>
      <text:p text:style-name="P10"><text:span text:style-name="T21"><text:s text:c="4"/></text:span><text:span text:style-name="T9">public</text:span><text:span text:style-name="T21"> OrSpecification(</text:span><text:span text:style-name="T33">ISpecification</text:span><text:span text:style-name="T21">&lt;T&gt; left_side_specification, </text:span></text:p>
      <text:p text:style-name="P10"><text:span text:style-name="T21"><text:s text:c="27"/></text:span><text:span text:style-name="T33">ISpecification</text:span><text:span text:style-name="T21">&lt;T&gt; right_side_specification)</text:span></text:p>
      <text:p text:style-name="P12"><text:s text:c="4"/>{</text:p>
      <text:p text:style-name="P10"><text:span text:style-name="T21"><text:s text:c="8"/></text:span><text:span text:style-name="T9">this</text:span><text:span text:style-name="T21">.left_side_specification = left_side_specification;</text:span></text:p>
      <text:p text:style-name="P10"><text:span text:style-name="T21"><text:s text:c="8"/></text:span><text:span text:style-name="T9">this</text:span><text:span text:style-name="T21">.right_side_specification = right_side_specification;</text:span></text:p>
      <text:p text:style-name="P12"><text:s text:c="4"/>}</text:p>
      <text:p text:style-name="P12"/>
      <text:p text:style-name="P10"><text:span text:style-name="T21"><text:s text:c="4"/></text:span><text:span text:style-name="T9">public</text:span><text:span text:style-name="T21"> </text:span><text:span text:style-name="T9">bool</text:span><text:span text:style-name="T21"> is_satisfied_by(T item)</text:span></text:p>
      <text:p text:style-name="P12"><text:s text:c="4"/>{</text:p>
      <text:p text:style-name="P12"><text:soft-page-break/><text:s text:c="8"/><text:span text:style-name="T5">this</text:span>.left_side_specification.is_satisfied_by(item); <text:s text:c="7"/></text:p>
      <text:p text:style-name="P10"><text:span text:style-name="T21"><text:s text:c="8"/></text:span><text:span text:style-name="T9">return</text:span><text:span text:style-name="T21"> </text:span><text:span text:style-name="T9">false</text:span><text:span text:style-name="T21">;</text:span></text:p>
      <text:p text:style-name="P12"><text:s text:c="4"/>}</text:p>
      <text:p text:style-name="P12">}</text:p>
      <text:p text:style-name="P2"/>
      <text:p text:style-name="P2">Es importante desde un punto de vista pedagogico este paso, ya que, claramente la clase no hace lo que queremos (devuelve siempre false, sean cuales sean las dos specifications y el item que le pasamos y ademas no evalua jamas la expresion de la derecha), pero sin embargo cumplimos dos de los tres bloques IT.</text:p>
      <text:p text:style-name="P2"/>
      <text:p text:style-name="P2">Esto deberia ayudarnos a que abramos los ojos y empecemos a entender un poco mejor todo lo que hay por debajo del BDD.</text:p>
      <text:p text:style-name="P2"/>
      <text:p text:style-name="P2">Una vez dicho esto, debemos movernos al siguiente punto, conseguir satisfacer las 3 condiciones expuestas en los bloques IT, y nos falta:</text:p>
      <text:p text:style-name="P2"/>
      <text:p text:style-name="P20"><text:span text:style-name="T33">It</text:span><text:span text:style-name="T21"> should_confirm_that_the_or_operator_specification_was_satisfied</text:span></text:p>
      <text:p text:style-name="P2"/>
      <text:p text:style-name="P2">Pero tiene facil arreglo, basta con devolver true, en vez de false:</text:p>
      <text:p text:style-name="P2"/>
      <text:p text:style-name="P10"><text:span text:style-name="T9">public</text:span><text:span text:style-name="T21"> </text:span><text:span text:style-name="T9">bool</text:span><text:span text:style-name="T21"> is_satisfied_by(T item)</text:span></text:p>
      <text:p text:style-name="P12">{</text:p>
      <text:p text:style-name="P10"><text:span text:style-name="T21"><text:s text:c="4"/></text:span><text:span text:style-name="T9">this</text:span><text:span text:style-name="T21">.left_side_specification.is_satisfied_by(item); <text:s text:c="7"/></text:span></text:p>
      <text:p text:style-name="P10"><text:span text:style-name="T21"><text:s text:c="4"/></text:span><text:span text:style-name="T9">return</text:span><text:span text:style-name="T21"> </text:span><text:span text:style-name="T9">true</text:span><text:span text:style-name="T21">;</text:span></text:p>
      <text:p text:style-name="P13">}</text:p>
      <text:p text:style-name="P2"/>
      <text:p text:style-name="P2">De esta forma satisfacemos las 3 condiciones de los bloques IT. </text:p>
      <text:p text:style-name="P2"/>
      <text:p text:style-name="P2">La pregunta ahora seria la siguiente, ¿el metodo is_satisfied_by(T item) de la clase OrSpecification&lt;T&gt; hace lo que queremos que haga?</text:p>
      <text:p text:style-name="P2"/>
      <text:p text:style-name="P2">La respuesta es que NO, ya que queremos que haga una evaluacion del operando logico OR, y <text:s/>claramente no lo hace ya que evalua unicamente uno de los operandos:</text:p>
      <text:p text:style-name="P2"/>
      <text:p text:style-name="P12"><text:span text:style-name="T5">this</text:span>.left_side_specification.is_satisfied_by(item);</text:p>
      <text:p text:style-name="P2"/>
      <text:p text:style-name="P2">y aun por encima, ni siquiera lo tiene en cuenta a la hora de devolver el valor correcto, pues siempre true:</text:p>
      <text:p text:style-name="P2"/>
      <text:p text:style-name="P20"><text:span text:style-name="T9">return</text:span><text:span text:style-name="T21"> </text:span><text:span text:style-name="T9">true</text:span><text:span text:style-name="T21">;</text:span></text:p>
      <text:p text:style-name="P2"/>
      <text:p text:style-name="P2">independientemente de cual haya sido el resultado de la evaluacion previa.</text:p>
      <text:p text:style-name="P2"/>
      <text:p text:style-name="P2">La cuestion aqui, es que SI que cumple los requisitos de nuestra BDD_Spec (los 3 bloques IT).</text:p>
      <text:p text:style-name="P2"/>
      <text:p text:style-name="P2">¿Que es lo que ocurre entonces?</text:p>
      <text:p text:style-name="P2"/>
      <text:p text:style-name="P2">Pues que necesitamos programar las otras BDD_Specs que quedan:</text:p>
      <text:p text:style-name="P2"/>
      <text:p text:style-name="P25">When asked if an item that meets only the left side condition satisfies the or operator specification</text:p>
      <text:p text:style-name="P25">» It should confirm that the or operator specification was satisfied</text:p>
      <text:p text:style-name="P25">» It should evaluate the left side condition</text:p>
      <text:p text:style-name="P25">» It should not evaluate the right side condition</text:p>
      <text:p text:style-name="P25"/>
      <text:p text:style-name="P25">When asked if an item that meets only the right side condition satisfies the or operator specification</text:p>
      <text:p text:style-name="P25">» It should confirm that the or operator specification was satisfied</text:p>
      <text:p text:style-name="P25">» It should evaluate the left side condition</text:p>
      <text:p text:style-name="P25">» It should evaluate the right side condition</text:p>
      <text:p text:style-name="P25"/>
      <text:p text:style-name="P25">When asked if an item that does not meet any of the conditions satisfies the or operator <text:soft-page-break/>specification</text:p>
      <text:p text:style-name="P25">» It should confirm that the or operator specification was not satisfied</text:p>
      <text:p text:style-name="P25">» It should evaluate the left side condition</text:p>
      <text:p text:style-name="P27">» It should evaluate the right side condition</text:p>
      <text:p text:style-name="P2"/>
      <text:p text:style-name="P2">para obligar a nuestro codigo a hacer lo que queremos (que evalue la operacion logica OR).</text:p>
      <text:p text:style-name="P2"/>
      <text:p text:style-name="P2">NOTA: En un escenario de programacion normal, lo logico seria haber escrito ya en este punto:</text:p>
      <text:p text:style-name="P2"/>
      <text:p text:style-name="P19"><text:span text:style-name="T9">public</text:span><text:span text:style-name="T21"> </text:span><text:span text:style-name="T9">bool</text:span><text:span text:style-name="T21"> is_satisfied_by(T item)</text:span></text:p>
      <text:p text:style-name="P12">{</text:p>
      <text:p text:style-name="P10"><text:span text:style-name="T21"><text:s text:c="4"/></text:span><text:span text:style-name="T9">return this</text:span><text:span text:style-name="T21">.left_side_specification.is_satisfied_by(item) || </text:span></text:p>
      <text:p text:style-name="P12"><text:s text:c="11"/><text:span text:style-name="T5">this</text:span>.right_side_specification.is_satisfied_by(item);</text:p>
      <text:p text:style-name="P12">}</text:p>
      <text:p text:style-name="P2"/>
      <text:p text:style-name="P2">que hace lo que queremos, y a continuacion escribir el codigo del las BDD_Specs restantes y comprobar que efectivamente funciona. Sin embargo es muy util la filosofia que hay detras de hacer las cosas tal y como hemos ido detallando hasta ahora, y es que el principio "escribir el minimo codigo necesario para satisfacer las condiciones establecidas por nuestro test" del TDD clasico, es muy util cuando nos enfrentamos a escenarios mucho mas complejos que el tratado aqui.</text:p>
      <text:p text:style-name="P2"/>
      <text:p text:style-name="P2">FIN NOTA.</text:p>
      <text:p text:style-name="P2"/>
      <text:p text:style-name="P2"><text:span text:style-name="T3">Implementando los Scenarios restantes</text:span><text:span text:style-name="T61">:</text:span></text:p>
      <text:p text:style-name="P3"/>
      <text:p text:style-name="P3">Sin entrar en el nivel de detalle de la explicacion del primer Scenario ("Happy Day Scenario"), los Scenarios restantes</text:p>
      <text:p text:style-name="P3"/>
      <text:p text:style-name="P25">When asked if an item that meets only the left side condition satisfies the or operator specification</text:p>
      <text:p text:style-name="P25">» It should confirm that the or operator specification was satisfied</text:p>
      <text:p text:style-name="P25">» It should evaluate the left side condition</text:p>
      <text:p text:style-name="P25">» It should not evaluate the right side condition</text:p>
      <text:p text:style-name="P25"/>
      <text:p text:style-name="P25">When asked if an item that meets only the right side condition satisfies the or operator specification</text:p>
      <text:p text:style-name="P25">» It should confirm that the or operator specification was satisfied</text:p>
      <text:p text:style-name="P25">» It should evaluate the left side condition</text:p>
      <text:p text:style-name="P25">» It should evaluate the right side condition</text:p>
      <text:p text:style-name="P25"/>
      <text:p text:style-name="P25">When asked if an item that does not meet any of the conditions satisfies the or operator specification</text:p>
      <text:p text:style-name="P25">» It should confirm that the or operator specification was not satisfied</text:p>
      <text:p text:style-name="P25">» It should evaluate the left side condition</text:p>
      <text:p text:style-name="P29">» It should evaluate the right side condition</text:p>
      <text:p text:style-name="P3"/>
      <text:p text:style-name="P3">se implementarian a traves del siguiente codigo:</text:p>
      <text:p text:style-name="P3"/>
      <text:p text:style-name="P11"><text:span text:style-name="T18">public</text:span><text:span text:style-name="T61"> </text:span><text:span text:style-name="T18">class</text:span><text:span text:style-name="T61"> </text:span><text:span text:style-name="T60">when_asked_if_an_item_that_meets_only_the_left_side_condition_satisfies_the_or_operator_specification</text:span><text:span text:style-name="T61"> : </text:span><text:span text:style-name="T60">concern_for_the_or_specification</text:span></text:p>
      <text:p text:style-name="P12">{</text:p>
      <text:p text:style-name="P10"><text:span text:style-name="T21"><text:s text:c="4"/></text:span><text:span text:style-name="T33">Establish</text:span><text:span text:style-name="T21"> context = () =&gt;</text:span></text:p>
      <text:p text:style-name="P12"><text:s text:c="4"/>{</text:p>
      <text:p text:style-name="P10"><text:span text:style-name="T21"><text:s text:c="8"/>left_side_specification = an&lt;</text:span><text:span text:style-name="T33">ISpecification</text:span><text:span text:style-name="T21">&lt;</text:span><text:span text:style-name="T33">IWhateverType</text:span><text:span text:style-name="T21">&gt;&gt;();</text:span></text:p>
      <text:p text:style-name="P10"><text:span text:style-name="T21"><text:s text:c="8"/>right_side_specification = an&lt;</text:span><text:span text:style-name="T33">ISpecification</text:span><text:span text:style-name="T21">&lt;</text:span><text:span text:style-name="T33">IWhateverType</text:span><text:span text:style-name="T21">&gt;&gt;();</text:span></text:p>
      <text:p text:style-name="P10"><text:span text:style-name="T21"><text:s text:c="8"/>the_item_that_meets_the_left_side_condition = an&lt;</text:span><text:span text:style-name="T33">IWhateverType</text:span><text:span text:style-name="T21">&gt;();</text:span></text:p>
      <text:p text:style-name="P12"/>
      <text:p text:style-name="P12"><text:s text:c="8"/>left_side_specification</text:p>
      <text:p text:style-name="P12"><text:s text:c="11"/>.Stub(x =&gt; x.is_satisfied_by(the_item_that_meets_the_left_side_condition))</text:p>
      <text:p text:style-name="P10"><text:soft-page-break/><text:span text:style-name="T21"><text:s text:c="11"/>.Return(</text:span><text:span text:style-name="T9">true</text:span><text:span text:style-name="T21">);</text:span></text:p>
      <text:p text:style-name="P12"><text:s text:c="8"/>right_side_specification</text:p>
      <text:p text:style-name="P12"><text:s text:c="11"/>.Stub(x =&gt; x.is_satisfied_by(the_item_that_meets_the_left_side_condition))</text:p>
      <text:p text:style-name="P10"><text:span text:style-name="T21"><text:s text:c="11"/>.Return(</text:span><text:span text:style-name="T9">false</text:span><text:span text:style-name="T21">);</text:span></text:p>
      <text:p text:style-name="P12"/>
      <text:p text:style-name="P10"><text:span text:style-name="T21"><text:s text:c="8"/>create_sut_using(() =&gt; </text:span><text:span text:style-name="T9">new</text:span><text:span text:style-name="T21"> </text:span><text:span text:style-name="T50">OrSpecification</text:span><text:span text:style-name="T21">&lt;</text:span><text:span text:style-name="T33">IWhateverType</text:span><text:span text:style-name="T21">&gt;(</text:span></text:p>
      <text:p text:style-name="P12"><text:s text:c="60"/>left_side_specification, </text:p>
      <text:p text:style-name="P12"><text:s text:c="60"/>right_side_specification));</text:p>
      <text:p text:style-name="P12"><text:s text:c="4"/>};</text:p>
      <text:p text:style-name="P12"/>
      <text:p text:style-name="P10"><text:span text:style-name="T21"><text:s text:c="4"/></text:span><text:span text:style-name="T33">Because</text:span><text:span text:style-name="T21"> of = () =&gt; </text:span></text:p>
      <text:p text:style-name="P12"><text:s text:c="7"/>result = sut.is_satisfied_by(the_item_that_meets_the_left_side_condition);</text:p>
      <text:p text:style-name="P12"/>
      <text:p text:style-name="P10"><text:span text:style-name="T21"><text:s text:c="4"/></text:span><text:span text:style-name="T33">It</text:span><text:span text:style-name="T21"> should_confirm_that_the_or_operator_specification_was_satisfied = () =&gt; </text:span></text:p>
      <text:p text:style-name="P12"><text:s text:c="7"/>result.ShouldBeTrue();</text:p>
      <text:p text:style-name="P12"><text:s text:c="4"/></text:p>
      <text:p text:style-name="P10"><text:span text:style-name="T21"><text:s text:c="4"/></text:span><text:span text:style-name="T33">It</text:span><text:span text:style-name="T21"> should_evaluate_the_left_side_condition = () =&gt;</text:span></text:p>
      <text:p text:style-name="P12"><text:s text:c="7"/>left_side_specification</text:p>
      <text:p text:style-name="P12"><text:s text:c="10"/>.received(</text:p>
      <text:p text:style-name="P12"><text:s text:c="14"/>x =&gt; x.is_satisfied_by(the_item_that_meets_the_left_side_condition));</text:p>
      <text:p text:style-name="P12"><text:s text:c="4"/></text:p>
      <text:p text:style-name="P10"><text:span text:style-name="T21"><text:s text:c="4"/></text:span><text:span text:style-name="T33">It</text:span><text:span text:style-name="T21"> should_not_evaluate_the_right_side_condition = () =&gt;</text:span></text:p>
      <text:p text:style-name="P12"><text:s text:c="7"/>right_side_specification</text:p>
      <text:p text:style-name="P12"><text:s text:c="10"/>.never_received(</text:p>
      <text:p text:style-name="P12"><text:s text:c="13"/>x =&gt; x.is_satisfied_by(the_item_that_meets_the_left_side_condition));</text:p>
      <text:p text:style-name="P12"/>
      <text:p text:style-name="P10"><text:span text:style-name="T21"><text:s text:c="4"/></text:span><text:span text:style-name="T9">static</text:span><text:span text:style-name="T21"> </text:span><text:span text:style-name="T9">bool</text:span><text:span text:style-name="T21"> result;</text:span></text:p>
      <text:p text:style-name="P10"><text:span text:style-name="T21"><text:s text:c="4"/></text:span><text:span text:style-name="T9">static</text:span><text:span text:style-name="T21"> </text:span><text:span text:style-name="T33">ISpecification</text:span><text:span text:style-name="T21">&lt;</text:span><text:span text:style-name="T33">IWhateverType</text:span><text:span text:style-name="T21">&gt; left_side_specification;</text:span></text:p>
      <text:p text:style-name="P10"><text:span text:style-name="T21"><text:s text:c="4"/></text:span><text:span text:style-name="T9">static</text:span><text:span text:style-name="T21"> </text:span><text:span text:style-name="T33">ISpecification</text:span><text:span text:style-name="T21">&lt;</text:span><text:span text:style-name="T33">IWhateverType</text:span><text:span text:style-name="T21">&gt; right_side_specification;</text:span></text:p>
      <text:p text:style-name="P10"><text:span text:style-name="T21"><text:s text:c="4"/></text:span><text:span text:style-name="T9">static</text:span><text:span text:style-name="T21"> </text:span><text:span text:style-name="T33">IWhateverType</text:span><text:span text:style-name="T21"> the_item_that_meets_the_left_side_condition;</text:span></text:p>
      <text:p text:style-name="P12">}</text:p>
      <text:p text:style-name="P12"/>
      <text:p text:style-name="P10"><text:span text:style-name="T9">public</text:span><text:span text:style-name="T21"> </text:span><text:span text:style-name="T9">class</text:span><text:span text:style-name="T21"> </text:span><text:span text:style-name="T50">when_asked_if_an_item_that_meets_only_the_right_side_condition_satisfies_the_or_operator_specification</text:span><text:span text:style-name="T21"> : </text:span><text:span text:style-name="T50">concern_for_the_or_specification</text:span></text:p>
      <text:p text:style-name="P12">{</text:p>
      <text:p text:style-name="P10"><text:span text:style-name="T21"><text:s text:c="4"/></text:span><text:span text:style-name="T33">Establish</text:span><text:span text:style-name="T21"> context = () =&gt;</text:span></text:p>
      <text:p text:style-name="P12"><text:s text:c="4"/>{</text:p>
      <text:p text:style-name="P10"><text:span text:style-name="T21"><text:s text:c="8"/>left_side_specification = an&lt;</text:span><text:span text:style-name="T33">ISpecification</text:span><text:span text:style-name="T21">&lt;</text:span><text:span text:style-name="T33">IWhateverType</text:span><text:span text:style-name="T21">&gt;&gt;();</text:span></text:p>
      <text:p text:style-name="P10"><text:span text:style-name="T21"><text:s text:c="8"/>right_side_specification = an&lt;</text:span><text:span text:style-name="T33">ISpecification</text:span><text:span text:style-name="T21">&lt;</text:span><text:span text:style-name="T33">IWhateverType</text:span><text:span text:style-name="T21">&gt;&gt;();</text:span></text:p>
      <text:p text:style-name="P10"><text:span text:style-name="T21"><text:s text:c="8"/>the_item_that_meets_the_right_side_condition = an&lt;</text:span><text:span text:style-name="T33">IWhateverType</text:span><text:span text:style-name="T21">&gt;();</text:span></text:p>
      <text:p text:style-name="P12"/>
      <text:p text:style-name="P12"><text:s text:c="8"/>left_side_specification</text:p>
      <text:p text:style-name="P12"><text:s text:c="11"/>.Stub(x =&gt; x.is_satisfied_by(the_item_that_meets_the_right_side_condition))</text:p>
      <text:p text:style-name="P10"><text:span text:style-name="T21"><text:s text:c="11"/>.Return(</text:span><text:span text:style-name="T9">false</text:span><text:span text:style-name="T21">);</text:span></text:p>
      <text:p text:style-name="P12"><text:s text:c="8"/>right_side_specification</text:p>
      <text:p text:style-name="P12"><text:s text:c="11"/>.Stub(x =&gt; x.is_satisfied_by(the_item_that_meets_the_right_side_condition))</text:p>
      <text:p text:style-name="P10"><text:span text:style-name="T21"><text:s text:c="11"/>.Return(</text:span><text:span text:style-name="T9">true</text:span><text:span text:style-name="T21">);</text:span></text:p>
      <text:p text:style-name="P12"/>
      <text:p text:style-name="P10"><text:span text:style-name="T21"><text:s text:c="8"/>create_sut_using(() =&gt; </text:span><text:span text:style-name="T9">new</text:span><text:span text:style-name="T21"> </text:span><text:span text:style-name="T50">OrSpecification</text:span><text:span text:style-name="T21">&lt;</text:span><text:span text:style-name="T33">IWhateverType</text:span><text:span text:style-name="T21">&gt;(</text:span></text:p>
      <text:p text:style-name="P12"><text:s text:c="60"/>left_side_specification, </text:p>
      <text:p text:style-name="P12"><text:s text:c="60"/>right_side_specification));</text:p>
      <text:p text:style-name="P12"><text:s text:c="4"/>};</text:p>
      <text:p text:style-name="P12"/>
      <text:p text:style-name="P10"><text:span text:style-name="T21"><text:s text:c="4"/></text:span><text:span text:style-name="T33">Because</text:span><text:span text:style-name="T21"> of = () =&gt; </text:span></text:p>
      <text:p text:style-name="P12"><text:s text:c="7"/>result = sut.is_satisfied_by(the_item_that_meets_the_right_side_condition);</text:p>
      <text:p text:style-name="P12"/>
      <text:p text:style-name="P10"><text:span text:style-name="T21"><text:s text:c="4"/></text:span><text:span text:style-name="T33">It</text:span><text:span text:style-name="T21"> should_confirm_that_the_or_operator_specification_was_satisfied = () =&gt; </text:span></text:p>
      <text:p text:style-name="P12"><text:s text:c="7"/>result.ShouldBeTrue();</text:p>
      <text:p text:style-name="P12"><text:s text:c="8"/></text:p>
      <text:p text:style-name="P10"><text:span text:style-name="T21"><text:s text:c="4"/></text:span><text:span text:style-name="T33">It</text:span><text:span text:style-name="T21"> should_evaluate_the_left_side_condition = () =&gt;</text:span></text:p>
      <text:p text:style-name="P12"><text:s text:c="7"/>left_side_specification</text:p>
      <text:p text:style-name="P12"><text:soft-page-break/><text:s text:c="10"/>.received(</text:p>
      <text:p text:style-name="P12"><text:s text:c="13"/>x =&gt; x.is_satisfied_by(the_item_that_meets_the_right_side_condition));</text:p>
      <text:p text:style-name="P12"/>
      <text:p text:style-name="P10"><text:span text:style-name="T21"><text:s text:c="4"/></text:span><text:span text:style-name="T33">It</text:span><text:span text:style-name="T21"> should_evaluate_the_right_side_condition = () =&gt;</text:span></text:p>
      <text:p text:style-name="P12"><text:s text:c="7"/>right_side_specification</text:p>
      <text:p text:style-name="P12"><text:s text:c="10"/>.received(</text:p>
      <text:p text:style-name="P12"><text:s text:c="13"/>x =&gt; x.is_satisfied_by(the_item_that_meets_the_right_side_condition));</text:p>
      <text:p text:style-name="P12"/>
      <text:p text:style-name="P10"><text:span text:style-name="T21"><text:s text:c="4"/></text:span><text:span text:style-name="T9">static</text:span><text:span text:style-name="T21"> </text:span><text:span text:style-name="T9">bool</text:span><text:span text:style-name="T21"> result;</text:span></text:p>
      <text:p text:style-name="P10"><text:span text:style-name="T21"><text:s text:c="4"/></text:span><text:span text:style-name="T9">static</text:span><text:span text:style-name="T21"> </text:span><text:span text:style-name="T33">ISpecification</text:span><text:span text:style-name="T21">&lt;</text:span><text:span text:style-name="T33">IWhateverType</text:span><text:span text:style-name="T21">&gt; left_side_specification;</text:span></text:p>
      <text:p text:style-name="P10"><text:span text:style-name="T21"><text:s text:c="4"/></text:span><text:span text:style-name="T9">static</text:span><text:span text:style-name="T21"> </text:span><text:span text:style-name="T33">ISpecification</text:span><text:span text:style-name="T21">&lt;</text:span><text:span text:style-name="T33">IWhateverType</text:span><text:span text:style-name="T21">&gt; right_side_specification;</text:span></text:p>
      <text:p text:style-name="P10"><text:span text:style-name="T21"><text:s text:c="4"/></text:span><text:span text:style-name="T9">static</text:span><text:span text:style-name="T21"> </text:span><text:span text:style-name="T33">IWhateverType</text:span><text:span text:style-name="T21"> the_item_that_meets_the_right_side_condition;</text:span></text:p>
      <text:p text:style-name="P12">}</text:p>
      <text:p text:style-name="P12"/>
      <text:p text:style-name="P10"><text:span text:style-name="T9">public</text:span><text:span text:style-name="T21"> </text:span><text:span text:style-name="T9">class</text:span><text:span text:style-name="T21"> </text:span><text:span text:style-name="T50">when_asked_if_an_item_that_does_not_meet_any_of_the_conditions_satisfies_the_or_operator_specification</text:span><text:span text:style-name="T21"> : </text:span><text:span text:style-name="T50">concern_for_the_or_specification</text:span></text:p>
      <text:p text:style-name="P12">{</text:p>
      <text:p text:style-name="P10"><text:span text:style-name="T21"><text:s text:c="4"/></text:span><text:span text:style-name="T33">Establish</text:span><text:span text:style-name="T21"> context = () =&gt;</text:span></text:p>
      <text:p text:style-name="P12"><text:s text:c="4"/>{</text:p>
      <text:p text:style-name="P10"><text:span text:style-name="T21"><text:s text:c="8"/>left_side_specification = an&lt;</text:span><text:span text:style-name="T33">ISpecification</text:span><text:span text:style-name="T21">&lt;</text:span><text:span text:style-name="T33">IWhateverType</text:span><text:span text:style-name="T21">&gt;&gt;();</text:span></text:p>
      <text:p text:style-name="P10"><text:span text:style-name="T21"><text:s text:c="8"/>right_side_specification = an&lt;</text:span><text:span text:style-name="T33">ISpecification</text:span><text:span text:style-name="T21">&lt;</text:span><text:span text:style-name="T33">IWhateverType</text:span><text:span text:style-name="T21">&gt;&gt;();</text:span></text:p>
      <text:p text:style-name="P10"><text:span text:style-name="T21"><text:s text:c="8"/>the_item_that_meets_no_condition = an&lt;</text:span><text:span text:style-name="T33">IWhateverType</text:span><text:span text:style-name="T21">&gt;();</text:span></text:p>
      <text:p text:style-name="P12"/>
      <text:p text:style-name="P12"><text:s text:c="8"/>left_side_specification</text:p>
      <text:p text:style-name="P12"><text:s text:c="11"/>.Stub(x =&gt; x.is_satisfied_by(the_item_that_meets_no_condition))</text:p>
      <text:p text:style-name="P10"><text:span text:style-name="T21"><text:s text:c="11"/>.Return(</text:span><text:span text:style-name="T9">false</text:span><text:span text:style-name="T21">);</text:span></text:p>
      <text:p text:style-name="P12"><text:s text:c="8"/>right_side_specification</text:p>
      <text:p text:style-name="P12"><text:s text:c="11"/>.Stub(x =&gt; x.is_satisfied_by(the_item_that_meets_no_condition))</text:p>
      <text:p text:style-name="P10"><text:span text:style-name="T21"><text:s text:c="11"/>.Return(</text:span><text:span text:style-name="T9">false</text:span><text:span text:style-name="T21">);</text:span></text:p>
      <text:p text:style-name="P12"/>
      <text:p text:style-name="P10"><text:span text:style-name="T21"><text:s text:c="8"/>create_sut_using(() =&gt; </text:span><text:span text:style-name="T9">new</text:span><text:span text:style-name="T21"> </text:span><text:span text:style-name="T50">OrSpecification</text:span><text:span text:style-name="T21">&lt;</text:span><text:span text:style-name="T33">IWhateverType</text:span><text:span text:style-name="T21">&gt;(</text:span></text:p>
      <text:p text:style-name="P12"><text:s text:c="60"/>left_side_specification, </text:p>
      <text:p text:style-name="P12"><text:s text:c="60"/>right_side_specification));</text:p>
      <text:p text:style-name="P12"><text:s text:c="4"/>};</text:p>
      <text:p text:style-name="P12"/>
      <text:p text:style-name="P10"><text:span text:style-name="T21"><text:s text:c="4"/></text:span><text:span text:style-name="T33">Because</text:span><text:span text:style-name="T21"> of = () =&gt; result = sut.is_satisfied_by(the_item_that_meets_no_condition);</text:span></text:p>
      <text:p text:style-name="P12"/>
      <text:p text:style-name="P10"><text:span text:style-name="T21"><text:s text:c="4"/></text:span><text:span text:style-name="T33">It</text:span><text:span text:style-name="T21"> should_confirm_that_the_or_operator_specification_was_not_satisfied = () =&gt; </text:span></text:p>
      <text:p text:style-name="P12"><text:s text:c="7"/>result.ShouldBeFalse();</text:p>
      <text:p text:style-name="P12"/>
      <text:p text:style-name="P10"><text:span text:style-name="T21"><text:s text:c="4"/></text:span><text:span text:style-name="T33">It</text:span><text:span text:style-name="T21"> should_evaluate_the_left_side_condition = () =&gt;</text:span></text:p>
      <text:p text:style-name="P12"><text:s text:c="7"/>left_side_specification</text:p>
      <text:p text:style-name="P12"><text:s text:c="10"/>.received(x =&gt; x.is_satisfied_by(the_item_that_meets_no_condition));</text:p>
      <text:p text:style-name="P12"/>
      <text:p text:style-name="P10"><text:span text:style-name="T21"><text:s text:c="4"/></text:span><text:span text:style-name="T33">It</text:span><text:span text:style-name="T21"> should_evaluate_the_right_side_condition = () =&gt;</text:span></text:p>
      <text:p text:style-name="P12"><text:s text:c="7"/>right_side_specification</text:p>
      <text:p text:style-name="P12"><text:s text:c="10"/>.received(x =&gt; x.is_satisfied_by(the_item_that_meets_no_condition));</text:p>
      <text:p text:style-name="P12"/>
      <text:p text:style-name="P10"><text:span text:style-name="T21"><text:s text:c="4"/></text:span><text:span text:style-name="T9">static</text:span><text:span text:style-name="T21"> </text:span><text:span text:style-name="T9">bool</text:span><text:span text:style-name="T21"> result;</text:span></text:p>
      <text:p text:style-name="P10"><text:span text:style-name="T21"><text:s text:c="4"/></text:span><text:span text:style-name="T9">static</text:span><text:span text:style-name="T21"> </text:span><text:span text:style-name="T33">ISpecification</text:span><text:span text:style-name="T21">&lt;</text:span><text:span text:style-name="T33">IWhateverType</text:span><text:span text:style-name="T21">&gt; left_side_specification;</text:span></text:p>
      <text:p text:style-name="P10"><text:span text:style-name="T21"><text:s text:c="4"/></text:span><text:span text:style-name="T9">static</text:span><text:span text:style-name="T21"> </text:span><text:span text:style-name="T33">ISpecification</text:span><text:span text:style-name="T21">&lt;</text:span><text:span text:style-name="T33">IWhateverType</text:span><text:span text:style-name="T21">&gt; right_side_specification;</text:span></text:p>
      <text:p text:style-name="P10"><text:span text:style-name="T21"><text:s text:c="4"/></text:span><text:span text:style-name="T9">static</text:span><text:span text:style-name="T21"> </text:span><text:span text:style-name="T33">IWhateverType</text:span><text:span text:style-name="T21"> the_item_that_meets_no_condition;</text:span></text:p>
      <text:p text:style-name="P12">}</text:p>
      <text:p text:style-name="P3"/>
      <text:p text:style-name="P3">y que obligaria a nuestra clase OrSpecification a hacer lo correcto:</text:p>
      <text:p text:style-name="P3"/>
      <text:p text:style-name="P19"><text:span text:style-name="T10">public</text:span><text:span text:style-name="T23"> </text:span><text:span text:style-name="T10">class</text:span><text:span text:style-name="T23"> </text:span><text:span text:style-name="T51">OrSpecification</text:span><text:span text:style-name="T23">&lt;T&gt; : </text:span><text:span text:style-name="T36">ISpecification</text:span><text:span text:style-name="T23">&lt;T&gt;</text:span></text:p>
      <text:p text:style-name="P12">{</text:p>
      <text:p text:style-name="P10"><text:span text:style-name="T21"><text:s text:c="4"/></text:span><text:span text:style-name="T33">ISpecification</text:span><text:span text:style-name="T21">&lt;T&gt; left_side_specification;</text:span></text:p>
      <text:p text:style-name="P10"><text:span text:style-name="T21"><text:s text:c="4"/></text:span><text:span text:style-name="T33">ISpecification</text:span><text:span text:style-name="T21">&lt;T&gt; right_side_specification;</text:span></text:p>
      <text:p text:style-name="P12"/>
      <text:p text:style-name="P10"><text:soft-page-break/><text:span text:style-name="T21"><text:s text:c="4"/></text:span><text:span text:style-name="T9">public</text:span><text:span text:style-name="T21"> OrSpecification(</text:span><text:span text:style-name="T33">ISpecification</text:span><text:span text:style-name="T21">&lt;T&gt; left_side_specification, </text:span></text:p>
      <text:p text:style-name="P10"><text:span text:style-name="T21"><text:s text:c="27"/></text:span><text:span text:style-name="T33">ISpecification</text:span><text:span text:style-name="T21">&lt;T&gt; right_side_specification)</text:span></text:p>
      <text:p text:style-name="P12"><text:s text:c="4"/>{</text:p>
      <text:p text:style-name="P10"><text:span text:style-name="T21"><text:s text:c="8"/></text:span><text:span text:style-name="T9">this</text:span><text:span text:style-name="T21">.left_side_specification = left_side_specification;</text:span></text:p>
      <text:p text:style-name="P10"><text:span text:style-name="T21"><text:s text:c="8"/></text:span><text:span text:style-name="T9">this</text:span><text:span text:style-name="T21">.right_side_specification = right_side_specification;</text:span></text:p>
      <text:p text:style-name="P12"><text:s text:c="4"/>}</text:p>
      <text:p text:style-name="P12"/>
      <text:p text:style-name="P10"><text:span text:style-name="T21"><text:s text:c="4"/></text:span><text:span text:style-name="T9">public</text:span><text:span text:style-name="T21"> </text:span><text:span text:style-name="T9">bool</text:span><text:span text:style-name="T21"> is_satisfied_by(T item)</text:span></text:p>
      <text:p text:style-name="P12"><text:s text:c="4"/>{</text:p>
      <text:p text:style-name="P10"><text:span text:style-name="T21"><text:s text:c="8"/></text:span><text:span text:style-name="T9">return</text:span><text:span text:style-name="T21"> </text:span><text:span text:style-name="T9">this</text:span><text:span text:style-name="T21">.left_side_specification.is_satisfied_by(item) || </text:span></text:p>
      <text:p text:style-name="P12"><text:s text:c="15"/><text:span text:style-name="T5">this</text:span>.right_side_specification.is_satisfied_by(item);</text:p>
      <text:p text:style-name="P12"><text:s text:c="4"/>}</text:p>
      <text:p text:style-name="P12">}</text:p>
      <text:p text:style-name="P3"/>
      <text:p text:style-name="P3">tal y como demuestra la salida de haber ejecutado esta BDD_Spec con TestDriven.NET:</text:p>
      <text:p text:style-name="P3"/>
      <text:p text:style-name="P26">------ Test started: Assembly: dddsample.specs.dll ------</text:p>
      <text:p text:style-name="P27"/>
      <text:p text:style-name="P28">when asked if an item that meets both conditions satisfies the or operator specification</text:p>
      <text:p text:style-name="P25">» should confirm that the or operator specification was satisfied</text:p>
      <text:p text:style-name="P25">» should evaluate the left side condition</text:p>
      <text:p text:style-name="P25">» should not evaluate the right side condition</text:p>
      <text:p text:style-name="P25"/>
      <text:p text:style-name="P25">when asked if an item that meets only the left side condition satisfies the or operator specification</text:p>
      <text:p text:style-name="P25">» should confirm that the or operator specification was satisfied</text:p>
      <text:p text:style-name="P25">» should evaluate the left side condition</text:p>
      <text:p text:style-name="P25">» should not evaluate the right side condition</text:p>
      <text:p text:style-name="P25"/>
      <text:p text:style-name="P25">when asked if an item that meets only the right side condition satisfies the or operator specification</text:p>
      <text:p text:style-name="P25">» should confirm that the or operator specification was satisfied</text:p>
      <text:p text:style-name="P25">» should evaluate the left side condition</text:p>
      <text:p text:style-name="P25">» should evaluate the right side condition</text:p>
      <text:p text:style-name="P25"/>
      <text:p text:style-name="P25">when asked if an item that does not meet any of the conditions satisfies the or operator specification</text:p>
      <text:p text:style-name="P25">» should confirm that the or operator specification was not satisfied</text:p>
      <text:p text:style-name="P25">» should evaluate the left side condition</text:p>
      <text:p text:style-name="P25">» should evaluate the right side condition</text:p>
      <text:p text:style-name="P25"/>
      <text:p text:style-name="P25"/>
      <text:p text:style-name="P25">12 passed, 0 failed, 0 skipped, took 0,65 seconds (Machine.Specifications 0.3.0).</text:p>
      <text:p text:style-name="P3"/>
      <text:p text:style-name="P3">Y con esto habriamos completado nuestro objetivo y quedaria implementada la clase OrSpecification&lt;T&gt;, guiados por BDD, elimimando la necesidad de usar la clase abstracta</text:p>
      <text:p text:style-name="P3">Specification&lt;T&gt; y mostrando en el proceso como los conceptos de Dependency Injection abordados en el epigrafe "<text:span text:style-name="T1">Lavando los trapos sucios en publico" o "Inyectar o no Inyectar, he aqui la cuestion</text:span>" nos permiten en este caso reemplazar las dependencias de una clase con mock objects que nos facilitan la tarea de testar la clase OrSpecification&lt;T&gt; completamente aislada de sus dependencias y colaboradores.</text:p>
      <text:p text:style-name="P3"/>
      <text:p text:style-name="P3"><text:span text:style-name="T3">NotSpecification&lt;T&gt; via BDD</text:span>:</text:p>
      <text:p text:style-name="P3"/>
      <text:p text:style-name="P3">Para este caso no nos detendremos ni entraremos en el mismo nivel de detalle que en el de OrSpecification&lt;T&gt;, puesto que, muchos de los conceptos son similares. Aun asi, demostraremos como, efectivamente, la interface de la version java era incorrecta.</text:p>
      <text:p text:style-name="P3"/>
      <text:p text:style-name="P2">Nuestra BDD_Spec para la clase NotSpecification&lt;T&gt; seria:</text:p>
      <text:p text:style-name="P2"/>
      <text:p text:style-name="P26">When asked if an item that meets the condition satisfies the not operation specification</text:p>
      <text:p text:style-name="P25">» It should confirm that the original condition has been negated</text:p>
      <text:p text:style-name="P25">» It should evaluate the condition</text:p>
      <text:p text:style-name="P25"><text:soft-page-break/></text:p>
      <text:p text:style-name="P25">When asked if an item that does not meet the condition satisfies the not operation specification</text:p>
      <text:p text:style-name="P25">» It should confirm that the original condition has been negated</text:p>
      <text:p text:style-name="P25">» It should evaluate the condition</text:p>
      <text:p text:style-name="P2"/>
      <text:p text:style-name="P2">El codigo que implementan ambas BDD_Specs:</text:p>
      <text:p text:style-name="P2"/>
      <text:p text:style-name="P11"><text:span text:style-name="T5">public</text:span> <text:span text:style-name="T5">class</text:span> <text:span text:style-name="T48">concern_for_the_not_specification</text:span> : </text:p>
      <text:p text:style-name="P11"><text:span text:style-name="T48"><text:s text:c="3"/>Observes</text:span>&lt;<text:span text:style-name="T31">ISpecification</text:span>&lt;<text:span text:style-name="T31">IWhateverType</text:span>&gt;, <text:span text:style-name="T48">NotSpecification</text:span>&lt;<text:span text:style-name="T31">IWhateverType</text:span>&gt;&gt; { }</text:p>
      <text:p text:style-name="P12"/>
      <text:p text:style-name="P10"><text:span text:style-name="T9">public</text:span><text:span text:style-name="T21"> </text:span><text:span text:style-name="T9">class</text:span><text:span text:style-name="T21"> </text:span><text:span text:style-name="T50">when_asked_if_an_item_that_meets_the_condition_satisfies_the_not_operation_specification</text:span><text:span text:style-name="T21"> : </text:span><text:span text:style-name="T50">concern_for_the_not_specification</text:span></text:p>
      <text:p text:style-name="P12">{</text:p>
      <text:p text:style-name="P10"><text:span text:style-name="T21"><text:s text:c="4"/></text:span><text:span text:style-name="T33">Establish</text:span><text:span text:style-name="T21"> context = () =&gt;</text:span></text:p>
      <text:p text:style-name="P12"><text:s text:c="4"/>{</text:p>
      <text:p text:style-name="P10"><text:span text:style-name="T21"><text:s text:c="8"/>the_to_negate_specification = the_dependency&lt;</text:span><text:span text:style-name="T33">ISpecification</text:span><text:span text:style-name="T21">&lt;</text:span><text:span text:style-name="T33">IWhateverType</text:span><text:span text:style-name="T21">&gt;&gt;();</text:span></text:p>
      <text:p text:style-name="P10"><text:span text:style-name="T21"><text:s text:c="8"/>the_item_that_meets_the_condition = an&lt;</text:span><text:span text:style-name="T33">IWhateverType</text:span><text:span text:style-name="T21">&gt;();</text:span></text:p>
      <text:p text:style-name="P12"/>
      <text:p text:style-name="P12"><text:s text:c="8"/>the_to_negate_specification</text:p>
      <text:p text:style-name="P12"><text:s text:c="11"/>.Stub(x =&gt; x.is_satisfied_by(the_item_that_meets_the_condition))</text:p>
      <text:p text:style-name="P10"><text:span text:style-name="T21"><text:s text:c="11"/>.Return(</text:span><text:span text:style-name="T9">true</text:span><text:span text:style-name="T21">);</text:span></text:p>
      <text:p text:style-name="P12"><text:s text:c="4"/>};</text:p>
      <text:p text:style-name="P12"/>
      <text:p text:style-name="P10"><text:span text:style-name="T21"><text:s text:c="4"/></text:span><text:span text:style-name="T33">Because</text:span><text:span text:style-name="T21"> of = () =&gt; result = sut.is_satisfied_by(the_item_that_meets_the_condition);</text:span></text:p>
      <text:p text:style-name="P12"/>
      <text:p text:style-name="P10"><text:span text:style-name="T21"><text:s text:c="4"/></text:span><text:span text:style-name="T33">It</text:span><text:span text:style-name="T21"> should_confirm_that_the_original_condition_has_been_negated = () =&gt; </text:span></text:p>
      <text:p text:style-name="P12"><text:s text:c="7"/>result.ShouldBeFalse();</text:p>
      <text:p text:style-name="P12"/>
      <text:p text:style-name="P10"><text:span text:style-name="T21"><text:s text:c="4"/></text:span><text:span text:style-name="T33">It</text:span><text:span text:style-name="T21"> should_evaluate_the_condition = () =&gt;</text:span></text:p>
      <text:p text:style-name="P12"><text:s text:c="7"/>the_to_negate_specification</text:p>
      <text:p text:style-name="P12"><text:s text:c="10"/>.received(x =&gt; x.is_satisfied_by(the_item_that_meets_the_condition));</text:p>
      <text:p text:style-name="P12"/>
      <text:p text:style-name="P10"><text:span text:style-name="T21"><text:s text:c="4"/></text:span><text:span text:style-name="T9">static</text:span><text:span text:style-name="T21"> </text:span><text:span text:style-name="T9">bool</text:span><text:span text:style-name="T21"> result;</text:span></text:p>
      <text:p text:style-name="P10"><text:span text:style-name="T21"><text:s text:c="4"/></text:span><text:span text:style-name="T9">static</text:span><text:span text:style-name="T21"> </text:span><text:span text:style-name="T33">IWhateverType</text:span><text:span text:style-name="T21"> the_item_that_meets_the_condition;</text:span></text:p>
      <text:p text:style-name="P10"><text:span text:style-name="T21"><text:s text:c="4"/></text:span><text:span text:style-name="T9">static</text:span><text:span text:style-name="T21"> </text:span><text:span text:style-name="T33">ISpecification</text:span><text:span text:style-name="T21">&lt;</text:span><text:span text:style-name="T33">IWhateverType</text:span><text:span text:style-name="T21">&gt; the_to_negate_specification;</text:span></text:p>
      <text:p text:style-name="P12">}</text:p>
      <text:p text:style-name="P12"/>
      <text:p text:style-name="P10"><text:span text:style-name="T9">public</text:span><text:span text:style-name="T21"> </text:span><text:span text:style-name="T9">class</text:span><text:span text:style-name="T21"> </text:span><text:span text:style-name="T50">when_asked_if_an_item_that_does_not_meet_the_condition_satisfies_the_not_operation_specification</text:span><text:span text:style-name="T21"> : </text:span><text:span text:style-name="T50">concern_for_the_not_specification</text:span></text:p>
      <text:p text:style-name="P12">{</text:p>
      <text:p text:style-name="P10"><text:span text:style-name="T21"><text:s text:c="4"/></text:span><text:span text:style-name="T33">Establish</text:span><text:span text:style-name="T21"> context = () =&gt;</text:span></text:p>
      <text:p text:style-name="P12"><text:s text:c="4"/>{</text:p>
      <text:p text:style-name="P10"><text:span text:style-name="T21"><text:s text:c="8"/>the_to_negate_specification = the_dependency&lt;</text:span><text:span text:style-name="T33">ISpecification</text:span><text:span text:style-name="T21">&lt;</text:span><text:span text:style-name="T33">IWhateverType</text:span><text:span text:style-name="T21">&gt;&gt;();</text:span></text:p>
      <text:p text:style-name="P10"><text:span text:style-name="T21"><text:s text:c="8"/>the_item_that_does_not_meet_the_condition = an&lt;</text:span><text:span text:style-name="T33">IWhateverType</text:span><text:span text:style-name="T21">&gt;();</text:span></text:p>
      <text:p text:style-name="P12"/>
      <text:p text:style-name="P12"><text:s text:c="8"/>the_to_negate_specification</text:p>
      <text:p text:style-name="P12"><text:s text:c="11"/>.Stub(x =&gt; x.is_satisfied_by(the_item_that_does_not_meet_the_condition))</text:p>
      <text:p text:style-name="P10"><text:span text:style-name="T21"><text:s text:c="11"/>.Return(</text:span><text:span text:style-name="T9">false</text:span><text:span text:style-name="T21">);</text:span></text:p>
      <text:p text:style-name="P12"><text:s text:c="4"/>};</text:p>
      <text:p text:style-name="P12"/>
      <text:p text:style-name="P10"><text:span text:style-name="T21"><text:s text:c="4"/></text:span><text:span text:style-name="T33">Because</text:span><text:span text:style-name="T21"> of = () =&gt; </text:span></text:p>
      <text:p text:style-name="P12"><text:s text:c="7"/>result = sut.is_satisfied_by(the_item_that_does_not_meet_the_condition);</text:p>
      <text:p text:style-name="P12"/>
      <text:p text:style-name="P10"><text:span text:style-name="T21"><text:s text:c="4"/></text:span><text:span text:style-name="T33">It</text:span><text:span text:style-name="T21"> should_confirm_that_the_original_condition_has_been_negated = () =&gt; </text:span></text:p>
      <text:p text:style-name="P12"><text:s text:c="7"/>result.ShouldBeTrue();</text:p>
      <text:p text:style-name="P12"/>
      <text:p text:style-name="P10"><text:span text:style-name="T21"><text:s text:c="4"/></text:span><text:span text:style-name="T33">It</text:span><text:span text:style-name="T21"> should_evaluate_the_condition = () =&gt;</text:span></text:p>
      <text:p text:style-name="P12"><text:s text:c="7"/>the_to_negate_specification</text:p>
      <text:p text:style-name="P12"><text:s text:c="10"/>.received(x =&gt; x.is_satisfied_by(the_item_that_does_not_meet_the_condition));</text:p>
      <text:p text:style-name="P12"><text:soft-page-break/></text:p>
      <text:p text:style-name="P10"><text:span text:style-name="T21"><text:s text:c="4"/></text:span><text:span text:style-name="T9">static</text:span><text:span text:style-name="T21"> </text:span><text:span text:style-name="T9">bool</text:span><text:span text:style-name="T21"> result;</text:span></text:p>
      <text:p text:style-name="P10"><text:span text:style-name="T21"><text:s text:c="4"/></text:span><text:span text:style-name="T9">static</text:span><text:span text:style-name="T21"> </text:span><text:span text:style-name="T33">IWhateverType</text:span><text:span text:style-name="T21"> the_item_that_does_not_meet_the_condition;</text:span></text:p>
      <text:p text:style-name="P10"><text:span text:style-name="T21"><text:s text:c="4"/></text:span><text:span text:style-name="T9">static</text:span><text:span text:style-name="T21"> </text:span><text:span text:style-name="T33">ISpecification</text:span><text:span text:style-name="T21">&lt;</text:span><text:span text:style-name="T33">IWhateverType</text:span><text:span text:style-name="T21">&gt; the_to_negate_specification;</text:span></text:p>
      <text:p text:style-name="P12">}</text:p>
      <text:p text:style-name="P2"/>
      <text:p text:style-name="P2">La mecanica vuelve a ser la misma que habiamos empleado para la BDD_Spec de OrSpecification&lt;T&gt;, solo que en este caso solo entra en juego una sola ISpecification&lt;T&gt; y no dos (queda probado por tanto que la interface de la version java probablemente sea erronea), y ademas lo que debemos probar es que convierte true en false y viceversa.</text:p>
      <text:p text:style-name="P2"/>
      <text:p text:style-name="P2">A mayores es interesante destacar el uso de:</text:p>
      <text:p text:style-name="P2"/>
      <text:list xml:id="list31421335" text:continue-list="list31430289" text:style-name="L2">
        <text:list-item>
          <text:p text:style-name="P34">the_dependency&lt;T&gt;(), que crea un mock del tipo especificado por T y ademas lo inyecta al constructor cuando se crea el System Under Test (sut).</text:p>
        </text:list-item>
      </text:list>
      <text:p text:style-name="P2"/>
      <text:p text:style-name="P2">Y que podemos usar sin miedo en este caso ya que el constructor del SUT no recibe ningun argumento del mismo tipo (recordemos que el problema se plantea cuando hay dos o mas argumentos del mismo tipo, obligandonos a usa la llamad explicita al constructor a traves de create_sut_using(). Para mas informacion revisar el apartado donde se trata la implemntacion BDD de OrSpecification&lt;T&gt;).</text:p>
      <text:p text:style-name="P2"/>
      <text:p text:style-name="P2">Nuestra clase NotSpecification&lt;T&gt; asociada a esta BDD_Spec es:</text:p>
      <text:p text:style-name="P2"/>
      <text:p text:style-name="P19"><text:span text:style-name="T9">public</text:span><text:span text:style-name="T21"> </text:span><text:span text:style-name="T9">class</text:span><text:span text:style-name="T21"> </text:span><text:span text:style-name="T50">NotSpecification</text:span><text:span text:style-name="T21">&lt;T&gt; : </text:span><text:span text:style-name="T33">ISpecification</text:span><text:span text:style-name="T21">&lt;T&gt; </text:span></text:p>
      <text:p text:style-name="P12">{</text:p>
      <text:p text:style-name="P10"><text:span text:style-name="T21"><text:s text:c="4"/></text:span><text:span text:style-name="T33">ISpecification</text:span><text:span text:style-name="T21">&lt;T&gt; to_negate_specification;</text:span></text:p>
      <text:p text:style-name="P12"/>
      <text:p text:style-name="P10"><text:span text:style-name="T21"><text:s text:c="4"/></text:span><text:span text:style-name="T9">public</text:span><text:span text:style-name="T21"> NotSpecification(</text:span><text:span text:style-name="T33">ISpecification</text:span><text:span text:style-name="T21">&lt;T&gt; to_negate_specification)</text:span></text:p>
      <text:p text:style-name="P12"><text:s text:c="4"/>{</text:p>
      <text:p text:style-name="P10"><text:span text:style-name="T21"><text:s text:c="8"/></text:span><text:span text:style-name="T9">this</text:span><text:span text:style-name="T21">.to_negate_specification = to_negate_specification;</text:span></text:p>
      <text:p text:style-name="P12"><text:s text:c="4"/>}</text:p>
      <text:p text:style-name="P12"/>
      <text:p text:style-name="P10"><text:span text:style-name="T21"><text:s text:c="4"/></text:span><text:span text:style-name="T9">public</text:span><text:span text:style-name="T21"> </text:span><text:span text:style-name="T9">bool</text:span><text:span text:style-name="T21"> is_satisfied_by(T item)</text:span></text:p>
      <text:p text:style-name="P12"><text:s text:c="4"/>{</text:p>
      <text:p text:style-name="P10"><text:span text:style-name="T21"><text:s text:c="8"/></text:span><text:span text:style-name="T9">return</text:span><text:span text:style-name="T21"> !</text:span><text:span text:style-name="T9">this</text:span><text:span text:style-name="T21">.to_negate_specification.is_satisfied_by(item);</text:span></text:p>
      <text:p text:style-name="P12"><text:s text:c="4"/>}</text:p>
      <text:p text:style-name="P12">}</text:p>
      <text:p text:style-name="P2"/>
      <text:p text:style-name="P2">Y todo funciona segun lo previsto tal y como demuestra el log de TestDriven.NET:</text:p>
      <text:p text:style-name="P2"/>
      <text:p text:style-name="P26">------ Test started: Assembly: dddsample.specs.dll ------</text:p>
      <text:p text:style-name="P27"/>
      <text:p text:style-name="P26">when asked if an item that meets the condition satisfies the not operation specification</text:p>
      <text:p text:style-name="P25">» should confirm that the original condition has been negated</text:p>
      <text:p text:style-name="P25">» should evaluate the condition</text:p>
      <text:p text:style-name="P25"/>
      <text:p text:style-name="P25">when asked if an item that does not meet the condition satisfies the not operation specification</text:p>
      <text:p text:style-name="P25">» should confirm that the original condition has been negated</text:p>
      <text:p text:style-name="P25">» should evaluate the condition</text:p>
      <text:p text:style-name="P25"/>
      <text:p text:style-name="P25"/>
      <text:p text:style-name="P25">4 passed, 0 failed, 0 skipped, took 0,62 seconds (Machine.Specifications 0.3.0).</text:p>
      <text:p text:style-name="P8"/>
      <text:p text:style-name="P2"/>
      <text:p text:style-name="P3"><text:span text:style-name="T3">AndSpecification&lt;T&gt; via BDD</text:span>:</text:p>
      <text:p text:style-name="P3"/>
      <text:p text:style-name="P3">Finalmente reproducimos las BDD_specs para la clase AndSpecification&lt;T&gt;, para de esta forma completar la primera parte del patron DDD_Specification y poder proceder con la segunda parte.</text:p>
      <text:p text:style-name="P3"/>
      <text:p text:style-name="P3">Es un calco de OrSpecification&lt;T&gt; pero realizando la funcion logica AND en vez de OR. A <text:soft-page-break/>estas alturas, despues de haber navegado por los entresijos de la implementacion de Not Specification&lt;T&gt; y sobre todo de OrSpecification&lt;T&gt;, no deberia plantear ningun reto entenderlo.</text:p>
      <text:p text:style-name="P3"/>
      <text:p text:style-name="P2">Nuestra BDD_Spec para la clase AndSpecification&lt;T&gt; seria:</text:p>
      <text:p text:style-name="P2"/>
      <text:p text:style-name="P26">When asked if an item that meets both conditions satisfies the and operator specification</text:p>
      <text:p text:style-name="P25">» It should confirm that the and operator specification was satisfied</text:p>
      <text:p text:style-name="P25">» It should evaluate the left side condition</text:p>
      <text:p text:style-name="P25">» It should evaluate the right side condition</text:p>
      <text:p text:style-name="P25"/>
      <text:p text:style-name="P25">When asked if an item that meets only the left side condition satisfies the and operator specification</text:p>
      <text:p text:style-name="P25">» It should confirm that the and operator specification was not satisfied</text:p>
      <text:p text:style-name="P25">» It should evaluate the left side condition</text:p>
      <text:p text:style-name="P25">» It should evaluate the right side condition</text:p>
      <text:p text:style-name="P25"/>
      <text:p text:style-name="P25">When asked if an item that meets only the right side condition satisfies the and operator specification</text:p>
      <text:p text:style-name="P25">» It should confirm that the and operator specification was not satisfied</text:p>
      <text:p text:style-name="P25">» It should evaluate the left side condition</text:p>
      <text:p text:style-name="P25">» It should not evaluate the right side condition</text:p>
      <text:p text:style-name="P25"/>
      <text:p text:style-name="P25">When asked if an item that does not meet any of the conditions satisfies the and operator specification</text:p>
      <text:p text:style-name="P25">» It should confirm that the and operator specification was not satisfied</text:p>
      <text:p text:style-name="P25">» It should evaluate the left side condition</text:p>
      <text:p text:style-name="P25">» It should not evaluate the right side condition</text:p>
      <text:p text:style-name="P2"/>
      <text:p text:style-name="P3">Es interesante fijarse, que con respecto a OrSpecification&lt;T&gt; cambia los casos en los que no se evalua el operando derecho, ya que FALSE AND CUALQUIER_COSA = FALSE.</text:p>
      <text:p text:style-name="P3"/>
      <text:p text:style-name="P3">La implementacion de las especificaciones:</text:p>
      <text:p text:style-name="P3"/>
      <text:p text:style-name="P21"><text:span text:style-name="T9">public</text:span><text:span text:style-name="T21"> </text:span><text:span text:style-name="T9">class</text:span><text:span text:style-name="T21"> </text:span><text:span text:style-name="T50">concern_for_the_and_specification</text:span><text:span text:style-name="T21"> : </text:span></text:p>
      <text:p text:style-name="P21"><text:span text:style-name="T21"><text:s text:c="3"/></text:span><text:span text:style-name="T50">Observes</text:span><text:span text:style-name="T21">&lt;</text:span><text:span text:style-name="T33">ISpecification</text:span><text:span text:style-name="T21">&lt;</text:span><text:span text:style-name="T33">IWhateverType</text:span><text:span text:style-name="T21">&gt;, </text:span><text:span text:style-name="T50">AndSpecification</text:span><text:span text:style-name="T21">&lt;</text:span><text:span text:style-name="T33">IWhateverType</text:span><text:span text:style-name="T21">&gt;&gt; { }</text:span></text:p>
      <text:p text:style-name="P12"/>
      <text:p text:style-name="P10"><text:span text:style-name="T9">public</text:span><text:span text:style-name="T21"> </text:span><text:span text:style-name="T9">class</text:span><text:span text:style-name="T21"> </text:span><text:span text:style-name="T50">when_asked_if_an_item_that_meets_both_conditions_satisfies_the_and_operator_specification</text:span><text:span text:style-name="T21"> : </text:span><text:span text:style-name="T50">concern_for_the_and_specification</text:span></text:p>
      <text:p text:style-name="P12">{</text:p>
      <text:p text:style-name="P10"><text:span text:style-name="T21"><text:s text:c="4"/></text:span><text:span text:style-name="T33">Establish</text:span><text:span text:style-name="T21"> context = () =&gt;</text:span></text:p>
      <text:p text:style-name="P12"><text:s text:c="4"/>{</text:p>
      <text:p text:style-name="P10"><text:span text:style-name="T21"><text:s text:c="8"/>left_side_specification = an&lt;</text:span><text:span text:style-name="T33">ISpecification</text:span><text:span text:style-name="T21">&lt;</text:span><text:span text:style-name="T33">IWhateverType</text:span><text:span text:style-name="T21">&gt;&gt;();</text:span></text:p>
      <text:p text:style-name="P10"><text:span text:style-name="T21"><text:s text:c="8"/>right_side_specification = an&lt;</text:span><text:span text:style-name="T33">ISpecification</text:span><text:span text:style-name="T21">&lt;</text:span><text:span text:style-name="T33">IWhateverType</text:span><text:span text:style-name="T21">&gt;&gt;();</text:span></text:p>
      <text:p text:style-name="P10"><text:span text:style-name="T21"><text:s text:c="8"/>the_item_that_meets_both_conditions = an&lt;</text:span><text:span text:style-name="T33">IWhateverType</text:span><text:span text:style-name="T21">&gt;();</text:span></text:p>
      <text:p text:style-name="P12"/>
      <text:p text:style-name="P12"><text:s text:c="8"/>left_side_specification</text:p>
      <text:p text:style-name="P12"><text:s text:c="11"/>.Stub(x =&gt; x.is_satisfied_by(the_item_that_meets_both_conditions))</text:p>
      <text:p text:style-name="P10"><text:span text:style-name="T21"><text:s text:c="11"/>.Return(</text:span><text:span text:style-name="T9">true</text:span><text:span text:style-name="T21">);</text:span></text:p>
      <text:p text:style-name="P12"><text:s text:c="8"/>right_side_specification</text:p>
      <text:p text:style-name="P12"><text:s text:c="11"/>.Stub(x =&gt; x.is_satisfied_by(the_item_that_meets_both_conditions))</text:p>
      <text:p text:style-name="P10"><text:span text:style-name="T21"><text:s text:c="11"/>.Return(</text:span><text:span text:style-name="T9">true</text:span><text:span text:style-name="T21">);</text:span></text:p>
      <text:p text:style-name="P12"/>
      <text:p text:style-name="P10"><text:span text:style-name="T21"><text:s text:c="8"/>create_sut_using(() =&gt; </text:span><text:span text:style-name="T9">new</text:span><text:span text:style-name="T21"> </text:span><text:span text:style-name="T50">AndSpecification</text:span><text:span text:style-name="T21">&lt;</text:span><text:span text:style-name="T33">IWhateverType</text:span><text:span text:style-name="T21">&gt;(</text:span></text:p>
      <text:p text:style-name="P12"><text:s text:c="60"/>left_side_specification, </text:p>
      <text:p text:style-name="P12"><text:s text:c="60"/>right_side_specification));</text:p>
      <text:p text:style-name="P12"><text:s text:c="4"/>};</text:p>
      <text:p text:style-name="P12"/>
      <text:p text:style-name="P10"><text:span text:style-name="T21"><text:s text:c="4"/></text:span><text:span text:style-name="T33">Because</text:span><text:span text:style-name="T21"> of = () =&gt; result = </text:span></text:p>
      <text:p text:style-name="P12"><text:s text:c="7"/>sut.is_satisfied_by(the_item_that_meets_both_conditions);</text:p>
      <text:p text:style-name="P12"/>
      <text:p text:style-name="P10"><text:span text:style-name="T21"><text:s text:c="4"/></text:span><text:span text:style-name="T33">It</text:span><text:span text:style-name="T21"> should_confirm_that_the_and_operator_specification_was_satisfied = () =&gt; </text:span></text:p>
      <text:p text:style-name="P12"><text:soft-page-break/><text:s text:c="7"/>result.ShouldBeTrue();</text:p>
      <text:p text:style-name="P12"/>
      <text:p text:style-name="P10"><text:span text:style-name="T21"><text:s text:c="4"/></text:span><text:span text:style-name="T33">It</text:span><text:span text:style-name="T21"> should_evaluate_the_left_side_condition = () =&gt;</text:span></text:p>
      <text:p text:style-name="P12"><text:s text:c="7"/>left_side_specification</text:p>
      <text:p text:style-name="P12"><text:s text:c="10"/>.received(x =&gt; x.is_satisfied_by(the_item_that_meets_both_conditions));</text:p>
      <text:p text:style-name="P12"/>
      <text:p text:style-name="P10"><text:span text:style-name="T21"><text:s text:c="4"/></text:span><text:span text:style-name="T33">It</text:span><text:span text:style-name="T21"> should_evaluate_the_right_side_condition = () =&gt;</text:span></text:p>
      <text:p text:style-name="P12"><text:s text:c="7"/>right_side_specification</text:p>
      <text:p text:style-name="P12"><text:s text:c="10"/>.received(x =&gt; x.is_satisfied_by(the_item_that_meets_both_conditions));</text:p>
      <text:p text:style-name="P12"/>
      <text:p text:style-name="P10"><text:span text:style-name="T21"><text:s text:c="4"/></text:span><text:span text:style-name="T9">static</text:span><text:span text:style-name="T21"> </text:span><text:span text:style-name="T9">bool</text:span><text:span text:style-name="T21"> result;</text:span></text:p>
      <text:p text:style-name="P10"><text:span text:style-name="T21"><text:s text:c="4"/></text:span><text:span text:style-name="T9">static</text:span><text:span text:style-name="T21"> </text:span><text:span text:style-name="T33">ISpecification</text:span><text:span text:style-name="T21">&lt;</text:span><text:span text:style-name="T33">IWhateverType</text:span><text:span text:style-name="T21">&gt; left_side_specification;</text:span></text:p>
      <text:p text:style-name="P10"><text:span text:style-name="T21"><text:s text:c="4"/></text:span><text:span text:style-name="T9">static</text:span><text:span text:style-name="T21"> </text:span><text:span text:style-name="T33">ISpecification</text:span><text:span text:style-name="T21">&lt;</text:span><text:span text:style-name="T33">IWhateverType</text:span><text:span text:style-name="T21">&gt; right_side_specification;</text:span></text:p>
      <text:p text:style-name="P10"><text:span text:style-name="T21"><text:s text:c="4"/></text:span><text:span text:style-name="T9">static</text:span><text:span text:style-name="T21"> </text:span><text:span text:style-name="T33">IWhateverType</text:span><text:span text:style-name="T21"> the_item_that_meets_both_conditions;</text:span></text:p>
      <text:p text:style-name="P12">}</text:p>
      <text:p text:style-name="P12"/>
      <text:p text:style-name="P10"><text:span text:style-name="T9">public</text:span><text:span text:style-name="T21"> </text:span><text:span text:style-name="T9">class</text:span><text:span text:style-name="T21"> </text:span><text:span text:style-name="T50">when_asked_if_an_item_that_meets_only_the_left_side_condition_satisfies_the_and_operator_specification</text:span><text:span text:style-name="T21"> : </text:span><text:span text:style-name="T50">concern_for_the_and_specification</text:span></text:p>
      <text:p text:style-name="P12">{</text:p>
      <text:p text:style-name="P10"><text:span text:style-name="T21"><text:s text:c="4"/></text:span><text:span text:style-name="T33">Establish</text:span><text:span text:style-name="T21"> context = () =&gt;</text:span></text:p>
      <text:p text:style-name="P12"><text:s text:c="4"/>{</text:p>
      <text:p text:style-name="P10"><text:span text:style-name="T21"><text:s text:c="8"/>left_side_specification = an&lt;</text:span><text:span text:style-name="T33">ISpecification</text:span><text:span text:style-name="T21">&lt;</text:span><text:span text:style-name="T33">IWhateverType</text:span><text:span text:style-name="T21">&gt;&gt;();</text:span></text:p>
      <text:p text:style-name="P10"><text:span text:style-name="T21"><text:s text:c="8"/>right_side_specification = an&lt;</text:span><text:span text:style-name="T33">ISpecification</text:span><text:span text:style-name="T21">&lt;</text:span><text:span text:style-name="T33">IWhateverType</text:span><text:span text:style-name="T21">&gt;&gt;(); <text:s text:c="11"/></text:span></text:p>
      <text:p text:style-name="P10"><text:span text:style-name="T21"><text:s text:c="8"/>the_item_that_meets_the_left_side_condition = an&lt;</text:span><text:span text:style-name="T33">IWhateverType</text:span><text:span text:style-name="T21">&gt;();</text:span></text:p>
      <text:p text:style-name="P12"/>
      <text:p text:style-name="P12"><text:s text:c="8"/>left_side_specification</text:p>
      <text:p text:style-name="P12"><text:s text:c="11"/>.Stub(x =&gt; x.is_satisfied_by(the_item_that_meets_the_left_side_condition))</text:p>
      <text:p text:style-name="P10"><text:span text:style-name="T21"><text:s text:c="11"/>.Return(</text:span><text:span text:style-name="T9">true</text:span><text:span text:style-name="T21">);</text:span></text:p>
      <text:p text:style-name="P12"><text:s text:c="8"/>right_side_specification</text:p>
      <text:p text:style-name="P12"><text:s text:c="11"/>.Stub(x =&gt; x.is_satisfied_by(the_item_that_meets_the_left_side_condition))</text:p>
      <text:p text:style-name="P10"><text:span text:style-name="T21"><text:s text:c="11"/>.Return(</text:span><text:span text:style-name="T9">false</text:span><text:span text:style-name="T21">);</text:span></text:p>
      <text:p text:style-name="P12"/>
      <text:p text:style-name="P10"><text:span text:style-name="T21"><text:s text:c="8"/>create_sut_using(() =&gt; </text:span><text:span text:style-name="T9">new</text:span><text:span text:style-name="T21"> </text:span><text:span text:style-name="T50">AndSpecification</text:span><text:span text:style-name="T21">&lt;</text:span><text:span text:style-name="T33">IWhateverType</text:span><text:span text:style-name="T21">&gt;(</text:span></text:p>
      <text:p text:style-name="P12"><text:s text:c="60"/>left_side_specification, </text:p>
      <text:p text:style-name="P12"><text:s text:c="60"/>right_side_specification));</text:p>
      <text:p text:style-name="P12"><text:s text:c="4"/>};</text:p>
      <text:p text:style-name="P12"/>
      <text:p text:style-name="P10"><text:span text:style-name="T21"><text:s text:c="4"/></text:span><text:span text:style-name="T33">Because</text:span><text:span text:style-name="T21"> of = () =&gt; </text:span></text:p>
      <text:p text:style-name="P12"><text:s text:c="8"/>result = sut.is_satisfied_by(the_item_that_meets_the_left_side_condition);</text:p>
      <text:p text:style-name="P12"/>
      <text:p text:style-name="P10"><text:span text:style-name="T21"><text:s text:c="4"/></text:span><text:span text:style-name="T33">It</text:span><text:span text:style-name="T21"> should_confirm_that_the_and_operator_specification_was_not_satisfied = () =&gt; </text:span></text:p>
      <text:p text:style-name="P12"><text:s text:c="7"/>result.ShouldBeFalse();</text:p>
      <text:p text:style-name="P12"/>
      <text:p text:style-name="P10"><text:span text:style-name="T21"><text:s text:c="4"/></text:span><text:span text:style-name="T33">It</text:span><text:span text:style-name="T21"> should_evaluate_the_left_side_condition = () =&gt;</text:span></text:p>
      <text:p text:style-name="P12"><text:s text:c="7"/>left_side_specification</text:p>
      <text:p text:style-name="P12"><text:s text:c="10"/>.received(</text:p>
      <text:p text:style-name="P12"><text:s text:c="13"/>x =&gt; x.is_satisfied_by(the_item_that_meets_the_left_side_condition));</text:p>
      <text:p text:style-name="P12"/>
      <text:p text:style-name="P10"><text:span text:style-name="T21"><text:s text:c="4"/></text:span><text:span text:style-name="T33">It</text:span><text:span text:style-name="T21"> should_evaluate_the_right_side_condition = () =&gt;</text:span></text:p>
      <text:p text:style-name="P12"><text:s text:c="7"/>right_side_specification</text:p>
      <text:p text:style-name="P12"><text:s text:c="10"/>.received(</text:p>
      <text:p text:style-name="P12"><text:s text:c="13"/>x =&gt; x.is_satisfied_by(the_item_that_meets_the_left_side_condition));</text:p>
      <text:p text:style-name="P12"/>
      <text:p text:style-name="P10"><text:span text:style-name="T21"><text:s text:c="4"/></text:span><text:span text:style-name="T9">static</text:span><text:span text:style-name="T21"> </text:span><text:span text:style-name="T9">bool</text:span><text:span text:style-name="T21"> result;</text:span></text:p>
      <text:p text:style-name="P10"><text:span text:style-name="T21"><text:s text:c="4"/></text:span><text:span text:style-name="T9">static</text:span><text:span text:style-name="T21"> </text:span><text:span text:style-name="T33">ISpecification</text:span><text:span text:style-name="T21">&lt;</text:span><text:span text:style-name="T33">IWhateverType</text:span><text:span text:style-name="T21">&gt; left_side_specification;</text:span></text:p>
      <text:p text:style-name="P10"><text:span text:style-name="T21"><text:s text:c="4"/></text:span><text:span text:style-name="T9">static</text:span><text:span text:style-name="T21"> </text:span><text:span text:style-name="T33">ISpecification</text:span><text:span text:style-name="T21">&lt;</text:span><text:span text:style-name="T33">IWhateverType</text:span><text:span text:style-name="T21">&gt; right_side_specification;</text:span></text:p>
      <text:p text:style-name="P10"><text:span text:style-name="T21"><text:s text:c="4"/></text:span><text:span text:style-name="T9">static</text:span><text:span text:style-name="T21"> </text:span><text:span text:style-name="T33">IWhateverType</text:span><text:span text:style-name="T21"> the_item_that_meets_the_left_side_condition;</text:span></text:p>
      <text:p text:style-name="P12">}</text:p>
      <text:p text:style-name="P12"/>
      <text:p text:style-name="P10"><text:span text:style-name="T9">public</text:span><text:span text:style-name="T21"> </text:span><text:span text:style-name="T9">class</text:span><text:span text:style-name="T21"> </text:span><text:span text:style-name="T50">when_asked_if_an_item_that_meets_only_the_right_side_condition_satisfies_the_and_operat</text:span><text:soft-page-break/><text:span text:style-name="T50">or_specification</text:span><text:span text:style-name="T21"> : </text:span><text:span text:style-name="T50">concern_for_the_and_specification</text:span></text:p>
      <text:p text:style-name="P12">{</text:p>
      <text:p text:style-name="P10"><text:span text:style-name="T21"><text:s text:c="4"/></text:span><text:span text:style-name="T33">Establish</text:span><text:span text:style-name="T21"> context = () =&gt;</text:span></text:p>
      <text:p text:style-name="P12"><text:s text:c="4"/>{</text:p>
      <text:p text:style-name="P10"><text:span text:style-name="T21"><text:s text:c="8"/>left_side_specification = an&lt;</text:span><text:span text:style-name="T33">ISpecification</text:span><text:span text:style-name="T21">&lt;</text:span><text:span text:style-name="T33">IWhateverType</text:span><text:span text:style-name="T21">&gt;&gt;();</text:span></text:p>
      <text:p text:style-name="P10"><text:span text:style-name="T21"><text:s text:c="8"/>right_side_specification = an&lt;</text:span><text:span text:style-name="T33">ISpecification</text:span><text:span text:style-name="T21">&lt;</text:span><text:span text:style-name="T33">IWhateverType</text:span><text:span text:style-name="T21">&gt;&gt;();</text:span></text:p>
      <text:p text:style-name="P10"><text:span text:style-name="T21"><text:s text:c="8"/>the_item_that_meets_the_right_side_condition = an&lt;</text:span><text:span text:style-name="T33">IWhateverType</text:span><text:span text:style-name="T21">&gt;();</text:span></text:p>
      <text:p text:style-name="P12"/>
      <text:p text:style-name="P12"><text:s text:c="8"/>left_side_specification</text:p>
      <text:p text:style-name="P12"><text:s text:c="11"/>.Stub(x =&gt; x.is_satisfied_by(the_item_that_meets_the_right_side_condition))</text:p>
      <text:p text:style-name="P10"><text:span text:style-name="T21"><text:s text:c="11"/>.Return(</text:span><text:span text:style-name="T9">false</text:span><text:span text:style-name="T21">);</text:span></text:p>
      <text:p text:style-name="P12"><text:s text:c="8"/>right_side_specification</text:p>
      <text:p text:style-name="P12"><text:s text:c="11"/>.Stub(x =&gt; x.is_satisfied_by(the_item_that_meets_the_right_side_condition))</text:p>
      <text:p text:style-name="P10"><text:span text:style-name="T21"><text:s text:c="11"/>.Return(</text:span><text:span text:style-name="T9">true</text:span><text:span text:style-name="T21">);</text:span></text:p>
      <text:p text:style-name="P12"/>
      <text:p text:style-name="P10"><text:span text:style-name="T21"><text:s text:c="8"/>create_sut_using(() =&gt; </text:span><text:span text:style-name="T9">new</text:span><text:span text:style-name="T21"> </text:span><text:span text:style-name="T50">AndSpecification</text:span><text:span text:style-name="T21">&lt;</text:span><text:span text:style-name="T33">IWhateverType</text:span><text:span text:style-name="T21">&gt;(</text:span></text:p>
      <text:p text:style-name="P12"><text:s text:c="60"/>left_side_specification, </text:p>
      <text:p text:style-name="P12"><text:s text:c="60"/>right_side_specification));</text:p>
      <text:p text:style-name="P12"><text:s text:c="4"/>};</text:p>
      <text:p text:style-name="P12"/>
      <text:p text:style-name="P10"><text:span text:style-name="T21"><text:s text:c="4"/></text:span><text:span text:style-name="T33">Because</text:span><text:span text:style-name="T21"> of = () =&gt; </text:span></text:p>
      <text:p text:style-name="P12"><text:s text:c="7"/>result = sut.is_satisfied_by(the_item_that_meets_the_right_side_condition);</text:p>
      <text:p text:style-name="P12"/>
      <text:p text:style-name="P10"><text:span text:style-name="T21"><text:s text:c="4"/></text:span><text:span text:style-name="T33">It</text:span><text:span text:style-name="T21"> should_confirm_that_the_and_operator_specification_was_not_satisfied = () =&gt; </text:span></text:p>
      <text:p text:style-name="P12"><text:s text:c="7"/>result.ShouldBeFalse();</text:p>
      <text:p text:style-name="P12"/>
      <text:p text:style-name="P10"><text:span text:style-name="T21"><text:s text:c="4"/></text:span><text:span text:style-name="T33">It</text:span><text:span text:style-name="T21"> should_evaluate_the_left_side_condition = () =&gt;</text:span></text:p>
      <text:p text:style-name="P12"><text:s text:c="7"/>left_side_specification</text:p>
      <text:p text:style-name="P12"><text:s text:c="10"/>.received(</text:p>
      <text:p text:style-name="P12"><text:s text:c="13"/>x =&gt; x.is_satisfied_by(the_item_that_meets_the_right_side_condition));</text:p>
      <text:p text:style-name="P12"/>
      <text:p text:style-name="P10"><text:span text:style-name="T21"><text:s text:c="4"/></text:span><text:span text:style-name="T33">It</text:span><text:span text:style-name="T21"> should_not_evaluate_the_right_side_condition = () =&gt;</text:span></text:p>
      <text:p text:style-name="P12"><text:s text:c="7"/>right_side_specification</text:p>
      <text:p text:style-name="P12"><text:s text:c="10"/>.never_received(</text:p>
      <text:p text:style-name="P12"><text:s text:c="13"/>x =&gt; x.is_satisfied_by(the_item_that_meets_the_right_side_condition));</text:p>
      <text:p text:style-name="P12"/>
      <text:p text:style-name="P10"><text:span text:style-name="T21"><text:s text:c="4"/></text:span><text:span text:style-name="T9">static</text:span><text:span text:style-name="T21"> </text:span><text:span text:style-name="T9">bool</text:span><text:span text:style-name="T21"> result;</text:span></text:p>
      <text:p text:style-name="P10"><text:span text:style-name="T21"><text:s text:c="4"/></text:span><text:span text:style-name="T9">static</text:span><text:span text:style-name="T21"> </text:span><text:span text:style-name="T33">ISpecification</text:span><text:span text:style-name="T21">&lt;</text:span><text:span text:style-name="T33">IWhateverType</text:span><text:span text:style-name="T21">&gt; left_side_specification;</text:span></text:p>
      <text:p text:style-name="P10"><text:span text:style-name="T21"><text:s text:c="4"/></text:span><text:span text:style-name="T9">static</text:span><text:span text:style-name="T21"> </text:span><text:span text:style-name="T33">ISpecification</text:span><text:span text:style-name="T21">&lt;</text:span><text:span text:style-name="T33">IWhateverType</text:span><text:span text:style-name="T21">&gt; right_side_specification;</text:span></text:p>
      <text:p text:style-name="P10"><text:span text:style-name="T21"><text:s text:c="4"/></text:span><text:span text:style-name="T9">static</text:span><text:span text:style-name="T21"> </text:span><text:span text:style-name="T33">IWhateverType</text:span><text:span text:style-name="T21"> the_item_that_meets_the_right_side_condition;</text:span></text:p>
      <text:p text:style-name="P12">}</text:p>
      <text:p text:style-name="P12"/>
      <text:p text:style-name="P10"><text:span text:style-name="T9">public</text:span><text:span text:style-name="T21"> </text:span><text:span text:style-name="T9">class</text:span><text:span text:style-name="T21"> </text:span><text:span text:style-name="T50">when_asked_if_an_item_that_does_not_meet_any_of_the_conditions_satisfies_the_and_operator_specification</text:span><text:span text:style-name="T21"> : </text:span><text:span text:style-name="T50">concern_for_the_and_specification</text:span></text:p>
      <text:p text:style-name="P12">{</text:p>
      <text:p text:style-name="P10"><text:span text:style-name="T21"><text:s text:c="4"/></text:span><text:span text:style-name="T33">Establish</text:span><text:span text:style-name="T21"> context = () =&gt;</text:span></text:p>
      <text:p text:style-name="P12"><text:s text:c="4"/>{</text:p>
      <text:p text:style-name="P10"><text:span text:style-name="T21"><text:s text:c="8"/>left_side_specification = an&lt;</text:span><text:span text:style-name="T33">ISpecification</text:span><text:span text:style-name="T21">&lt;</text:span><text:span text:style-name="T33">IWhateverType</text:span><text:span text:style-name="T21">&gt;&gt;();</text:span></text:p>
      <text:p text:style-name="P10"><text:span text:style-name="T21"><text:s text:c="8"/>right_side_specification = an&lt;</text:span><text:span text:style-name="T33">ISpecification</text:span><text:span text:style-name="T21">&lt;</text:span><text:span text:style-name="T33">IWhateverType</text:span><text:span text:style-name="T21">&gt;&gt;();</text:span></text:p>
      <text:p text:style-name="P10"><text:span text:style-name="T21"><text:s text:c="8"/>the_item_that_meets_no_condition = an&lt;</text:span><text:span text:style-name="T33">IWhateverType</text:span><text:span text:style-name="T21">&gt;();</text:span></text:p>
      <text:p text:style-name="P12"/>
      <text:p text:style-name="P12"><text:s text:c="8"/>left_side_specification</text:p>
      <text:p text:style-name="P12"><text:s text:c="11"/>.Stub(x =&gt; x.is_satisfied_by(the_item_that_meets_no_condition))</text:p>
      <text:p text:style-name="P10"><text:span text:style-name="T21"><text:s text:c="11"/>.Return(</text:span><text:span text:style-name="T9">false</text:span><text:span text:style-name="T21">);</text:span></text:p>
      <text:p text:style-name="P12"><text:s text:c="8"/>right_side_specification</text:p>
      <text:p text:style-name="P12"><text:s text:c="11"/>.Stub(x =&gt; x.is_satisfied_by(the_item_that_meets_no_condition))</text:p>
      <text:p text:style-name="P10"><text:span text:style-name="T21"><text:s text:c="11"/>.Return(</text:span><text:span text:style-name="T9">false</text:span><text:span text:style-name="T21">);</text:span></text:p>
      <text:p text:style-name="P12"/>
      <text:p text:style-name="P10"><text:span text:style-name="T21"><text:s text:c="8"/>create_sut_using(() =&gt; </text:span><text:span text:style-name="T9">new</text:span><text:span text:style-name="T21"> </text:span><text:span text:style-name="T50">AndSpecification</text:span><text:span text:style-name="T21">&lt;</text:span><text:span text:style-name="T33">IWhateverType</text:span><text:span text:style-name="T21">&gt;(</text:span></text:p>
      <text:p text:style-name="P12"><text:s text:c="60"/>left_side_specification, </text:p>
      <text:p text:style-name="P12"><text:s text:c="60"/>right_side_specification));</text:p>
      <text:p text:style-name="P12"><text:soft-page-break/><text:s text:c="4"/>};</text:p>
      <text:p text:style-name="P12"/>
      <text:p text:style-name="P10"><text:span text:style-name="T21"><text:s text:c="4"/></text:span><text:span text:style-name="T33">Because</text:span><text:span text:style-name="T21"> of = () =&gt; result = sut.is_satisfied_by(the_item_that_meets_no_condition);</text:span></text:p>
      <text:p text:style-name="P12"/>
      <text:p text:style-name="P10"><text:span text:style-name="T21"><text:s text:c="4"/></text:span><text:span text:style-name="T33">It</text:span><text:span text:style-name="T21"> should_confirm_that_the_and_operator_specification_was_not_satisfied = () =&gt; </text:span></text:p>
      <text:p text:style-name="P12"><text:s text:c="7"/>result.ShouldBeFalse();</text:p>
      <text:p text:style-name="P12"/>
      <text:p text:style-name="P10"><text:span text:style-name="T21"><text:s text:c="4"/></text:span><text:span text:style-name="T33">It</text:span><text:span text:style-name="T21"> should_evaluate_the_left_side_condition = () =&gt;</text:span></text:p>
      <text:p text:style-name="P12"><text:s text:c="7"/>left_side_specification</text:p>
      <text:p text:style-name="P12"><text:s text:c="10"/>.received(x =&gt; x.is_satisfied_by(the_item_that_meets_no_condition));</text:p>
      <text:p text:style-name="P12"/>
      <text:p text:style-name="P10"><text:span text:style-name="T21"><text:s text:c="4"/></text:span><text:span text:style-name="T33">It</text:span><text:span text:style-name="T21"> should_not_evaluate_the_right_side_condition = () =&gt;</text:span></text:p>
      <text:p text:style-name="P12"><text:s text:c="7"/>right_side_specification</text:p>
      <text:p text:style-name="P12"><text:s text:c="10"/>.never_received(x =&gt; x.is_satisfied_by(the_item_that_meets_no_condition));</text:p>
      <text:p text:style-name="P12"/>
      <text:p text:style-name="P10"><text:span text:style-name="T21"><text:s text:c="4"/></text:span><text:span text:style-name="T9">static</text:span><text:span text:style-name="T21"> </text:span><text:span text:style-name="T9">bool</text:span><text:span text:style-name="T21"> result;</text:span></text:p>
      <text:p text:style-name="P10"><text:span text:style-name="T21"><text:s text:c="4"/></text:span><text:span text:style-name="T9">static</text:span><text:span text:style-name="T21"> </text:span><text:span text:style-name="T33">ISpecification</text:span><text:span text:style-name="T21">&lt;</text:span><text:span text:style-name="T33">IWhateverType</text:span><text:span text:style-name="T21">&gt; left_side_specification;</text:span></text:p>
      <text:p text:style-name="P10"><text:span text:style-name="T21"><text:s text:c="4"/></text:span><text:span text:style-name="T9">static</text:span><text:span text:style-name="T21"> </text:span><text:span text:style-name="T33">ISpecification</text:span><text:span text:style-name="T21">&lt;</text:span><text:span text:style-name="T33">IWhateverType</text:span><text:span text:style-name="T21">&gt; right_side_specification;</text:span></text:p>
      <text:p text:style-name="P10"><text:span text:style-name="T21"><text:s text:c="4"/></text:span><text:span text:style-name="T9">static</text:span><text:span text:style-name="T21"> </text:span><text:span text:style-name="T33">IWhateverType</text:span><text:span text:style-name="T21"> the_item_that_meets_no_condition;</text:span></text:p>
      <text:p text:style-name="P12">}</text:p>
      <text:p text:style-name="P3"/>
      <text:p text:style-name="P3">y la clase que hace que se cumplan las BDD_Specs:</text:p>
      <text:p text:style-name="P3"/>
      <text:p text:style-name="P21"><text:span text:style-name="T9">public</text:span><text:span text:style-name="T21"> </text:span><text:span text:style-name="T9">class</text:span><text:span text:style-name="T21"> </text:span><text:span text:style-name="T50">AndSpecification</text:span><text:span text:style-name="T21">&lt;T&gt; : </text:span><text:span text:style-name="T33">ISpecification</text:span><text:span text:style-name="T21">&lt;T&gt;</text:span></text:p>
      <text:p text:style-name="P12">{</text:p>
      <text:p text:style-name="P10"><text:span text:style-name="T21"><text:s text:c="4"/></text:span><text:span text:style-name="T33">ISpecification</text:span><text:span text:style-name="T21">&lt;T&gt; left_side_specification;</text:span></text:p>
      <text:p text:style-name="P10"><text:span text:style-name="T21"><text:s text:c="4"/></text:span><text:span text:style-name="T33">ISpecification</text:span><text:span text:style-name="T21">&lt;T&gt; right_side_specification;</text:span></text:p>
      <text:p text:style-name="P12"/>
      <text:p text:style-name="P10"><text:span text:style-name="T21"><text:s text:c="4"/></text:span><text:span text:style-name="T9">public</text:span><text:span text:style-name="T21"> AndSpecification(</text:span><text:span text:style-name="T33">ISpecification</text:span><text:span text:style-name="T21">&lt;T&gt; left_side_specification, </text:span></text:p>
      <text:p text:style-name="P10"><text:span text:style-name="T21"><text:s text:c="28"/></text:span><text:span text:style-name="T33">ISpecification</text:span><text:span text:style-name="T21">&lt;T&gt; right_side_specification)</text:span></text:p>
      <text:p text:style-name="P12"><text:s text:c="4"/>{</text:p>
      <text:p text:style-name="P10"><text:span text:style-name="T21"><text:s text:c="8"/></text:span><text:span text:style-name="T9">this</text:span><text:span text:style-name="T21">.left_side_specification = left_side_specification;</text:span></text:p>
      <text:p text:style-name="P10"><text:span text:style-name="T21"><text:s text:c="8"/></text:span><text:span text:style-name="T9">this</text:span><text:span text:style-name="T21">.right_side_specification = right_side_specification;</text:span></text:p>
      <text:p text:style-name="P12"><text:s text:c="4"/>}</text:p>
      <text:p text:style-name="P12"/>
      <text:p text:style-name="P10"><text:span text:style-name="T21"><text:s text:c="4"/></text:span><text:span text:style-name="T9">public</text:span><text:span text:style-name="T21"> </text:span><text:span text:style-name="T9">bool</text:span><text:span text:style-name="T21"> is_satisfied_by(T item)</text:span></text:p>
      <text:p text:style-name="P12"><text:s text:c="4"/>{</text:p>
      <text:p text:style-name="P10"><text:span text:style-name="T21"><text:s text:c="8"/></text:span><text:span text:style-name="T9">return</text:span><text:span text:style-name="T21"> </text:span><text:span text:style-name="T9">this</text:span><text:span text:style-name="T21">.left_side_specification.is_satisfied_by(item) &amp;&amp;</text:span></text:p>
      <text:p text:style-name="P10"><text:span text:style-name="T21"><text:s text:c="15"/></text:span><text:span text:style-name="T9">this</text:span><text:span text:style-name="T21">.right_side_specification.is_satisfied_by(item);</text:span></text:p>
      <text:p text:style-name="P12"><text:s text:c="4"/>}</text:p>
      <text:p text:style-name="P12">}</text:p>
      <text:p text:style-name="P3"/>
      <text:p text:style-name="P3"><text:span text:style-name="T3">¿Hemos acabado?</text:span>:</text:p>
      <text:p text:style-name="P3"/>
      <text:p text:style-name="P3">Vamos a listar a continuacion lo que ya hemos hecho, para de esa forma poder entender mejor las consecuencias y ademas poder tener una imagen mas clara de que es lo que nos falta para poder finalizar la implementacion del DDD_Specification:</text:p>
      <text:p text:style-name="P3"/>
      <text:list xml:id="list30323933" text:style-name="L7">
        <text:list-item>
          <text:p text:style-name="P39">Hemos conseguido eliminar completamente la necesidad de la clase base abstracta Specification&lt;T&gt;, que nos dificultaba tremendamente aplicar BDD.</text:p>
        </text:list-item>
        <text:list-item>
          <text:p text:style-name="P39">Hemos simplificado la interface ISpecification&lt;T&gt;, ganando en expresividad e intencion, y todo ello sin perder funcionalidad.</text:p>
        </text:list-item>
        <text:list-item>
          <text:p text:style-name="P39">Hemos aislado la implementacion de las clases AndSpecification&lt;T&gt;, OrSpecification&lt;T&gt; y NotSpecification&lt;T&gt; y les hemos aplicado BDD.</text:p>
        </text:list-item>
        <text:list-item>
          <text:p text:style-name="P39">Hemos aplicado tanto el SRP (Single Responsability Principle) como el OCP (Open-Closed Principle) al desarrollo realizado hasta ahora (aunque no hayamos hecho especial incapie en ello):</text:p>
          <text:list>
            <text:list-item>
              <text:p text:style-name="P39">El SRP lo hemos aplicado, por ejemplo, al haber despojado de responsabilidades extra a la interface ISpecification&lt;T&gt;, de forma que ahora, ISpecification&lt;T&gt; se ocupa de una sola cosa ("tiene una sola razon para cambiar"), saber si un determinado item cumple o no una ISpecification&lt;T&gt; (is_satisfied_by(T item)).</text:p>
            </text:list-item>
            <text:list-item>
              <text:p text:style-name="P39">El OCP lo hemos aplicado al haber sacado de dentro de la clase abstracta <text:soft-page-break/>Specification&lt;T&gt; las clases AndSpecification&lt;T&gt;, OrSpecification&lt;T&gt; y NotSpecification&lt;T&gt;, ya que antes si queriamos añadir nuevas clases como esta tres nombradas, nos veiamos en la obligacion de editar la clase abstracta Specification&lt;T&gt;. Esta clase no cumplia el OCP ya que era muy dificil que cumpliese lo de "Abierta a la Extension / Cerrada a la modificacion" (Open to Extension / Closed to Modification), pues para extender nos veimaos en la obligacion de modificar.</text:p>
              <text:p text:style-name="P39">La situacion ahora es bien distinta ya que al haber prescindido de la clase abstracta Specification&lt;T&gt;, y haber extraido las clases And/Or/NotSpecification&lt;T&gt;, podemos extender (creando una nueva clase que implemente Ispecification&lt;T&gt;) sin necisidad de editar una clase ya existente.</text:p>
            </text:list-item>
          </text:list>
        </text:list-item>
      </text:list>
      <text:p text:style-name="P3"/>
      <text:p text:style-name="P3">Una vez listados los logros debemos ver lo que nos falta:</text:p>
      <text:p text:style-name="P3"/>
      <text:list xml:id="list30323575" text:style-name="L8">
        <text:list-item>
          <text:p text:style-name="P40">Encapsular la creacion de las clases And/Or/NotSpecification&lt;T&gt; para disponer de los metodos asociados a ISpecification&lt;T&gt;:</text:p>
          <text:p text:style-name="P40"/>
          <text:p text:style-name="P42"><text:span text:style-name="T8">public</text:span><text:span text:style-name="T20"> </text:span><text:span text:style-name="T35">ISpecification</text:span><text:span text:style-name="T20">&lt;T&gt; and(</text:span><text:span text:style-name="T35">ISpecification</text:span><text:span text:style-name="T20">&lt;T&gt; the_other)</text:span></text:p>
          <text:p text:style-name="P42"><text:span text:style-name="T8">public</text:span><text:span text:style-name="T20"> </text:span><text:span text:style-name="T35">ISpecification</text:span><text:span text:style-name="T20">&lt;T&gt; or(</text:span><text:span text:style-name="T35">ISpecification</text:span><text:span text:style-name="T20">&lt;T&gt; the_other)</text:span></text:p>
          <text:p text:style-name="P42"><text:span text:style-name="T8">public</text:span><text:span text:style-name="T20"> </text:span><text:span text:style-name="T35">ISpecification</text:span><text:span text:style-name="T20">&lt;T&gt; not()</text:span></text:p>
        </text:list-item>
      </text:list>
      <text:list xml:id="list31438759" text:continue-list="list30323933" text:style-name="L7">
        <text:list-header>
          <text:p text:style-name="P39"/>
          <text:p text:style-name="P39">ya que antes se ocupaba de ello la clase abstracta Specification&lt;T&gt;, y en algun sitio necesitamos poner los:</text:p>
          <text:p text:style-name="P39"/>
          <text:p text:style-name="P43"><text:span text:style-name="T8">new</text:span><text:span text:style-name="T20"> </text:span><text:span text:style-name="T52">AndSpecification</text:span><text:span text:style-name="T20">&lt;T&gt;(</text:span><text:span text:style-name="T8">this</text:span><text:span text:style-name="T20">, the_other);</text:span></text:p>
          <text:p text:style-name="P43"><text:span text:style-name="T8">new</text:span><text:span text:style-name="T20"> </text:span><text:span text:style-name="T52">OrSpecification</text:span><text:span text:style-name="T20">&lt;T&gt;(</text:span><text:span text:style-name="T8">this</text:span><text:span text:style-name="T20">, the_other);</text:span></text:p>
          <text:p text:style-name="P43"><text:span text:style-name="T8">new</text:span><text:span text:style-name="T20"> </text:span><text:span text:style-name="T52">NotSpecification</text:span><text:span text:style-name="T20">&lt;T&gt;(</text:span><text:span text:style-name="T8">this</text:span><text:span text:style-name="T20">);</text:span></text:p>
        </text:list-header>
      </text:list>
      <text:p text:style-name="P3"/>
      <text:p text:style-name="P3">Y ademas deberiamos mostrar un pequeño ejemplo de clases que implementan ISpecification&lt;T&gt; y se combinan entre si con nuestros nuevos operadores and(), or() y not().</text:p>
      <text:p text:style-name="P3"/>
      <text:p text:style-name="P7"><text:span text:style-name="T43">Implementando el metodo and()</text:span><text:span text:style-name="T44">:</text:span></text:p>
      <text:list xml:id="list31447196" text:continue-numbering="true" text:style-name="L7">
        <text:list-header>
          <text:p text:style-name="P39"/>
        </text:list-header>
      </text:list>
      <text:p text:style-name="P2">Nos guste mas o menos, en algun sitio tenemos que proceder con la creacion de la clase AndSpecification&lt;T&gt; para asi poder "empaquetarla" a traves de la operacion/metodo and().</text:p>
      <text:p text:style-name="P2"/>
      <text:p text:style-name="P2">Recordemos que precisamente esta creacion era la que hacia que nuestras dependencias fuesen opacas en la defunta clase abstracta Specification&lt;T&gt;.</text:p>
      <text:p text:style-name="P2"/>
      <text:p text:style-name="P2">La mala noticia es que vamos a tener que usar una dependencia opaca en oposicion a la Constructor DI, con lo que ya podemos despedirnos del tratamiento BDD en su vertiente mockista en ese caso concreto.</text:p>
      <text:p text:style-name="P2"/>
      <text:p text:style-name="P2">La buena noticia es que vamos a limitar el rango de este pequeño desaguisado (desde el punto de vista BDD, ya que hay miles de programadores que utilizan dependencias opacas todos los dias sin inmutarse) a una sola linea de codigo y aun por encima haremos un poco de magia para que el metodo and() "aparezca" como si tuviesemos una clase base.</text:p>
      <text:p text:style-name="P2"/>
      <text:p text:style-name="P2">Vamos con ello.</text:p>
      <text:p text:style-name="P2"/>
      <text:p text:style-name="P2"><text:span text:style-name="T3">La clase SpecificationExtensions – BDD_Spec para and&lt;T&gt;</text:span>:</text:p>
      <text:p text:style-name="P2"/>
      <text:p text:style-name="P2">Puesto que sabemos que vamos a crear a continuacion los metodos or() y not(), y que para ello vamos a utilizar Extension Methods (misterio resuelto, estos eran los polvos magicos), hemos decidido crear una clase llamada SpecificationExtensions que nos permita usarla como contenedor de nuestros Extension Methods, tal que asi:</text:p>
      <text:p text:style-name="P2"/>
      <text:p text:style-name="P19"><text:span text:style-name="T9">static</text:span><text:span text:style-name="T21"> </text:span><text:span text:style-name="T9">public</text:span><text:span text:style-name="T21"> </text:span><text:span text:style-name="T9">class</text:span><text:span text:style-name="T21"> </text:span><text:span text:style-name="T50">SpecificationExtensions</text:span></text:p>
      <text:p text:style-name="P12">{</text:p>
      <text:p text:style-name="P10"><text:span text:style-name="T21"><text:s text:c="4"/></text:span><text:span text:style-name="T9">static</text:span><text:span text:style-name="T21"> </text:span><text:span text:style-name="T9">public</text:span><text:span text:style-name="T21"> </text:span><text:span text:style-name="T33">ISpecification</text:span><text:span text:style-name="T21">&lt;T&gt; and&lt;T&gt;(</text:span><text:span text:style-name="T9">this</text:span><text:span text:style-name="T21"> </text:span><text:span text:style-name="T33">ISpecification</text:span><text:span text:style-name="T21">&lt;T&gt; left_side, </text:span></text:p>
      <text:p text:style-name="P10"><text:span text:style-name="T21"><text:s text:c="43"/></text:span><text:span text:style-name="T33">ISpecification</text:span><text:span text:style-name="T21">&lt;T&gt; right_side) {}</text:span></text:p>
      <text:p text:style-name="P12"><text:soft-page-break/>}</text:p>
      <text:p text:style-name="P2"/>
      <text:p text:style-name="P2">La implementacion tal y como prometimos nos deberia ocupar una sola linea:</text:p>
      <text:p text:style-name="P2"/>
      <text:p text:style-name="P19"><text:span text:style-name="T9">return</text:span><text:span text:style-name="T21"> </text:span><text:span text:style-name="T9">new</text:span><text:span text:style-name="T21"> </text:span><text:span text:style-name="T50">AndSpecification</text:span><text:span text:style-name="T21">&lt;T&gt;(left_side, right_side);</text:span></text:p>
      <text:p text:style-name="P2"/>
      <text:p text:style-name="P2">Ahora que ya sabemos a donde queremos llegar, vamos con la BDD_Spec que deberia resolver una buena parte de las dudas:</text:p>
      <text:p text:style-name="P2"/>
      <text:p text:style-name="P26">When using the and specification extension method</text:p>
      <text:p text:style-name="P48">» It should return an and specification type.</text:p>
      <text:p text:style-name="P2"/>
      <text:p text:style-name="P2">Es decir, somos perfectamente conscientes de que no podemos comprobar directamente que estemos creando una AndSpecification&lt;T&gt; pero sin embargo nos las vamos a arreglar para al menos saber que nuestro Extension Method devuelve una instancia del tipo que queremos. Aun asi este planteamiento "indirecto" no es la panacea, ya que podremos consultar el tipo de la instancia, pero no, el orden de los argumentos con los que llamamos al constructor de AndSpecification&lt;T&gt;, pero eso es algo que veremos en unos minutos.</text:p>
      <text:p text:style-name="P2"/>
      <text:p text:style-name="P2">La version en codigo de la BDD_Spec relativa al bloque IT es la siguiente:</text:p>
      <text:p text:style-name="P2"/>
      <text:p text:style-name="P19"><text:span text:style-name="T9">public</text:span><text:span text:style-name="T21"> </text:span><text:span text:style-name="T9">class</text:span><text:span text:style-name="T21"> </text:span><text:span text:style-name="T50">when_using_the_and_specification_extension_method</text:span><text:span text:style-name="T21"> : </text:span></text:p>
      <text:p text:style-name="P19"><text:span text:style-name="T21"><text:s text:c="13"/></text:span><text:span text:style-name="T50">concern_for_the_specification_extensions</text:span></text:p>
      <text:p text:style-name="P52">{</text:p>
      <text:p text:style-name="P45"><text:span text:style-name="T21"><text:s text:c="4"/></text:span><text:span text:style-name="T33">It</text:span><text:span text:style-name="T21"> should_return_an_and_specification_type = () =&gt; </text:span></text:p>
      <text:p text:style-name="P45"><text:span text:style-name="T21"><text:s text:c="7"/>result.ShouldBeAn&lt;</text:span><text:span text:style-name="T50">AndSpecification</text:span><text:span text:style-name="T21">&lt;</text:span><text:span text:style-name="T33">IWhateverType</text:span><text:span text:style-name="T21">&gt;&gt;();</text:span></text:p>
      <text:p text:style-name="P52"/>
      <text:p text:style-name="P45"><text:span text:style-name="T21"><text:s text:c="4"/></text:span><text:span text:style-name="T9">static</text:span><text:span text:style-name="T21"> </text:span><text:span text:style-name="T33">ISpecification</text:span><text:span text:style-name="T21">&lt;</text:span><text:span text:style-name="T33">IWhateverType</text:span><text:span text:style-name="T21">&gt; result;</text:span></text:p>
      <text:p text:style-name="P45"><text:span text:style-name="T21">}</text:span></text:p>
      <text:p text:style-name="P2"/>
      <text:p text:style-name="P2">Sencillo de entender, ya que lo unico que asertamos es que nuestro campo (field) "result", definido como Ispecification&lt;IWhateverType&gt;, de todas las posibilidades que tiene como Ispecification, a saber:</text:p>
      <text:p text:style-name="P2"/>
      <text:list xml:id="list30508855" text:style-name="L9">
        <text:list-item>
          <text:p text:style-name="P41"><text:span text:style-name="T46">AndSpecification</text:span></text:p>
        </text:list-item>
        <text:list-item>
          <text:p text:style-name="P41"><text:span text:style-name="T46">OrSpecification</text:span></text:p>
        </text:list-item>
        <text:list-item>
          <text:p text:style-name="P41"><text:span text:style-name="T46">NotSpecification</text:span></text:p>
        </text:list-item>
      </text:list>
      <text:p text:style-name="Standard"><text:span text:style-name="T46"/></text:p>
      <text:p text:style-name="Standard"><text:span text:style-name="T46">Va a ser del tipo AndSpecification&lt;IWhateverType&gt;.</text:span></text:p>
      <text:p text:style-name="Standard"><text:span text:style-name="T46"/></text:p>
      <text:p text:style-name="Standard"><text:span text:style-name="T46">Eso es exactamente lo que estamos asertando.</text:span></text:p>
      <text:p text:style-name="Standard"><text:span text:style-name="T46"/></text:p>
      <text:p text:style-name="Standard"><text:span text:style-name="T46">El bloque BECAUSE ejercita lo que queremos testar, en este caso, la llamada al extension method. Por lo tanto podemos hacerlo de tres formas distintas:</text:span></text:p>
      <text:p text:style-name="Standard"><text:span text:style-name="T46"/></text:p>
      <text:p text:style-name="P44"><text:span text:style-name="T39">(1) Invocando la clase static con todos sus argumentos</text:span></text:p>
      <text:p text:style-name="P44"><text:span text:style-name="T39"/></text:p>
      <text:p text:style-name="P44"><text:span text:style-name="T39">Because</text:span><text:span text:style-name="T28"> of = () =&gt; result = </text:span><text:span text:style-name="T57">SpecificationExtensions</text:span><text:span text:style-name="T28">.and&lt;</text:span><text:span text:style-name="T39">IWhateverType</text:span><text:span text:style-name="T28">&gt;(left_side_specification,right_side_specification);</text:span></text:p>
      <text:p text:style-name="P44"><text:span text:style-name="T28"/></text:p>
      <text:p text:style-name="P44"><text:span text:style-name="T39">(2) Invocando la clase static con el minimo numero de argumentos</text:span></text:p>
      <text:p text:style-name="P44"><text:span text:style-name="T28"/></text:p>
      <text:p text:style-name="P44"><text:span text:style-name="T39">Because</text:span><text:span text:style-name="T28"> of = () =&gt; result = </text:span><text:span text:style-name="T57">SpecificationExtensions</text:span><text:span text:style-name="T28">.and(left_side_specification,right_side_specification);</text:span></text:p>
      <text:p text:style-name="P44"><text:span text:style-name="T28"/></text:p>
      <text:p text:style-name="P44"><text:span text:style-name="T39">(3) Usando el Extension Method</text:span></text:p>
      <text:p text:style-name="P44"><text:span text:style-name="T28"/></text:p>
      <text:p text:style-name="P44"><text:span text:style-name="T39">Because</text:span><text:span text:style-name="T28"> of = () =&gt; result = left_side_specification.and(right_side_specification);</text:span></text:p>
      <text:p text:style-name="Standard"><text:span text:style-name="T46"/></text:p>
      <text:p text:style-name="Standard"><text:span text:style-name="T46">Cualquiera de estas formas seria valida, sin embargo, nos parece que si estamos </text:span><text:soft-page-break/><text:span text:style-name="T46">tomandonos todas las moelstias para crear los extension methods, deberiamos usarlos. Por tanto, nos declaramos a favor de la version (3).</text:span></text:p>
      <text:p text:style-name="Standard"><text:span text:style-name="T46"/></text:p>
      <text:p text:style-name="Standard"><text:span text:style-name="T46">Por lo tanto el bloque BECAUSE con los campos (fields) necesarios para que compile:</text:span></text:p>
      <text:p text:style-name="Standard"><text:span text:style-name="T46"/></text:p>
      <text:p text:style-name="P44"><text:span text:style-name="T39">Because</text:span><text:span text:style-name="T28"> of = () =&gt; result = left_side_specification.and(right_side_specification);</text:span></text:p>
      <text:p text:style-name="P52"/>
      <text:p text:style-name="P45"><text:span text:style-name="T9">static</text:span><text:span text:style-name="T21"> </text:span><text:span text:style-name="T33">ISpecification</text:span><text:span text:style-name="T21">&lt;</text:span><text:span text:style-name="T33">IWhateverType</text:span><text:span text:style-name="T21">&gt; result;</text:span></text:p>
      <text:p text:style-name="P45"><text:span text:style-name="T9">static</text:span><text:span text:style-name="T21"> </text:span><text:span text:style-name="T33">ISpecification</text:span><text:span text:style-name="T21">&lt;</text:span><text:span text:style-name="T33">IWhateverType</text:span><text:span text:style-name="T21">&gt; left_side_specification;</text:span></text:p>
      <text:p text:style-name="P45"><text:span text:style-name="T9">static</text:span><text:span text:style-name="T21"> </text:span><text:span text:style-name="T33">ISpecification</text:span><text:span text:style-name="T21">&lt;</text:span><text:span text:style-name="T33">IWhateverType</text:span><text:span text:style-name="T21">&gt; right_side_specification;</text:span></text:p>
      <text:p text:style-name="Standard"><text:span text:style-name="T46"/></text:p>
      <text:p text:style-name="Standard"><text:span text:style-name="T46">Para preparar el contexto usamos el bloque ESTABLISH, que en este caso se limita a declarar dos mocks para left_side_specification y right_side_specification:</text:span></text:p>
      <text:p text:style-name="Standard"><text:span text:style-name="T46"/></text:p>
      <text:p text:style-name="P44"><text:span text:style-name="T39">Establish</text:span><text:span text:style-name="T28"> context = () =&gt;</text:span></text:p>
      <text:p text:style-name="P52">{</text:p>
      <text:p text:style-name="P45"><text:span text:style-name="T21"><text:s text:c="4"/>left_side_specification = an&lt;</text:span><text:span text:style-name="T33">ISpecification</text:span><text:span text:style-name="T21">&lt;</text:span><text:span text:style-name="T33">IWhateverType</text:span><text:span text:style-name="T21">&gt;&gt;();</text:span></text:p>
      <text:p text:style-name="P45"><text:span text:style-name="T21"><text:s text:c="4"/>right_side_specification = an&lt;</text:span><text:span text:style-name="T33">ISpecification</text:span><text:span text:style-name="T21">&lt;</text:span><text:span text:style-name="T33">IWhateverType</text:span><text:span text:style-name="T21">&gt;&gt;();</text:span></text:p>
      <text:p text:style-name="P52">};</text:p>
      <text:p text:style-name="Standard"><text:span text:style-name="T46"/></text:p>
      <text:p text:style-name="Standard"><text:span text:style-name="T46">Tendriamos entonces la BDD_Spec completa:</text:span></text:p>
      <text:p text:style-name="Standard"><text:span text:style-name="T46"/></text:p>
      <text:p text:style-name="P44"><text:span text:style-name="T15">public</text:span><text:span text:style-name="T28"> </text:span><text:span text:style-name="T15">class</text:span><text:span text:style-name="T28"> </text:span><text:span text:style-name="T57">when_using_the_and_specification_extension_method</text:span><text:span text:style-name="T28"> : </text:span><text:span text:style-name="T57">concern_for_the_specification_extensions</text:span></text:p>
      <text:p text:style-name="P52"><text:s text:c="4"/>{</text:p>
      <text:p text:style-name="P45"><text:span text:style-name="T21"><text:s text:c="8"/></text:span><text:span text:style-name="T33">Establish</text:span><text:span text:style-name="T21"> context = () =&gt;</text:span></text:p>
      <text:p text:style-name="P52"><text:s text:c="8"/>{</text:p>
      <text:p text:style-name="P45"><text:span text:style-name="T21"><text:s text:c="12"/>left_side_specification = an&lt;</text:span><text:span text:style-name="T33">ISpecification</text:span><text:span text:style-name="T21">&lt;</text:span><text:span text:style-name="T33">IWhateverType</text:span><text:span text:style-name="T21">&gt;&gt;();</text:span></text:p>
      <text:p text:style-name="P45"><text:span text:style-name="T21"><text:s text:c="12"/>right_side_specification = an&lt;</text:span><text:span text:style-name="T33">ISpecification</text:span><text:span text:style-name="T21">&lt;</text:span><text:span text:style-name="T33">IWhateverType</text:span><text:span text:style-name="T21">&gt;&gt;();</text:span></text:p>
      <text:p text:style-name="P52"><text:s text:c="8"/>};</text:p>
      <text:p text:style-name="P52"/>
      <text:p text:style-name="P45"><text:span text:style-name="T21"><text:s text:c="8"/></text:span><text:span text:style-name="T33">Because</text:span><text:span text:style-name="T21"> of = () =&gt; result = left_side_specification.and(right_side_specification);</text:span></text:p>
      <text:p text:style-name="P52"/>
      <text:p text:style-name="P45"><text:span text:style-name="T21"><text:s text:c="8"/></text:span><text:span text:style-name="T33">It</text:span><text:span text:style-name="T21"> should_return_an_and_specification_type = () =&gt; result.ShouldBeAn&lt;</text:span><text:span text:style-name="T50">AndSpecification</text:span><text:span text:style-name="T21">&lt;</text:span><text:span text:style-name="T33">IWhateverType</text:span><text:span text:style-name="T21">&gt;&gt;();</text:span></text:p>
      <text:p text:style-name="P52"/>
      <text:p text:style-name="P45"><text:span text:style-name="T21"><text:s text:c="8"/></text:span><text:span text:style-name="T9">static</text:span><text:span text:style-name="T21"> </text:span><text:span text:style-name="T33">ISpecification</text:span><text:span text:style-name="T21">&lt;</text:span><text:span text:style-name="T33">IWhateverType</text:span><text:span text:style-name="T21">&gt; result;</text:span></text:p>
      <text:p text:style-name="P45"><text:span text:style-name="T21"><text:s text:c="8"/></text:span><text:span text:style-name="T9">static</text:span><text:span text:style-name="T21"> </text:span><text:span text:style-name="T33">ISpecification</text:span><text:span text:style-name="T21">&lt;</text:span><text:span text:style-name="T33">IWhateverType</text:span><text:span text:style-name="T21">&gt; left_side_specification;</text:span></text:p>
      <text:p text:style-name="P45"><text:span text:style-name="T21"><text:s text:c="8"/></text:span><text:span text:style-name="T9">static</text:span><text:span text:style-name="T21"> </text:span><text:span text:style-name="T33">ISpecification</text:span><text:span text:style-name="T21">&lt;</text:span><text:span text:style-name="T33">IWhateverType</text:span><text:span text:style-name="T21">&gt; right_side_specification;</text:span></text:p>
      <text:p text:style-name="P52"><text:s text:c="4"/>}</text:p>
      <text:p text:style-name="Standard"><text:span text:style-name="T46"/></text:p>
      <text:p text:style-name="Standard"><text:span text:style-name="T46">Que creemos muy sencilla de entender y muy clara en su intencion.</text:span></text:p>
      <text:p text:style-name="P2"/>
      <text:p text:style-name="P2">El siguiente paso seria ejecutar la BDD_Spec y hace que falle de una forma controlada. Para ello necesitamos que al menos el "esqueleto" de la clase SpecificationExtensions se encuentre resuelto. Con esto llegaria:</text:p>
      <text:p text:style-name="P2"/>
      <text:p text:style-name="P19"><text:span text:style-name="T9">static</text:span><text:span text:style-name="T21"> </text:span><text:span text:style-name="T9">public</text:span><text:span text:style-name="T21"> </text:span><text:span text:style-name="T9">class</text:span><text:span text:style-name="T21"> </text:span><text:span text:style-name="T50">SpecificationExtensions</text:span></text:p>
      <text:p text:style-name="P52">{</text:p>
      <text:p text:style-name="P45"><text:span text:style-name="T21"><text:s text:c="4"/></text:span><text:span text:style-name="T9">static</text:span><text:span text:style-name="T21"> </text:span><text:span text:style-name="T9">public</text:span><text:span text:style-name="T21"> </text:span><text:span text:style-name="T33">ISpecification</text:span><text:span text:style-name="T21">&lt;T&gt; and&lt;T&gt;(</text:span><text:span text:style-name="T9">this</text:span><text:span text:style-name="T21"> </text:span><text:span text:style-name="T33">ISpecification</text:span><text:span text:style-name="T21">&lt;T&gt; left_side, </text:span></text:p>
      <text:p text:style-name="P45"><text:span text:style-name="T21"><text:s text:c="48"/></text:span><text:span text:style-name="T33">ISpecification</text:span><text:span text:style-name="T21">&lt;T&gt; right_side)</text:span></text:p>
      <text:p text:style-name="P52"><text:s text:c="4"/>{</text:p>
      <text:p text:style-name="P45"><text:span text:style-name="T21"><text:s text:c="8"/></text:span><text:span text:style-name="T9">throw</text:span><text:span text:style-name="T21"> </text:span><text:span text:style-name="T9">new</text:span><text:span text:style-name="T21"> </text:span><text:span text:style-name="T62">NotImplementedException</text:span><text:span text:style-name="T22">();</text:span></text:p>
      <text:p text:style-name="P53"><text:s text:c="4"/>}</text:p>
      <text:p text:style-name="P53">}</text:p>
      <text:p text:style-name="P2"/>
      <text:p text:style-name="P2"/>
      <text:p text:style-name="P2">Ahora ya podemos ejecutar la BDD_Spec:</text:p>
      <text:p text:style-name="P2"/>
      <text:p text:style-name="P26">------ Test started: Assembly: dddsample.specs.dll ------</text:p>
      <text:p text:style-name="P48"/>
      <text:p text:style-name="P48"><text:soft-page-break/>when using the and specification extension method</text:p>
      <text:p text:style-name="P48">» should return an and specification type (FAIL)</text:p>
      <text:p text:style-name="P48"/>
      <text:p text:style-name="P48">Test 'should return an and specification type' failed:</text:p>
      <text:p text:style-name="P48"><text:tab/>System.Reflection.TargetInvocationException: Exception has been thrown by the target of an invocation. ---&gt; System.NotImplementedException: The method or operation is not implemented.</text:p>
      <text:p text:style-name="P48"/>
      <text:p text:style-name="P48">(....) </text:p>
      <text:p text:style-name="P48"/>
      <text:p text:style-name="P48"/>
      <text:p text:style-name="P48">0 passed, 1 failed, 0 skipped, took 0,77 seconds (Machine.Specifications 0.3.0).</text:p>
      <text:p text:style-name="P2"/>
      <text:p text:style-name="P2">Ha ocurrido lo que esperabamos, que ha sido lanzada una excepcion del tipo "No Implementado":</text:p>
      <text:p text:style-name="P2"/>
      <text:p text:style-name="P27">Exception has been thrown by the target of an invocation. ---&gt; System.NotImplementedException: The method or operation is not implemented.</text:p>
      <text:p text:style-name="P2"/>
      <text:p text:style-name="P2">Ahora es cuando escribiriamos el codigo necesario para que la BDD_Spec pase. En este caso es necesaria una sola linea:</text:p>
      <text:p text:style-name="P2"/>
      <text:p text:style-name="P19"><text:span text:style-name="T9">static</text:span><text:span text:style-name="T21"> </text:span><text:span text:style-name="T9">public</text:span><text:span text:style-name="T21"> </text:span><text:span text:style-name="T9">class</text:span><text:span text:style-name="T21"> </text:span><text:span text:style-name="T50">SpecificationExtensions</text:span></text:p>
      <text:p text:style-name="P52">{</text:p>
      <text:p text:style-name="P45"><text:span text:style-name="T21"><text:s text:c="4"/></text:span><text:span text:style-name="T9">static</text:span><text:span text:style-name="T21"> </text:span><text:span text:style-name="T9">public</text:span><text:span text:style-name="T21"> </text:span><text:span text:style-name="T33">ISpecification</text:span><text:span text:style-name="T21">&lt;T&gt; and&lt;T&gt;(</text:span><text:span text:style-name="T9">this</text:span><text:span text:style-name="T21"> </text:span><text:span text:style-name="T33">ISpecification</text:span><text:span text:style-name="T21">&lt;T&gt; left_side, </text:span></text:p>
      <text:p text:style-name="P45"><text:span text:style-name="T21"><text:s text:c="48"/></text:span><text:span text:style-name="T33">ISpecification</text:span><text:span text:style-name="T21">&lt;T&gt; right_side)</text:span></text:p>
      <text:p text:style-name="P52"><text:s text:c="4"/>{</text:p>
      <text:p text:style-name="P45"><text:span text:style-name="T21"><text:s text:c="8"/></text:span><text:span text:style-name="T9">return</text:span><text:span text:style-name="T21"> </text:span><text:span text:style-name="T9">new</text:span><text:span text:style-name="T21"> </text:span><text:span text:style-name="T50">AndSpecification</text:span><text:span text:style-name="T21">&lt;T&gt;(left_side, right_side);</text:span></text:p>
      <text:p text:style-name="P52"><text:s text:c="4"/>}</text:p>
      <text:p text:style-name="P52">}</text:p>
      <text:p text:style-name="P2"/>
      <text:p text:style-name="P2">Podemos ejcutar de nuevo la BDD_Spec. Pero esta vez esperamos que no de errores:</text:p>
      <text:p text:style-name="P2"/>
      <text:p text:style-name="P26">------ Test started: Assembly: dddsample.specs.dll ------</text:p>
      <text:p text:style-name="P48"/>
      <text:p text:style-name="P48">when using the and specification extension method</text:p>
      <text:p text:style-name="P48">» should return an and specification type</text:p>
      <text:p text:style-name="P48"/>
      <text:p text:style-name="P48"/>
      <text:p text:style-name="P48">1 passed, 0 failed, 0 skipped, took 0,62 seconds (Machine.Specifications 0.3.0).</text:p>
      <text:p text:style-name="P2"/>
      <text:p text:style-name="P2">Todo correcto.</text:p>
      <text:p text:style-name="P2"/>
      <text:p text:style-name="P2">Podemos tambien comprobar que efectivamente obtenemos un error significativo si en vez de asertar que esperamos una AndSpecification, esperamos una OrSpecifcation. Para ello basta con cambiar una linea del bloque IT:</text:p>
      <text:p text:style-name="P2"/>
      <text:p text:style-name="P45"><text:span text:style-name="T33">CAMBIAR ESTA LINEA:</text:span></text:p>
      <text:p text:style-name="P45"><text:span text:style-name="T33"/></text:p>
      <text:p text:style-name="P45"><text:span text:style-name="T33">It</text:span><text:span text:style-name="T21"> should_return_an_and_specification_type = () =&gt; </text:span></text:p>
      <text:p text:style-name="P50"><text:span text:style-name="T21"><text:s text:c="7"/>result.ShouldBeAn&lt;</text:span><text:span text:style-name="T59">AndSpecification</text:span><text:span text:style-name="T21">&lt;</text:span><text:span text:style-name="T33">IWhateverType</text:span><text:span text:style-name="T21">&gt;&gt;();</text:span></text:p>
      <text:p text:style-name="P50"><text:span text:style-name="T21"/></text:p>
      <text:p text:style-name="P45"><text:span text:style-name="T33">POR ESTA OTRA LINEA:</text:span></text:p>
      <text:p text:style-name="P45"><text:span text:style-name="T33"/></text:p>
      <text:p text:style-name="P45"><text:span text:style-name="T33">It</text:span><text:span text:style-name="T21"> should_return_an_and_specification_type = () =&gt; </text:span></text:p>
      <text:p text:style-name="P50"><text:span text:style-name="T21"><text:s text:c="7"/>result.ShouldBeAn&lt;</text:span><text:span text:style-name="T59">OrSpecification</text:span><text:span text:style-name="T21">&lt;</text:span><text:span text:style-name="T33">IWhateverType</text:span><text:span text:style-name="T21">&gt;&gt;();</text:span></text:p>
      <text:p text:style-name="P50"><text:span text:style-name="T21"/></text:p>
      <text:p text:style-name="P2"/>
      <text:p text:style-name="P2">Si ejecutamos la BDD_Spec ahora, deberiamos obtener un error que nos diga algo asi como que "<text:span text:style-name="T1">esperaba una OrSpecification pero en realidad me he encontrado con una AndSpecifcation</text:span>":</text:p>
      <text:p text:style-name="P2"/>
      <text:p text:style-name="P26">------ Test started: Assembly: dddsample.specs.dll ------</text:p>
      <text:p text:style-name="P48"><text:soft-page-break/></text:p>
      <text:p text:style-name="P48">when using the and specification extension method</text:p>
      <text:p text:style-name="P48">» should return an and specification type (FAIL)</text:p>
      <text:p text:style-name="P48"/>
      <text:p text:style-name="P48">Test 'should return an and specification type' failed:</text:p>
      <text:p text:style-name="P48"><text:tab/>Machine.Specifications.SpecificationException: Should be of type dddsample.domain.shared.OrSpecification`1[dddsample.specs.domain.shared.IWhateverType] but is of type dddsample.domain.shared.AndSpecification`1[dddsample.specs.domain.shared.IWhateverType]</text:p>
      <text:p text:style-name="P48"><text:tab/>at Machine.Specifications.ShouldExtensionMethods.ShouldBeOfType(Object actual, Type expected)</text:p>
      <text:p text:style-name="P48"><text:tab/>at Machine.Specifications.ShouldExtensionMethods.ShouldBeOfType[T](Object actual)</text:p>
      <text:p text:style-name="P48"><text:tab/>at Machine.Specifications.ShouldExtensionMethods.ShouldBeAn[T](Object item)</text:p>
      <text:p text:style-name="P48"><text:tab/>domain\shared\SpecificationExtensionsSpecs.cs(19,0): at dddsample.specs.domain.shared.when_using_the_and_specification_extension_method.&lt;.ctor&gt;b__2()</text:p>
      <text:p text:style-name="P48"><text:tab/>at Machine.Specifications.Model.Specification.InvokeSpecificationField()</text:p>
      <text:p text:style-name="P48"><text:tab/>at Machine.Specifications.Model.Specification.Verify()</text:p>
      <text:p text:style-name="P48"/>
      <text:p text:style-name="P48">0 passed, 1 failed, 0 skipped, took 0,64 seconds (Machine.Specifications 0.3.0).</text:p>
      <text:p text:style-name="P2"/>
      <text:p text:style-name="P2">Ahi lo tenemos (en version compacta):</text:p>
      <text:p text:style-name="P2"/>
      <text:p text:style-name="P27">Should be of type OrSpecification`1[IWhateverType] </text:p>
      <text:p text:style-name="P27">but is of type AndSpecification`1[IWhateverType]</text:p>
      <text:p text:style-name="P2"/>
      <text:p text:style-name="P2">Volvemos a cambiar nuestro bloque IT a su version original:</text:p>
      <text:p text:style-name="P2"/>
      <text:p text:style-name="P45"><text:span text:style-name="T33">It</text:span><text:span text:style-name="T21"> should_return_an_and_specification_type = () =&gt; </text:span></text:p>
      <text:p text:style-name="P50"><text:span text:style-name="T21"><text:s text:c="7"/>result.ShouldBeAn&lt;</text:span><text:span text:style-name="T59">AndSpecification</text:span><text:span text:style-name="T21">&lt;</text:span><text:span text:style-name="T33">IWhateverType</text:span><text:span text:style-name="T21">&gt;&gt;();</text:span></text:p>
      <text:p text:style-name="P2"/>
      <text:p text:style-name="P2">Ya hemos visto que nuestro test es capaz de distinguir entre las distintas implementaciones de ISpecification&lt;T&gt;, pero todavia no hemos visualizado la limitacion acerca del orden con el que invocamos los argumentos.</text:p>
      <text:p text:style-name="P2"/>
      <text:p text:style-name="P2">Para ello vamos a cambiar la siguiente linea en la implementacion de and&lt;T&gt;:</text:p>
      <text:p text:style-name="P2"/>
      <text:p text:style-name="P45"><text:span text:style-name="T33">CAMBIAR ESTA LINEA:</text:span></text:p>
      <text:p text:style-name="P45"><text:span text:style-name="T33"/></text:p>
      <text:p text:style-name="P45"><text:span text:style-name="T9">static</text:span><text:span text:style-name="T21"> </text:span><text:span text:style-name="T9">public</text:span><text:span text:style-name="T21"> </text:span><text:span text:style-name="T33">ISpecification</text:span><text:span text:style-name="T21">&lt;T&gt; and&lt;T&gt;(</text:span><text:span text:style-name="T9">this</text:span><text:span text:style-name="T21"> </text:span><text:span text:style-name="T33">ISpecification</text:span><text:span text:style-name="T21">&lt;T&gt; left_side, </text:span></text:p>
      <text:p text:style-name="P45"><text:span text:style-name="T21"><text:s text:c="44"/></text:span><text:span text:style-name="T33">ISpecification</text:span><text:span text:style-name="T21">&lt;T&gt; right_side)</text:span></text:p>
      <text:p text:style-name="P52">{</text:p>
      <text:p text:style-name="P45"><text:span text:style-name="T21"><text:s text:c="4"/></text:span><text:span text:style-name="T9">return</text:span><text:span text:style-name="T21"> </text:span><text:span text:style-name="T9">new</text:span><text:span text:style-name="T21"> </text:span><text:span text:style-name="T50">AndSpecification</text:span><text:span text:style-name="T21">&lt;T&gt;(</text:span><text:span text:style-name="T29">left_side</text:span><text:span text:style-name="T21">, </text:span><text:span text:style-name="T29">right_side</text:span><text:span text:style-name="T21">);</text:span></text:p>
      <text:p text:style-name="P54"><text:span text:style-name="T21">}</text:span></text:p>
      <text:p text:style-name="P50"><text:span text:style-name="T21"/></text:p>
      <text:p text:style-name="P45"><text:span text:style-name="T33">POR ESTA OTRA LINEA:</text:span></text:p>
      <text:p text:style-name="P45"><text:span text:style-name="T33"/></text:p>
      <text:p text:style-name="P45"><text:span text:style-name="T9">static</text:span><text:span text:style-name="T21"> </text:span><text:span text:style-name="T9">public</text:span><text:span text:style-name="T21"> </text:span><text:span text:style-name="T33">ISpecification</text:span><text:span text:style-name="T21">&lt;T&gt; and&lt;T&gt;(</text:span><text:span text:style-name="T9">this</text:span><text:span text:style-name="T21"> </text:span><text:span text:style-name="T33">ISpecification</text:span><text:span text:style-name="T21">&lt;T&gt; left_side, </text:span></text:p>
      <text:p text:style-name="P45"><text:span text:style-name="T21"><text:s text:c="44"/></text:span><text:span text:style-name="T33">ISpecification</text:span><text:span text:style-name="T21">&lt;T&gt; right_side)</text:span></text:p>
      <text:p text:style-name="P52">{</text:p>
      <text:p text:style-name="P45"><text:span text:style-name="T21"><text:s text:c="4"/></text:span><text:span text:style-name="T9">return</text:span><text:span text:style-name="T21"> </text:span><text:span text:style-name="T9">new</text:span><text:span text:style-name="T21"> </text:span><text:span text:style-name="T50">AndSpecification</text:span><text:span text:style-name="T21">&lt;T&gt;(</text:span><text:span text:style-name="T29">right_side</text:span><text:span text:style-name="T19">,</text:span><text:span text:style-name="T29"> left_side</text:span><text:span text:style-name="T21">);</text:span></text:p>
      <text:p text:style-name="P54"><text:span text:style-name="T21">}</text:span></text:p>
      <text:p text:style-name="P50"><text:span text:style-name="T21"/></text:p>
      <text:p text:style-name="P2"/>
      <text:p text:style-name="P2">Y ejecutamos la BDD_Spec:</text:p>
      <text:p text:style-name="P2"/>
      <text:p text:style-name="P26">------ Test started: Assembly: dddsample.specs.dll ------</text:p>
      <text:p text:style-name="P48"/>
      <text:p text:style-name="P48">when using the and specification extension method</text:p>
      <text:p text:style-name="P48">» should return an and specification type</text:p>
      <text:p text:style-name="P48"/>
      <text:p text:style-name="P48"/>
      <text:p text:style-name="P48">1 passed, 0 failed, 0 skipped, took 0,62 seconds (Machine.Specifications 0.3.0).</text:p>
      <text:p text:style-name="P2"><text:soft-page-break/></text:p>
      <text:p text:style-name="P2">Comprobamos por lo tanto que no hace distincion. Esta era la limitacion de la que hablabamos, sin embargo, siendo pragmaticos, esta limitacion es minima, ya que al menos estamos comprobando que devuelve el tipo correcto.</text:p>
      <text:p text:style-name="P2"/>
      <text:p text:style-name="P2">Antes de finalizar, debemos volver a cambiar el orden de los argumentos para que haga lo que deseamos. Asi que:</text:p>
      <text:p text:style-name="P2"/>
      <text:p text:style-name="P20"><text:span text:style-name="T9">return</text:span><text:span text:style-name="T21"> </text:span><text:span text:style-name="T9">new</text:span><text:span text:style-name="T21"> </text:span><text:span text:style-name="T50">AndSpecification</text:span><text:span text:style-name="T21">&lt;T&gt;(</text:span><text:span text:style-name="T29">left_side</text:span><text:span text:style-name="T21">, </text:span><text:span text:style-name="T29">right_side</text:span><text:span text:style-name="T21">);</text:span></text:p>
      <text:p text:style-name="P2"/>
      <text:p text:style-name="P2">Y ejecutamos nuevamente la BDD_Spec, par comprobar que todo sigue bien.</text:p>
      <text:p text:style-name="P2"/>
      <text:p text:style-name="P2"><text:span text:style-name="T3">La clase SpecificationExtensions – BDD_Spec para or&lt;T&gt;</text:span><text:span text:style-name="T61">:</text:span></text:p>
      <text:p text:style-name="P2"><text:span text:style-name="T61"/></text:p>
      <text:p text:style-name="P2"><text:span text:style-name="T61">Es similar a nuestra anterior BDD_Spec para and&lt;T&gt;. Asi que unicamente dejaremos definida formalmente la BDD_Spec que define su comportamiento y mostraremos el codigo al que llegamos. Si necesitas consultar el codigo de la BDD_Spec, puedes dirigirte directamente al codigo fuente.</text:span></text:p>
      <text:p text:style-name="P2"><text:span text:style-name="T61"/></text:p>
      <text:p text:style-name="P2"><text:span text:style-name="T61">La BDD_Spec:</text:span></text:p>
      <text:p text:style-name="P2"><text:span text:style-name="T61"/></text:p>
      <text:p text:style-name="P26"><text:span text:style-name="T61">When using the or specification extension method</text:span></text:p>
      <text:p text:style-name="P48">» It should return an or specification type.</text:p>
      <text:p text:style-name="P2"><text:span text:style-name="T61"/></text:p>
      <text:p text:style-name="P2"><text:span text:style-name="T61">Y el codigo que nos permite pasar el test:</text:span></text:p>
      <text:p text:style-name="P2"><text:span text:style-name="T61"/></text:p>
      <text:p text:style-name="P19"><text:span text:style-name="T10">static</text:span><text:span text:style-name="T23"> </text:span><text:span text:style-name="T10">public</text:span><text:span text:style-name="T23"> </text:span><text:span text:style-name="T10">class</text:span><text:span text:style-name="T23"> </text:span><text:span text:style-name="T51">SpecificationExtensions</text:span></text:p>
      <text:p text:style-name="P52">{</text:p>
      <text:p text:style-name="P45"><text:span text:style-name="T21"><text:s text:c="4"/></text:span><text:span text:style-name="T9">static</text:span><text:span text:style-name="T21"> </text:span><text:span text:style-name="T9">public</text:span><text:span text:style-name="T21"> </text:span><text:span text:style-name="T33">ISpecification</text:span><text:span text:style-name="T21">&lt;T&gt; or&lt;T&gt;(</text:span><text:span text:style-name="T9">this</text:span><text:span text:style-name="T21"> </text:span><text:span text:style-name="T33">ISpecification</text:span><text:span text:style-name="T21">&lt;T&gt; left_side, </text:span></text:p>
      <text:p text:style-name="P45"><text:span text:style-name="T21"><text:s text:c="47"/></text:span><text:span text:style-name="T33">ISpecification</text:span><text:span text:style-name="T21">&lt;T&gt; right_side)</text:span></text:p>
      <text:p text:style-name="P52"><text:s text:c="4"/>{</text:p>
      <text:p text:style-name="P45"><text:span text:style-name="T21"><text:s text:c="8"/></text:span><text:span text:style-name="T9">return</text:span><text:span text:style-name="T21"> </text:span><text:span text:style-name="T9">new</text:span><text:span text:style-name="T21"> </text:span><text:span text:style-name="T50">OrSpecification</text:span><text:span text:style-name="T21">&lt;T&gt;(left_side, right_side); <text:s/></text:span></text:p>
      <text:p text:style-name="P52"><text:s text:c="4"/>}</text:p>
      <text:p text:style-name="P52">}</text:p>
      <text:p text:style-name="P2"><text:span text:style-name="T61"><text:s/></text:span></text:p>
      <text:p text:style-name="P2"><text:span text:style-name="T61"/></text:p>
      <text:p text:style-name="P2"><text:span text:style-name="T3">La clase SpecificationExtensions – BDD_Spec para not&lt;T&gt;</text:span>:</text:p>
      <text:p text:style-name="P2"/>
      <text:p text:style-name="P2">La BDD_spec que define el comportamiento de not&lt;T&gt; es muy sencilla:</text:p>
      <text:p text:style-name="P2"/>
      <text:p text:style-name="P26">When using the not specification extension method</text:p>
      <text:p text:style-name="P48">» It should return a not specification type.</text:p>
      <text:p text:style-name="P2"/>
      <text:p text:style-name="P2">Su implementacion en codigo es similar a las dos anteriores, pero con la particularidad de que en este caso solo hay un argumento en lugar de dos (and y or necesitan dos cada uno):</text:p>
      <text:p text:style-name="P2"/>
      <text:p text:style-name="P19"><text:span text:style-name="T9">public</text:span><text:span text:style-name="T21"> </text:span><text:span text:style-name="T9">class</text:span><text:span text:style-name="T21"> </text:span><text:span text:style-name="T50">when_using_the_not_specification_extension_method</text:span><text:span text:style-name="T21"> : </text:span></text:p>
      <text:p text:style-name="P19"><text:span text:style-name="T21"><text:s text:c="13"/></text:span><text:span text:style-name="T50">concern_for_the_specification_extensions</text:span></text:p>
      <text:p text:style-name="P52">{</text:p>
      <text:p text:style-name="P45"><text:span text:style-name="T21"><text:s text:c="4"/></text:span><text:span text:style-name="T33">Establish</text:span><text:span text:style-name="T21"> context = () =&gt; </text:span></text:p>
      <text:p text:style-name="P45"><text:span text:style-name="T21"><text:s text:c="7"/>to_negate_specification = an&lt;</text:span><text:span text:style-name="T33">ISpecification</text:span><text:span text:style-name="T21">&lt;</text:span><text:span text:style-name="T33">IWhateverType</text:span><text:span text:style-name="T21">&gt;&gt;(); <text:s text:c="3"/></text:span></text:p>
      <text:p text:style-name="P52"/>
      <text:p text:style-name="P45"><text:span text:style-name="T21"><text:s text:c="4"/></text:span><text:span text:style-name="T33">Because</text:span><text:span text:style-name="T21"> of = () =&gt; result = to_negate_specification.not();</text:span></text:p>
      <text:p text:style-name="P52"/>
      <text:p text:style-name="P45"><text:span text:style-name="T21"><text:s text:c="4"/></text:span><text:span text:style-name="T33">It</text:span><text:span text:style-name="T21"> should_return_a_not_specification_type = () =&gt; </text:span></text:p>
      <text:p text:style-name="P45"><text:span text:style-name="T21"><text:s text:c="7"/>result.ShouldBeAn&lt;</text:span><text:span text:style-name="T50">NotSpecification</text:span><text:span text:style-name="T21">&lt;</text:span><text:span text:style-name="T33">IWhateverType</text:span><text:span text:style-name="T21">&gt;&gt;();</text:span></text:p>
      <text:p text:style-name="P52"/>
      <text:p text:style-name="P45"><text:span text:style-name="T21"><text:s text:c="4"/></text:span><text:span text:style-name="T9">static</text:span><text:span text:style-name="T21"> </text:span><text:span text:style-name="T33">ISpecification</text:span><text:span text:style-name="T21">&lt;</text:span><text:span text:style-name="T33">IWhateverType</text:span><text:span text:style-name="T21">&gt; result;</text:span></text:p>
      <text:p text:style-name="P45"><text:span text:style-name="T21"><text:s text:c="4"/></text:span><text:span text:style-name="T9">static</text:span><text:span text:style-name="T21"> </text:span><text:span text:style-name="T33">ISpecification</text:span><text:span text:style-name="T21">&lt;</text:span><text:span text:style-name="T33">IWhateverType</text:span><text:span text:style-name="T21">&gt; to_negate_specification;</text:span></text:p>
      <text:p text:style-name="P52">}</text:p>
      <text:p text:style-name="P2"/>
      <text:p text:style-name="P2"><text:soft-page-break/>Destacar que ahora para invocar el extension method, unicamente necesitamos un solo argumento (el que lo invoca).</text:p>
      <text:p text:style-name="P2"/>
      <text:p text:style-name="P2">Si ejecutamos la BDD_Spec con el "esqueleto" de la implementacion de not&lt;T&gt;:</text:p>
      <text:p text:style-name="P2"/>
      <text:p text:style-name="P19"><text:span text:style-name="T9">static</text:span><text:span text:style-name="T21"> </text:span><text:span text:style-name="T9">public</text:span><text:span text:style-name="T21"> </text:span><text:span text:style-name="T9">class</text:span><text:span text:style-name="T21"> </text:span><text:span text:style-name="T50">SpecificationExtensions</text:span></text:p>
      <text:p text:style-name="P52">{</text:p>
      <text:p text:style-name="P45"><text:span text:style-name="T21"><text:s text:c="4"/></text:span><text:span text:style-name="T9">static</text:span><text:span text:style-name="T21"> </text:span><text:span text:style-name="T9">public</text:span><text:span text:style-name="T21"> </text:span><text:span text:style-name="T33">ISpecification</text:span><text:span text:style-name="T21">&lt;T&gt; not&lt;T&gt;(</text:span><text:span text:style-name="T9">this</text:span><text:span text:style-name="T21"> </text:span><text:span text:style-name="T33">ISpecification</text:span><text:span text:style-name="T21">&lt;T&gt; to_negate)</text:span></text:p>
      <text:p text:style-name="P52"><text:s text:c="4"/>{</text:p>
      <text:p text:style-name="P45"><text:span text:style-name="T21"><text:s text:c="8"/></text:span><text:span text:style-name="T9">throw</text:span><text:span text:style-name="T21"> </text:span><text:span text:style-name="T9">new</text:span><text:span text:style-name="T21"> </text:span><text:span text:style-name="T62">NotImplementedException</text:span><text:span text:style-name="T22">();</text:span></text:p>
      <text:p text:style-name="P45"><text:span text:style-name="T22"><text:s text:c="4"/>}</text:span></text:p>
      <text:p text:style-name="P53">}</text:p>
      <text:p text:style-name="P2"/>
      <text:p text:style-name="P2">Obtendremos nuestro fallo:</text:p>
      <text:p text:style-name="P2"/>
      <text:p text:style-name="P26">------ Test started: Assembly: dddsample.specs.dll ------</text:p>
      <text:p text:style-name="P48"/>
      <text:p text:style-name="P48">when using the not specification extension method</text:p>
      <text:p text:style-name="P48">» should return a not specification type (FAIL)</text:p>
      <text:p text:style-name="P48"/>
      <text:p text:style-name="P48">Test 'should return a not specification type' failed:</text:p>
      <text:p text:style-name="P48"><text:tab/>System.Reflection.TargetInvocationException: Exception has been thrown by the target of an invocation. ---&gt; System.NotImplementedException: The method or operation is not implemented.</text:p>
      <text:p text:style-name="P48"/>
      <text:p text:style-name="P48">(....)</text:p>
      <text:p text:style-name="P48"/>
      <text:p text:style-name="P48"/>
      <text:p text:style-name="P48">0 passed, 1 failed, 0 skipped, took 0,70 seconds (Machine.Specifications 0.3.0).</text:p>
      <text:p text:style-name="P2"/>
      <text:p text:style-name="P2">Y con la siguiente linea:</text:p>
      <text:p text:style-name="P2"/>
      <text:p text:style-name="P19"><text:span text:style-name="T9">static</text:span><text:span text:style-name="T21"> </text:span><text:span text:style-name="T9">public</text:span><text:span text:style-name="T21"> </text:span><text:span text:style-name="T9">class</text:span><text:span text:style-name="T21"> </text:span><text:span text:style-name="T50">SpecificationExtensions</text:span></text:p>
      <text:p text:style-name="P52">{</text:p>
      <text:p text:style-name="P45"><text:span text:style-name="T21"><text:s text:c="4"/></text:span><text:span text:style-name="T9">static</text:span><text:span text:style-name="T21"> </text:span><text:span text:style-name="T9">public</text:span><text:span text:style-name="T21"> </text:span><text:span text:style-name="T33">ISpecification</text:span><text:span text:style-name="T21">&lt;T&gt; not&lt;T&gt;(</text:span><text:span text:style-name="T9">this</text:span><text:span text:style-name="T21"> </text:span><text:span text:style-name="T33">ISpecification</text:span><text:span text:style-name="T21">&lt;T&gt; to_negate)</text:span></text:p>
      <text:p text:style-name="P52"><text:s text:c="4"/>{</text:p>
      <text:p text:style-name="P45"><text:span text:style-name="T21"><text:s text:c="8"/></text:span><text:span text:style-name="T16">return</text:span><text:span text:style-name="T22"> </text:span><text:span text:style-name="T16">new</text:span><text:span text:style-name="T22"> </text:span><text:span text:style-name="T58">NotSpecification</text:span><text:span text:style-name="T22">&lt;T&gt;(to_negate);</text:span></text:p>
      <text:p text:style-name="P45"><text:span text:style-name="T22"><text:s text:c="4"/>}</text:span></text:p>
      <text:p text:style-name="P45"><text:span text:style-name="T22">}</text:span></text:p>
      <text:p text:style-name="P2"/>
      <text:p text:style-name="P2">Haremos que pase:</text:p>
      <text:p text:style-name="P2"/>
      <text:p text:style-name="P26">------ Test started: Assembly: dddsample.specs.dll ------</text:p>
      <text:p text:style-name="P48"/>
      <text:p text:style-name="P48">when using the not specification extension method</text:p>
      <text:p text:style-name="P48">» should return a not specification type</text:p>
      <text:p text:style-name="P48"/>
      <text:p text:style-name="P48"/>
      <text:p text:style-name="P48">1 passed, 0 failed, 0 skipped, took 0,68 seconds (Machine.Specifications 0.3.0).</text:p>
      <text:p text:style-name="P2"/>
      <text:p text:style-name="P2">Y con esto, habremos fianlizado la implementacion del patron DDD_Specification guiados por BDD.</text:p>
      <text:p text:style-name="P2"/>
      <text:p text:style-name="P2"><text:span text:style-name="T3">Apendice - SpecificationExtensions al completo</text:span>:</text:p>
      <text:p text:style-name="P2"/>
      <text:p text:style-name="P19"><text:span text:style-name="T9">static</text:span><text:span text:style-name="T21"> </text:span><text:span text:style-name="T9">public</text:span><text:span text:style-name="T21"> </text:span><text:span text:style-name="T9">class</text:span><text:span text:style-name="T21"> </text:span><text:span text:style-name="T50">SpecificationExtensions</text:span></text:p>
      <text:p text:style-name="P12">{</text:p>
      <text:p text:style-name="P10"><text:span text:style-name="T21"><text:s text:c="4"/></text:span><text:span text:style-name="T9">static</text:span><text:span text:style-name="T21"> </text:span><text:span text:style-name="T9">public</text:span><text:span text:style-name="T21"> </text:span><text:span text:style-name="T33">ISpecification</text:span><text:span text:style-name="T21">&lt;T&gt; and&lt;T&gt;(</text:span><text:span text:style-name="T9">this</text:span><text:span text:style-name="T21"> </text:span><text:span text:style-name="T33">ISpecification</text:span><text:span text:style-name="T21">&lt;T&gt; left_side, </text:span></text:p>
      <text:p text:style-name="P10"><text:span text:style-name="T21"><text:s text:c="48"/></text:span><text:span text:style-name="T33">ISpecification</text:span><text:span text:style-name="T21">&lt;T&gt; right_side)</text:span></text:p>
      <text:p text:style-name="P12"><text:s text:c="4"/>{</text:p>
      <text:p text:style-name="P10"><text:span text:style-name="T21"><text:s text:c="8"/></text:span><text:span text:style-name="T9">return</text:span><text:span text:style-name="T21"> </text:span><text:span text:style-name="T9">new</text:span><text:span text:style-name="T21"> </text:span><text:span text:style-name="T50">AndSpecification</text:span><text:span text:style-name="T21">&lt;T&gt;(left_side, right_side);</text:span></text:p>
      <text:p text:style-name="P12"><text:s text:c="4"/>}</text:p>
      <text:p text:style-name="P12"/>
      <text:p text:style-name="P10"><text:soft-page-break/><text:span text:style-name="T21"><text:s text:c="4"/></text:span><text:span text:style-name="T9">static</text:span><text:span text:style-name="T21"> </text:span><text:span text:style-name="T9">public</text:span><text:span text:style-name="T21"> </text:span><text:span text:style-name="T33">ISpecification</text:span><text:span text:style-name="T21">&lt;T&gt; or&lt;T&gt;(</text:span><text:span text:style-name="T9">this</text:span><text:span text:style-name="T21"> </text:span><text:span text:style-name="T33">ISpecification</text:span><text:span text:style-name="T21">&lt;T&gt; left_side, </text:span></text:p>
      <text:p text:style-name="P10"><text:span text:style-name="T21"><text:s text:c="47"/></text:span><text:span text:style-name="T33">ISpecification</text:span><text:span text:style-name="T21">&lt;T&gt; right_side)</text:span></text:p>
      <text:p text:style-name="P12"><text:s text:c="4"/>{</text:p>
      <text:p text:style-name="P10"><text:span text:style-name="T21"><text:s text:c="8"/></text:span><text:span text:style-name="T9">return</text:span><text:span text:style-name="T21"> </text:span><text:span text:style-name="T9">new</text:span><text:span text:style-name="T21"> </text:span><text:span text:style-name="T50">OrSpecification</text:span><text:span text:style-name="T21">&lt;T&gt;(left_side, right_side); <text:s/></text:span></text:p>
      <text:p text:style-name="P12"><text:s text:c="4"/>}</text:p>
      <text:p text:style-name="P12"/>
      <text:p text:style-name="P10"><text:span text:style-name="T21"><text:s text:c="4"/></text:span><text:span text:style-name="T9">static</text:span><text:span text:style-name="T21"> </text:span><text:span text:style-name="T9">public</text:span><text:span text:style-name="T21"> </text:span><text:span text:style-name="T33">ISpecification</text:span><text:span text:style-name="T21">&lt;T&gt; not&lt;T&gt;(</text:span><text:span text:style-name="T9">this</text:span><text:span text:style-name="T21"> </text:span><text:span text:style-name="T33">ISpecification</text:span><text:span text:style-name="T21">&lt;T&gt; to_negate)</text:span></text:p>
      <text:p text:style-name="P12"><text:s text:c="4"/>{</text:p>
      <text:p text:style-name="P10"><text:span text:style-name="T21"><text:s text:c="8"/></text:span><text:span text:style-name="T9">return</text:span><text:span text:style-name="T21"> </text:span><text:span text:style-name="T9">new</text:span><text:span text:style-name="T21"> </text:span><text:span text:style-name="T50">NotSpecification</text:span><text:span text:style-name="T21">&lt;T&gt;(to_negate);</text:span></text:p>
      <text:p text:style-name="P12"><text:s text:c="4"/>}</text:p>
      <text:p text:style-name="P12">}</text:p>
      <text:p text:style-name="P2"/>
      <text:p text:style-name="P2"><text:s/></text:p>
      <text:p text:style-name="P2">F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Envy Code R VS" fo:font-size="10pt" style:font-size-asian="10pt"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1H13M39S</meta:editing-duration>
    <meta:editing-cycles>4</meta:editing-cycles>
    <meta:generator>OpenOffice.org/3.2$Win32 OpenOffice.org_project/320m18$Build-9502</meta:generator>
    <dc:date>2010-07-02T11:31:45.12</dc:date>
    <meta:document-statistic meta:table-count="0" meta:image-count="0" meta:object-count="0" meta:page-count="32" meta:paragraph-count="1177" meta:word-count="8154" meta:character-count="74265"/>
    <meta:user-defined meta:name="Info 1"/>
    <meta:user-defined meta:name="Info 2"/>
    <meta:user-defined meta:name="Info 3"/>
    <meta:user-defined meta:name="Info 4"/>
  </office:meta>
</office:document-meta>
</file>